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4.099cm"/>
    </style:style>
    <style:style style:name="co5" style:family="table-column">
      <style:table-column-properties fo:break-before="auto" style:column-width="4.0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order-left="0.002cm solid #000000" fo:border-right="0.002cm solid #000000" fo:border-top="none"/>
    </style:style>
    <style:style style:name="ce13" style:family="table-cell" style:parent-style-name="Default">
      <style:table-cell-properties fo:border-bottom="0.002cm solid #000000" fo:background-color="#dddddd" fo:border-left="0.002cm solid #000000" fo:border-right="0.002cm solid #000000" fo:border-top="none"/>
    </style:style>
    <style:style style:name="ce14" style:family="table-cell" style:parent-style-name="Default" style:data-style-name="N2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Excel_20_Built-in_20_Normal" style:data-style-name="N105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17" style:family="table-cell" style:parent-style-name="Excel_20_Built-in_20_Normal" style:data-style-name="N105">
      <style:table-cell-properties fo:border-bottom="none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center" fo:margin-left="0cm"/>
    </style:style>
    <style:style style:name="ce18" style:family="table-cell" style:parent-style-name="Excel_20_Built-in_20_Normal" style:data-style-name="N105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19" style:family="table-cell" style:parent-style-name="Excel_20_Built-in_20_Normal" style:data-style-name="N105">
      <style:table-cell-properties fo:border-bottom="0.002cm solid #000000" fo:background-color="#dddddd" style:diagonal-bl-tr="none" style:diagonal-tl-br="none" fo:border-left="0.002cm solid #000000" fo:border-right="0.002cm solid #000000" style:rotation-align="none" fo:border-top="non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23" style:family="table-cell" style:parent-style-name="Excel_20_Built-in_20_Normal">
      <style:table-cell-properties fo:border-bottom="none" fo:background-color="#cfe7f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83ca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105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3" style:family="table-cell" style:parent-style-name="Excel_20_Built-in_20_Normal" style:data-style-name="N105">
      <style:table-cell-properties fo:border-bottom="none" fo:background-color="#cfe7f5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4" style:family="table-cell" style:parent-style-name="Excel_20_Built-in_20_Normal" style:data-style-name="N105">
      <style:table-cell-properties fo:border-bottom="none" fo:background-color="#83ca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5" style:family="table-cell" style:parent-style-name="Excel_20_Built-in_20_Normal" style:data-style-name="N1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6" style:family="table-cell" style:parent-style-name="Excel_20_Built-in_20_Normal" style:data-style-name="N1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7" style:family="table-cell" style:parent-style-name="Excel_20_Built-in_20_Normal" style:data-style-name="N105">
      <style:table-cell-properties fo:border-bottom="0.035cm solid #000000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8" style:family="table-cell" style:parent-style-name="Excel_20_Built-in_20_Normal" style:data-style-name="N2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39" style:family="table-cell" style:parent-style-name="Default">
      <style:table-cell-properties fo:background-color="#cfe7f5"/>
    </style:style>
    <style:style style:name="ce40" style:family="table-cell" style:parent-style-name="Default">
      <style:table-cell-properties fo:background-color="#83caff"/>
    </style:style>
    <style:style style:name="ce4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05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3" style:family="table-cell" style:parent-style-name="Excel_20_Built-in_20_Normal" style:data-style-name="N105">
      <style:table-cell-properties fo:background-color="#cfe7f5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105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6" style:family="table-cell" style:parent-style-name="Excel_20_Built-in_20_Normal" style:data-style-name="N105">
      <style:table-cell-properties fo:border-bottom="none" fo:background-color="#cfe7f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50" style:family="table-cell" style:parent-style-name="Excel_20_Built-in_20_Normal" style:data-style-name="N2">
      <style:table-cell-properties fo:background-color="#dddddd"/>
    </style:style>
    <style:style style:name="ce51" style:family="table-cell" style:parent-style-name="Default" style:data-style-name="N2">
      <style:table-cell-properties fo:border="0.002cm solid #000000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 style:data-style-name="N105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54" style:family="table-cell" style:parent-style-name="Excel_20_Built-in_20_Normal" style:data-style-name="N105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55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56" style:family="table-cell" style:parent-style-name="Excel_20_Built-in_20_Normal" style:data-style-name="N105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 style:data-style-name="N105">
      <style:table-cell-properties style:diagonal-bl-tr="none" style:diagonal-tl-br="none" style:rotation-align="none"/>
    </style:style>
    <style:style style:name="ce59" style:family="table-cell" style:parent-style-name="Excel_20_Built-in_20_Normal" style:data-style-name="N105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60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61" style:family="table-cell" style:parent-style-name="Excel_20_Built-in_20_Normal" style:data-style-name="N2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62" style:family="table-cell" style:parent-style-name="Excel_20_Built-in_20_Normal" style:data-style-name="N105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63" style:family="table-cell" style:parent-style-name="Excel_20_Built-in_20_Normal" style:data-style-name="N105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 style:data-style-name="N105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66" style:family="table-cell" style:parent-style-name="Excel_20_Built-in_20_Normal" style:data-style-name="N105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67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68" style:family="table-cell" style:parent-style-name="Excel_20_Built-in_20_Normal" style:data-style-name="N2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69" style:family="table-cell" style:parent-style-name="Excel_20_Built-in_20_Normal" style:data-style-name="N105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 table:number-rows-repeated="3">
          <table:table-cell table:number-columns-repeated="30"/>
        </table:table-row>
        <table:table-row table:style-name="ro2">
          <table:table-cell table:number-columns-repeated="16"/>
          <table:table-cell office:value-type="string">
            <text:p>Current speed [Mhz]</text:p>
          </table:table-cell>
          <table:table-cell office:value-type="float" office:value="25">
            <text:p>25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style-name="ce5" office:value-type="string">
            <text:p>lena</text:p>
          </table:table-cell>
          <table:table-cell table:style-name="ce2" office:value-type="string">
            <text:p>kodim08</text:p>
          </table:table-cell>
          <table:table-cell table:style-name="ce2" office:value-type="string">
            <text:p>kodim19</text:p>
          </table:table-cell>
          <table:table-cell table:style-name="ce2" office:value-type="string">
            <text:p>kodim23</text:p>
          </table:table-cell>
          <table:table-cell table:number-columns-repeated="9"/>
          <table:table-cell office:value-type="string">
            <text:p>Target speed [Mhz]</text:p>
          </table:table-cell>
          <table:table-cell office:value-type="float" office:value="666">
            <text:p>6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3">
            <text:p>3</text:p>
          </table:table-cell>
          <table:table-cell table:style-name="ce6" office:value-type="float" office:value="70">
            <text:p>70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75">
            <text:p>7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office:value-type="float" office:value="5">
            <text:p>5</text:p>
          </table:table-cell>
          <table:table-cell table:style-name="ce5" office:value-type="float" office:value="500">
            <text:p>500</text:p>
          </table:table-cell>
          <table:table-cell table:style-name="ce2" office:value-type="float" office:value="950">
            <text:p>95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650">
            <text:p>65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office:value-type="float" office:value="7">
            <text:p>7</text:p>
          </table:table-cell>
          <table:table-cell table:style-name="ce5" office:value-type="float" office:value="5000">
            <text:p>5000</text:p>
          </table:table-cell>
          <table:table-cell table:number-columns-repeated="2" table:style-name="ce2" office:value-type="float" office:value="6000">
            <text:p>6000</text:p>
          </table:table-cell>
          <table:table-cell table:style-name="ce2" office:value-type="float" office:value="7000">
            <text:p>7000</text:p>
          </table:table-cell>
          <table:table-cell table:number-columns-repeated="23"/>
        </table:table-row>
        <table:table-row table:style-name="ro1" table:number-rows-repeated="4">
          <table:table-cell table:number-columns-repeated="30"/>
        </table:table-row>
        <table:table-row table:style-name="ro2">
          <table:table-cell table:number-columns-repeated="3"/>
          <table:table-cell office:value-type="string">
            <text:p>RV64G</text:p>
          </table:table-cell>
          <table:table-cell table:style-name="ce15" office:value-type="string">
            <text:p>DefaultFPGAConfig</text:p>
          </table:table-cell>
          <table:table-cell table:number-columns-repeated="11"/>
          <table:table-cell table:style-name="ce15" office:value-type="string">
            <text:p>Normalized</text:p>
          </table:table-cell>
          <table:table-cell/>
          <table:table-cell table:style-name="ce15" office:value-type="string">
            <text:p>DefaultFPGAConfig</text:p>
          </table:table-cell>
          <table:table-cell table:number-columns-repeated="11"/>
        </table:table-row>
        <table:table-row table:style-name="ro1">
          <table:table-cell table:number-columns-repeated="30"/>
        </table:table-row>
        <table:table-row table:style-name="ro2">
          <table:table-cell/>
          <table:table-cell table:style-name="Excel_20_Built-in_20_Normal" table:number-columns-repeated="2"/>
          <table:table-cell table:style-name="ce7" office:value-type="string" table:number-columns-spanned="12" table:number-rows-spanned="1">
            <text:p>Canny Software RocketChip (Library in DEBUG mode)</text:p>
          </table:table-cell>
          <table:covered-table-cell table:number-columns-repeated="11" table:style-name="ce7"/>
          <table:table-cell/>
          <table:table-cell table:style-name="Excel_20_Built-in_20_Normal" table:number-columns-repeated="2"/>
          <table:table-cell table:style-name="ce7" office:value-type="string" table:number-columns-spanned="12" table:number-rows-spanned="1">
            <text:p>Canny Software RocketChip (Library in DEBUG mode)</text:p>
          </table:table-cell>
          <table:covered-table-cell table:number-columns-repeated="11" table:style-name="ce7"/>
        </table:table-row>
        <table:table-row table:style-name="ro2">
          <table:table-cell/>
          <table:table-cell table:style-name="Excel_20_Built-in_20_Normal" table:number-columns-repeated="2"/>
          <table:table-cell table:style-name="ce8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8"/>
          <table:table-cell table:style-name="ce8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8"/>
          <table:table-cell table:style-name="ce8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8"/>
          <table:table-cell/>
          <table:table-cell table:style-name="Excel_20_Built-in_20_Normal" table:number-columns-repeated="2"/>
          <table:table-cell table:style-name="ce8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8"/>
          <table:table-cell table:style-name="ce8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8"/>
          <table:table-cell table:style-name="ce8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8"/>
        </table:table-row>
        <table:table-row table:style-name="ro1">
          <table:table-cell/>
          <table:table-cell table:style-name="Excel_20_Built-in_20_Normal" table:number-columns-repeated="2"/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  <table:table-cell/>
          <table:table-cell table:style-name="Excel_20_Built-in_20_Normal" table:number-columns-repeated="2"/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GaussianBlur [ms]</text:p>
          </table:table-cell>
          <table:covered-table-cell table:style-name="ce4"/>
          <table:table-cell table:style-name="ce10" office:value-type="float" office:value="801">
            <text:p>801</text:p>
          </table:table-cell>
          <table:table-cell table:style-name="ce10" office:value-type="float" office:value="1213">
            <text:p>1213</text:p>
          </table:table-cell>
          <table:table-cell table:style-name="ce10" office:value-type="float" office:value="1201">
            <text:p>1201</text:p>
          </table:table-cell>
          <table:table-cell table:style-name="ce10" office:value-type="float" office:value="1217">
            <text:p>1217</text:p>
          </table:table-cell>
          <table:table-cell table:style-name="ce10" office:value-type="float" office:value="1128">
            <text:p>1128</text:p>
          </table:table-cell>
          <table:table-cell table:style-name="ce10" office:value-type="float" office:value="1730">
            <text:p>1730</text:p>
          </table:table-cell>
          <table:table-cell table:style-name="ce10" office:value-type="float" office:value="1689">
            <text:p>1689</text:p>
          </table:table-cell>
          <table:table-cell table:style-name="ce10" office:value-type="float" office:value="1725">
            <text:p>1725</text:p>
          </table:table-cell>
          <table:table-cell table:style-name="ce10" office:value-type="float" office:value="1690">
            <text:p>1690</text:p>
          </table:table-cell>
          <table:table-cell table:style-name="ce10" office:value-type="float" office:value="2620">
            <text:p>2620</text:p>
          </table:table-cell>
          <table:table-cell table:style-name="ce10" office:value-type="float" office:value="2541">
            <text:p>2541</text:p>
          </table:table-cell>
          <table:table-cell table:style-name="ce10" office:value-type="float" office:value="2616">
            <text:p>2616</text:p>
          </table:table-cell>
          <table:table-cell/>
          <table:table-cell table:style-name="ce1" office:value-type="string" table:number-columns-spanned="2" table:number-rows-spanned="1">
            <text:p>GaussianBlur</text:p>
          </table:table-cell>
          <table:covered-table-cell table:style-name="ce4"/>
          <table:table-cell table:style-name="ce16" table:formula="of:=[.D18]*[.$R$4]/[.$R$5]" office:value-type="float" office:value="30.0675675675676">
            <text:p>30,068</text:p>
          </table:table-cell>
          <table:table-cell table:style-name="ce16" table:formula="of:=[.E18]*[.$R$4]/[.$R$5]" office:value-type="float" office:value="45.533033033033">
            <text:p>45,533</text:p>
          </table:table-cell>
          <table:table-cell table:style-name="ce16" table:formula="of:=[.F18]*[.$R$4]/[.$R$5]" office:value-type="float" office:value="45.0825825825826">
            <text:p>45,083</text:p>
          </table:table-cell>
          <table:table-cell table:style-name="ce16" table:formula="of:=[.G18]*[.$R$4]/[.$R$5]" office:value-type="float" office:value="45.6831831831832">
            <text:p>45,683</text:p>
          </table:table-cell>
          <table:table-cell table:style-name="ce16" table:formula="of:=[.H18]*[.$R$4]/[.$R$5]" office:value-type="float" office:value="42.3423423423423">
            <text:p>42,342</text:p>
          </table:table-cell>
          <table:table-cell table:style-name="ce16" table:formula="of:=[.I18]*[.$R$4]/[.$R$5]" office:value-type="float" office:value="64.9399399399399">
            <text:p>64,940</text:p>
          </table:table-cell>
          <table:table-cell table:style-name="ce16" table:formula="of:=[.J18]*[.$R$4]/[.$R$5]" office:value-type="float" office:value="63.4009009009009">
            <text:p>63,401</text:p>
          </table:table-cell>
          <table:table-cell table:style-name="ce16" table:formula="of:=[.K18]*[.$R$4]/[.$R$5]" office:value-type="float" office:value="64.7522522522523">
            <text:p>64,752</text:p>
          </table:table-cell>
          <table:table-cell table:style-name="ce16" table:formula="of:=[.L18]*[.$R$4]/[.$R$5]" office:value-type="float" office:value="63.4384384384384">
            <text:p>63,438</text:p>
          </table:table-cell>
          <table:table-cell table:style-name="ce16" table:formula="of:=[.M18]*[.$R$4]/[.$R$5]" office:value-type="float" office:value="98.3483483483484">
            <text:p>98,348</text:p>
          </table:table-cell>
          <table:table-cell table:style-name="ce16" table:formula="of:=[.N18]*[.$R$4]/[.$R$5]" office:value-type="float" office:value="95.3828828828829">
            <text:p>95,383</text:p>
          </table:table-cell>
          <table:table-cell table:style-name="ce16" table:formula="of:=[.O18]*[.$R$4]/[.$R$5]" office:value-type="float" office:value="98.1981981981982">
            <text:p>98,198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Sobel [ms]</text:p>
          </table:table-cell>
          <table:covered-table-cell table:style-name="ce4"/>
          <table:table-cell table:style-name="ce11" office:value-type="float" office:value="802">
            <text:p>802</text:p>
          </table:table-cell>
          <table:table-cell table:style-name="ce11" office:value-type="float" office:value="1216">
            <text:p>1216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1215">
            <text:p>1215</text:p>
          </table:table-cell>
          <table:table-cell table:style-name="ce11" office:value-type="float" office:value="1775">
            <text:p>1775</text:p>
          </table:table-cell>
          <table:table-cell table:style-name="ce11" office:value-type="float" office:value="2699">
            <text:p>2699</text:p>
          </table:table-cell>
          <table:table-cell table:style-name="ce11" office:value-type="float" office:value="2696">
            <text:p>2696</text:p>
          </table:table-cell>
          <table:table-cell table:style-name="ce11" office:value-type="float" office:value="2693">
            <text:p>2693</text:p>
          </table:table-cell>
          <table:table-cell table:style-name="ce11" office:value-type="float" office:value="2995">
            <text:p>2995</text:p>
          </table:table-cell>
          <table:table-cell table:style-name="ce11" office:value-type="float" office:value="4519">
            <text:p>4519</text:p>
          </table:table-cell>
          <table:table-cell table:style-name="ce11" office:value-type="float" office:value="4489">
            <text:p>4489</text:p>
          </table:table-cell>
          <table:table-cell table:style-name="ce11" office:value-type="float" office:value="4502">
            <text:p>4502</text:p>
          </table:table-cell>
          <table:table-cell/>
          <table:table-cell table:style-name="ce1" office:value-type="string" table:number-columns-spanned="2" table:number-rows-spanned="1">
            <text:p>Sobel</text:p>
          </table:table-cell>
          <table:covered-table-cell table:style-name="ce4"/>
          <table:table-cell table:style-name="ce17" table:formula="of:=[.D19]*[.$R$4]/[.$R$5]" office:value-type="float" office:value="30.1051051051051">
            <text:p>30,105</text:p>
          </table:table-cell>
          <table:table-cell table:style-name="ce17" table:formula="of:=[.E19]*[.$R$4]/[.$R$5]" office:value-type="float" office:value="45.6456456456457">
            <text:p>45,646</text:p>
          </table:table-cell>
          <table:table-cell table:style-name="ce17" table:formula="of:=[.F19]*[.$R$4]/[.$R$5]" office:value-type="float" office:value="45.0450450450451">
            <text:p>45,045</text:p>
          </table:table-cell>
          <table:table-cell table:style-name="ce17" table:formula="of:=[.G19]*[.$R$4]/[.$R$5]" office:value-type="float" office:value="45.6081081081081">
            <text:p>45,608</text:p>
          </table:table-cell>
          <table:table-cell table:style-name="ce17" table:formula="of:=[.H19]*[.$R$4]/[.$R$5]" office:value-type="float" office:value="66.6291291291291">
            <text:p>66,629</text:p>
          </table:table-cell>
          <table:table-cell table:style-name="ce17" table:formula="of:=[.I19]*[.$R$4]/[.$R$5]" office:value-type="float" office:value="101.313813813814">
            <text:p>101,314</text:p>
          </table:table-cell>
          <table:table-cell table:style-name="ce17" table:formula="of:=[.J19]*[.$R$4]/[.$R$5]" office:value-type="float" office:value="101.201201201201">
            <text:p>101,201</text:p>
          </table:table-cell>
          <table:table-cell table:style-name="ce17" table:formula="of:=[.K19]*[.$R$4]/[.$R$5]" office:value-type="float" office:value="101.088588588589">
            <text:p>101,089</text:p>
          </table:table-cell>
          <table:table-cell table:style-name="ce17" table:formula="of:=[.L19]*[.$R$4]/[.$R$5]" office:value-type="float" office:value="112.424924924925">
            <text:p>112,425</text:p>
          </table:table-cell>
          <table:table-cell table:style-name="ce17" table:formula="of:=[.M19]*[.$R$4]/[.$R$5]" office:value-type="float" office:value="169.632132132132">
            <text:p>169,632</text:p>
          </table:table-cell>
          <table:table-cell table:style-name="ce17" table:formula="of:=[.N19]*[.$R$4]/[.$R$5]" office:value-type="float" office:value="168.506006006006">
            <text:p>168,506</text:p>
          </table:table-cell>
          <table:table-cell table:style-name="ce17" table:formula="of:=[.O19]*[.$R$4]/[.$R$5]" office:value-type="float" office:value="168.993993993994">
            <text:p>168,994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nonMaxSuppress [ms]</text:p>
          </table:table-cell>
          <table:covered-table-cell table:style-name="ce4"/>
          <table:table-cell table:style-name="ce11" office:value-type="float" office:value="1145">
            <text:p>1145</text:p>
          </table:table-cell>
          <table:table-cell table:style-name="ce11" office:value-type="float" office:value="1908">
            <text:p>1908</text:p>
          </table:table-cell>
          <table:table-cell table:style-name="ce11" office:value-type="float" office:value="1625">
            <text:p>1625</text:p>
          </table:table-cell>
          <table:table-cell table:style-name="ce11" office:value-type="float" office:value="1566">
            <text:p>1566</text:p>
          </table:table-cell>
          <table:table-cell table:style-name="ce11" office:value-type="float" office:value="1228">
            <text:p>1228</text:p>
          </table:table-cell>
          <table:table-cell table:style-name="ce11" office:value-type="float" office:value="2166">
            <text:p>2166</text:p>
          </table:table-cell>
          <table:table-cell table:style-name="ce11" office:value-type="float" office:value="1692">
            <text:p>1692</text:p>
          </table:table-cell>
          <table:table-cell table:style-name="ce11" office:value-type="float" office:value="1652">
            <text:p>1652</text:p>
          </table:table-cell>
          <table:table-cell table:style-name="ce11" office:value-type="float" office:value="1291">
            <text:p>1291</text:p>
          </table:table-cell>
          <table:table-cell table:style-name="ce11" office:value-type="float" office:value="2471">
            <text:p>2471</text:p>
          </table:table-cell>
          <table:table-cell table:style-name="ce11" office:value-type="float" office:value="1869">
            <text:p>1869</text:p>
          </table:table-cell>
          <table:table-cell table:style-name="ce11" office:value-type="float" office:value="1733">
            <text:p>1733</text:p>
          </table:table-cell>
          <table:table-cell/>
          <table:table-cell table:style-name="ce1" office:value-type="string" table:number-columns-spanned="2" table:number-rows-spanned="1">
            <text:p>nonMaxSuppress</text:p>
          </table:table-cell>
          <table:covered-table-cell table:style-name="ce4"/>
          <table:table-cell table:style-name="ce17" table:formula="of:=[.D20]*[.$R$4]/[.$R$5]" office:value-type="float" office:value="42.9804804804805">
            <text:p>42,980</text:p>
          </table:table-cell>
          <table:table-cell table:style-name="ce17" table:formula="of:=[.E20]*[.$R$4]/[.$R$5]" office:value-type="float" office:value="71.6216216216216">
            <text:p>71,622</text:p>
          </table:table-cell>
          <table:table-cell table:style-name="ce17" table:formula="of:=[.F20]*[.$R$4]/[.$R$5]" office:value-type="float" office:value="60.9984984984985">
            <text:p>60,998</text:p>
          </table:table-cell>
          <table:table-cell table:style-name="ce17" table:formula="of:=[.G20]*[.$R$4]/[.$R$5]" office:value-type="float" office:value="58.7837837837838">
            <text:p>58,784</text:p>
          </table:table-cell>
          <table:table-cell table:style-name="ce17" table:formula="of:=[.H20]*[.$R$4]/[.$R$5]" office:value-type="float" office:value="46.0960960960961">
            <text:p>46,096</text:p>
          </table:table-cell>
          <table:table-cell table:style-name="ce17" table:formula="of:=[.I20]*[.$R$4]/[.$R$5]" office:value-type="float" office:value="81.3063063063063">
            <text:p>81,306</text:p>
          </table:table-cell>
          <table:table-cell table:style-name="ce17" table:formula="of:=[.J20]*[.$R$4]/[.$R$5]" office:value-type="float" office:value="63.5135135135135">
            <text:p>63,514</text:p>
          </table:table-cell>
          <table:table-cell table:style-name="ce17" table:formula="of:=[.K20]*[.$R$4]/[.$R$5]" office:value-type="float" office:value="62.012012012012">
            <text:p>62,012</text:p>
          </table:table-cell>
          <table:table-cell table:style-name="ce17" table:formula="of:=[.L20]*[.$R$4]/[.$R$5]" office:value-type="float" office:value="48.460960960961">
            <text:p>48,461</text:p>
          </table:table-cell>
          <table:table-cell table:style-name="ce17" table:formula="of:=[.M20]*[.$R$4]/[.$R$5]" office:value-type="float" office:value="92.7552552552553">
            <text:p>92,755</text:p>
          </table:table-cell>
          <table:table-cell table:style-name="ce17" table:formula="of:=[.N20]*[.$R$4]/[.$R$5]" office:value-type="float" office:value="70.1576576576577">
            <text:p>70,158</text:p>
          </table:table-cell>
          <table:table-cell table:style-name="ce17" table:formula="of:=[.O20]*[.$R$4]/[.$R$5]" office:value-type="float" office:value="65.0525525525526">
            <text:p>65,053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hysteresisThresh [ms]</text:p>
          </table:table-cell>
          <table:covered-table-cell table:style-name="ce4"/>
          <table:table-cell table:style-name="ce11" office:value-type="float" office:value="94">
            <text:p>94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243">
            <text:p>243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57">
            <text:p>57</text:p>
          </table:table-cell>
          <table:table-cell/>
          <table:table-cell table:style-name="ce1" office:value-type="string" table:number-columns-spanned="2" table:number-rows-spanned="1">
            <text:p>hysteresisThresh</text:p>
          </table:table-cell>
          <table:covered-table-cell table:style-name="ce4"/>
          <table:table-cell table:style-name="ce17" table:formula="of:=[.D21]*[.$R$4]/[.$R$5]" office:value-type="float" office:value="3.52852852852853">
            <text:p>3,529</text:p>
          </table:table-cell>
          <table:table-cell table:style-name="ce17" table:formula="of:=[.E21]*[.$R$4]/[.$R$5]" office:value-type="float" office:value="8.67117117117117">
            <text:p>8,671</text:p>
          </table:table-cell>
          <table:table-cell table:style-name="ce17" table:formula="of:=[.F21]*[.$R$4]/[.$R$5]" office:value-type="float" office:value="4.65465465465466">
            <text:p>4,655</text:p>
          </table:table-cell>
          <table:table-cell table:style-name="ce17" table:formula="of:=[.G21]*[.$R$4]/[.$R$5]" office:value-type="float" office:value="2.43993993993994">
            <text:p>2,440</text:p>
          </table:table-cell>
          <table:table-cell table:style-name="ce17" table:formula="of:=[.H21]*[.$R$4]/[.$R$5]" office:value-type="float" office:value="3.52852852852853">
            <text:p>3,529</text:p>
          </table:table-cell>
          <table:table-cell table:style-name="ce17" table:formula="of:=[.I21]*[.$R$4]/[.$R$5]" office:value-type="float" office:value="8.82132132132132">
            <text:p>8,821</text:p>
          </table:table-cell>
          <table:table-cell table:style-name="ce17" table:formula="of:=[.J21]*[.$R$4]/[.$R$5]" office:value-type="float" office:value="3.82882882882883">
            <text:p>3,829</text:p>
          </table:table-cell>
          <table:table-cell table:style-name="ce17" table:formula="of:=[.K21]*[.$R$4]/[.$R$5]" office:value-type="float" office:value="2.25225225225225">
            <text:p>2,252</text:p>
          </table:table-cell>
          <table:table-cell table:style-name="ce17" table:formula="of:=[.L21]*[.$R$4]/[.$R$5]" office:value-type="float" office:value="3.04054054054054">
            <text:p>3,041</text:p>
          </table:table-cell>
          <table:table-cell table:style-name="ce17" table:formula="of:=[.M21]*[.$R$4]/[.$R$5]" office:value-type="float" office:value="9.12162162162162">
            <text:p>9,122</text:p>
          </table:table-cell>
          <table:table-cell table:style-name="ce17" table:formula="of:=[.N21]*[.$R$4]/[.$R$5]" office:value-type="float" office:value="3.67867867867868">
            <text:p>3,679</text:p>
          </table:table-cell>
          <table:table-cell table:style-name="ce17" table:formula="of:=[.O21]*[.$R$4]/[.$R$5]" office:value-type="float" office:value="2.13963963963964">
            <text:p>2,140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Final pass [ms]</text:p>
          </table:table-cell>
          <table:covered-table-cell table:style-name="ce4"/>
          <table:table-cell table:style-name="ce11" office:value-type="float" office:value="275">
            <text:p>275</text:p>
          </table:table-cell>
          <table:table-cell table:style-name="ce11" office:value-type="float" office:value="412">
            <text:p>412</text:p>
          </table:table-cell>
          <table:table-cell table:style-name="ce11" office:value-type="float" office:value="413">
            <text:p>413</text:p>
          </table:table-cell>
          <table:table-cell table:style-name="ce11" office:value-type="float" office:value="412">
            <text:p>412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412">
            <text:p>412</text:p>
          </table:table-cell>
          <table:table-cell table:number-columns-repeated="2" table:style-name="ce11" office:value-type="float" office:value="413">
            <text:p>413</text:p>
          </table:table-cell>
          <table:table-cell table:style-name="ce11" office:value-type="float" office:value="274">
            <text:p>274</text:p>
          </table:table-cell>
          <table:table-cell table:style-name="ce11" office:value-type="float" office:value="412">
            <text:p>412</text:p>
          </table:table-cell>
          <table:table-cell table:style-name="ce11" office:value-type="float" office:value="413">
            <text:p>413</text:p>
          </table:table-cell>
          <table:table-cell table:style-name="ce11" office:value-type="float" office:value="412">
            <text:p>412</text:p>
          </table:table-cell>
          <table:table-cell/>
          <table:table-cell table:style-name="ce1" office:value-type="string" table:number-columns-spanned="2" table:number-rows-spanned="1">
            <text:p>Final pass</text:p>
          </table:table-cell>
          <table:covered-table-cell table:style-name="ce4"/>
          <table:table-cell table:style-name="ce17" table:formula="of:=[.D22]*[.$R$4]/[.$R$5]" office:value-type="float" office:value="10.3228228228228">
            <text:p>10,323</text:p>
          </table:table-cell>
          <table:table-cell table:style-name="ce17" table:formula="of:=[.E22]*[.$R$4]/[.$R$5]" office:value-type="float" office:value="15.4654654654655">
            <text:p>15,465</text:p>
          </table:table-cell>
          <table:table-cell table:style-name="ce17" table:formula="of:=[.F22]*[.$R$4]/[.$R$5]" office:value-type="float" office:value="15.503003003003">
            <text:p>15,503</text:p>
          </table:table-cell>
          <table:table-cell table:style-name="ce17" table:formula="of:=[.G22]*[.$R$4]/[.$R$5]" office:value-type="float" office:value="15.4654654654655">
            <text:p>15,465</text:p>
          </table:table-cell>
          <table:table-cell table:style-name="ce17" table:formula="of:=[.H22]*[.$R$4]/[.$R$5]" office:value-type="float" office:value="10.3228228228228">
            <text:p>10,323</text:p>
          </table:table-cell>
          <table:table-cell table:style-name="ce17" table:formula="of:=[.I22]*[.$R$4]/[.$R$5]" office:value-type="float" office:value="15.4654654654655">
            <text:p>15,465</text:p>
          </table:table-cell>
          <table:table-cell table:style-name="ce17" table:formula="of:=[.J22]*[.$R$4]/[.$R$5]" office:value-type="float" office:value="15.503003003003">
            <text:p>15,503</text:p>
          </table:table-cell>
          <table:table-cell table:style-name="ce17" table:formula="of:=[.K22]*[.$R$4]/[.$R$5]" office:value-type="float" office:value="15.503003003003">
            <text:p>15,503</text:p>
          </table:table-cell>
          <table:table-cell table:style-name="ce17" table:formula="of:=[.L22]*[.$R$4]/[.$R$5]" office:value-type="float" office:value="10.2852852852853">
            <text:p>10,285</text:p>
          </table:table-cell>
          <table:table-cell table:style-name="ce17" table:formula="of:=[.M22]*[.$R$4]/[.$R$5]" office:value-type="float" office:value="15.4654654654655">
            <text:p>15,465</text:p>
          </table:table-cell>
          <table:table-cell table:style-name="ce17" table:formula="of:=[.N22]*[.$R$4]/[.$R$5]" office:value-type="float" office:value="15.503003003003">
            <text:p>15,503</text:p>
          </table:table-cell>
          <table:table-cell table:style-name="ce17" table:formula="of:=[.O22]*[.$R$4]/[.$R$5]" office:value-type="float" office:value="15.4654654654655">
            <text:p>15,465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Canny [ms]</text:p>
          </table:table-cell>
          <table:covered-table-cell table:style-name="ce4"/>
          <table:table-cell table:style-name="ce12" office:value-type="float" office:value="2400">
            <text:p>2400</text:p>
          </table:table-cell>
          <table:table-cell table:style-name="ce12" office:value-type="float" office:value="3880">
            <text:p>3880</text:p>
          </table:table-cell>
          <table:table-cell table:style-name="ce12" office:value-type="float" office:value="3479">
            <text:p>3479</text:p>
          </table:table-cell>
          <table:table-cell table:style-name="ce12" office:value-type="float" office:value="3372">
            <text:p>3372</text:p>
          </table:table-cell>
          <table:table-cell table:style-name="ce12" office:value-type="float" office:value="3462">
            <text:p>3462</text:p>
          </table:table-cell>
          <table:table-cell table:style-name="ce12" office:value-type="float" office:value="5625">
            <text:p>5625</text:p>
          </table:table-cell>
          <table:table-cell table:style-name="ce12" office:value-type="float" office:value="4982">
            <text:p>4982</text:p>
          </table:table-cell>
          <table:table-cell table:style-name="ce12" office:value-type="float" office:value="4929">
            <text:p>4929</text:p>
          </table:table-cell>
          <table:table-cell table:style-name="ce12" office:value-type="float" office:value="4730">
            <text:p>4730</text:p>
          </table:table-cell>
          <table:table-cell table:style-name="ce12" office:value-type="float" office:value="7759">
            <text:p>7759</text:p>
          </table:table-cell>
          <table:table-cell table:style-name="ce12" office:value-type="float" office:value="6980">
            <text:p>6980</text:p>
          </table:table-cell>
          <table:table-cell table:style-name="ce12" office:value-type="float" office:value="6820">
            <text:p>6820</text:p>
          </table:table-cell>
          <table:table-cell/>
          <table:table-cell table:style-name="ce1" office:value-type="string" table:number-columns-spanned="2" table:number-rows-spanned="1">
            <text:p>Canny tot [ms]</text:p>
          </table:table-cell>
          <table:covered-table-cell table:style-name="ce4"/>
          <table:table-cell table:style-name="ce18" table:formula="of:=[.D23]*[.$R$4]/[.$R$5]" office:value-type="float" office:value="90.0900900900901">
            <text:p>90,090</text:p>
          </table:table-cell>
          <table:table-cell table:style-name="ce18" table:formula="of:=[.E23]*[.$R$4]/[.$R$5]" office:value-type="float" office:value="145.645645645646">
            <text:p>145,646</text:p>
          </table:table-cell>
          <table:table-cell table:style-name="ce18" table:formula="of:=[.F23]*[.$R$4]/[.$R$5]" office:value-type="float" office:value="130.593093093093">
            <text:p>130,593</text:p>
          </table:table-cell>
          <table:table-cell table:style-name="ce18" table:formula="of:=[.G23]*[.$R$4]/[.$R$5]" office:value-type="float" office:value="126.576576576577">
            <text:p>126,577</text:p>
          </table:table-cell>
          <table:table-cell table:style-name="ce18" table:formula="of:=[.H23]*[.$R$4]/[.$R$5]" office:value-type="float" office:value="129.954954954955">
            <text:p>129,955</text:p>
          </table:table-cell>
          <table:table-cell table:style-name="ce18" table:formula="of:=[.I23]*[.$R$4]/[.$R$5]" office:value-type="float" office:value="211.148648648649">
            <text:p>211,149</text:p>
          </table:table-cell>
          <table:table-cell table:style-name="ce18" table:formula="of:=[.J23]*[.$R$4]/[.$R$5]" office:value-type="float" office:value="187.012012012012">
            <text:p>187,012</text:p>
          </table:table-cell>
          <table:table-cell table:style-name="ce18" table:formula="of:=[.K23]*[.$R$4]/[.$R$5]" office:value-type="float" office:value="185.022522522523">
            <text:p>185,023</text:p>
          </table:table-cell>
          <table:table-cell table:style-name="ce18" table:formula="of:=[.L23]*[.$R$4]/[.$R$5]" office:value-type="float" office:value="177.552552552553">
            <text:p>177,553</text:p>
          </table:table-cell>
          <table:table-cell table:style-name="ce18" table:formula="of:=[.M23]*[.$R$4]/[.$R$5]" office:value-type="float" office:value="291.253753753754">
            <text:p>291,254</text:p>
          </table:table-cell>
          <table:table-cell table:style-name="ce18" table:formula="of:=[.N23]*[.$R$4]/[.$R$5]" office:value-type="float" office:value="262.012012012012">
            <text:p>262,012</text:p>
          </table:table-cell>
          <table:table-cell table:style-name="ce18" table:formula="of:=[.O23]*[.$R$4]/[.$R$5]" office:value-type="float" office:value="256.006006006006">
            <text:p>256,006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Canny Threshold TOT [ms]</text:p>
          </table:table-cell>
          <table:covered-table-cell table:style-name="ce4"/>
          <table:table-cell table:style-name="ce13" office:value-type="float" office:value="3250">
            <text:p>3250</text:p>
          </table:table-cell>
          <table:table-cell table:style-name="ce13" office:value-type="float" office:value="5110">
            <text:p>5110</text:p>
          </table:table-cell>
          <table:table-cell table:style-name="ce13" office:value-type="float" office:value="4693">
            <text:p>4693</text:p>
          </table:table-cell>
          <table:table-cell table:style-name="ce13" office:value-type="float" office:value="4600">
            <text:p>4600</text:p>
          </table:table-cell>
          <table:table-cell table:style-name="ce13" office:value-type="float" office:value="4605">
            <text:p>4605</text:p>
          </table:table-cell>
          <table:table-cell table:style-name="ce13" office:value-type="float" office:value="7370">
            <text:p>7370</text:p>
          </table:table-cell>
          <table:table-cell table:style-name="ce13" office:value-type="float" office:value="6687">
            <text:p>6687</text:p>
          </table:table-cell>
          <table:table-cell table:style-name="ce13" office:value-type="float" office:value="6670">
            <text:p>6670</text:p>
          </table:table-cell>
          <table:table-cell table:style-name="ce13" office:value-type="float" office:value="6440">
            <text:p>6440</text:p>
          </table:table-cell>
          <table:table-cell table:style-name="ce13" office:value-type="float" office:value="10396">
            <text:p>10396</text:p>
          </table:table-cell>
          <table:table-cell table:style-name="ce13" office:value-type="float" office:value="9537">
            <text:p>9537</text:p>
          </table:table-cell>
          <table:table-cell table:style-name="ce13" office:value-type="float" office:value="9454">
            <text:p>9454</text:p>
          </table:table-cell>
          <table:table-cell/>
          <table:table-cell table:style-name="ce1" office:value-type="string" table:number-columns-spanned="2" table:number-rows-spanned="1">
            <text:p>Canny Threshold TOT</text:p>
          </table:table-cell>
          <table:covered-table-cell table:style-name="ce4"/>
          <table:table-cell table:style-name="ce19" table:formula="of:=[.D24]*[.$R$4]/[.$R$5]" office:value-type="float" office:value="121.996996996997">
            <text:p>121,997</text:p>
          </table:table-cell>
          <table:table-cell table:style-name="ce19" table:formula="of:=[.E24]*[.$R$4]/[.$R$5]" office:value-type="float" office:value="191.816816816817">
            <text:p>191,817</text:p>
          </table:table-cell>
          <table:table-cell table:style-name="ce19" table:formula="of:=[.F24]*[.$R$4]/[.$R$5]" office:value-type="float" office:value="176.163663663664">
            <text:p>176,164</text:p>
          </table:table-cell>
          <table:table-cell table:style-name="ce19" table:formula="of:=[.G24]*[.$R$4]/[.$R$5]" office:value-type="float" office:value="172.672672672673">
            <text:p>172,673</text:p>
          </table:table-cell>
          <table:table-cell table:style-name="ce19" table:formula="of:=[.H24]*[.$R$4]/[.$R$5]" office:value-type="float" office:value="172.86036036036">
            <text:p>172,860</text:p>
          </table:table-cell>
          <table:table-cell table:style-name="ce19" table:formula="of:=[.I24]*[.$R$4]/[.$R$5]" office:value-type="float" office:value="276.651651651652">
            <text:p>276,652</text:p>
          </table:table-cell>
          <table:table-cell table:style-name="ce19" table:formula="of:=[.J24]*[.$R$4]/[.$R$5]" office:value-type="float" office:value="251.013513513513">
            <text:p>251,014</text:p>
          </table:table-cell>
          <table:table-cell table:style-name="ce19" table:formula="of:=[.K24]*[.$R$4]/[.$R$5]" office:value-type="float" office:value="250.375375375375">
            <text:p>250,375</text:p>
          </table:table-cell>
          <table:table-cell table:style-name="ce19" table:formula="of:=[.L24]*[.$R$4]/[.$R$5]" office:value-type="float" office:value="241.741741741742">
            <text:p>241,742</text:p>
          </table:table-cell>
          <table:table-cell table:style-name="ce19" table:formula="of:=[.M24]*[.$R$4]/[.$R$5]" office:value-type="float" office:value="390.24024024024">
            <text:p>390,240</text:p>
          </table:table-cell>
          <table:table-cell table:style-name="ce19" table:formula="of:=[.N24]*[.$R$4]/[.$R$5]" office:value-type="float" office:value="357.995495495495">
            <text:p>357,995</text:p>
          </table:table-cell>
          <table:table-cell table:style-name="ce19" table:formula="of:=[.O24]*[.$R$4]/[.$R$5]" office:value-type="float" office:value="354.87987987988">
            <text:p>354,880</text:p>
          </table:table-cell>
        </table:table-row>
        <table:table-row table:style-name="ro1">
          <table:table-cell table:number-columns-repeated="30"/>
        </table:table-row>
        <table:table-row table:style-name="ro2">
          <table:table-cell/>
          <table:table-cell office:value-type="string" table:number-columns-spanned="2" table:number-rows-spanned="1">
            <text:p>perf (wrt ARM) [%]</text:p>
          </table:table-cell>
          <table:covered-table-cell/>
          <table:table-cell table:style-name="ce14" table:formula="of:=(1-[.D24]/[ARM_results.E26])*100" office:value-type="float" office:value="-1472.20534453066">
            <text:p>-1472,21</text:p>
          </table:table-cell>
          <table:table-cell table:style-name="ce14" table:formula="of:=(1-[.E24]/[ARM_results.F26])*100" office:value-type="float" office:value="-1504.46109260347">
            <text:p>-1504,46</text:p>
          </table:table-cell>
          <table:table-cell table:style-name="ce14" table:formula="of:=(1-[.F24]/[ARM_results.G26])*100" office:value-type="float" office:value="-1437.87672736687">
            <text:p>-1437,88</text:p>
          </table:table-cell>
          <table:table-cell table:style-name="ce14" table:formula="of:=(1-[.G24]/[ARM_results.H26])*100" office:value-type="float" office:value="-1441.76163024534">
            <text:p>-1441,76</text:p>
          </table:table-cell>
          <table:table-cell table:style-name="ce14" table:formula="of:=(1-[.H24]/[ARM_results.I26])*100" office:value-type="float" office:value="-1524.73979465829">
            <text:p>-1524,74</text:p>
          </table:table-cell>
          <table:table-cell table:style-name="ce14" table:formula="of:=(1-[.I24]/[ARM_results.J26])*100" office:value-type="float" office:value="-1569.16172750312">
            <text:p>-1569,16</text:p>
          </table:table-cell>
          <table:table-cell table:style-name="ce14" table:formula="of:=(1-[.J24]/[ARM_results.K26])*100" office:value-type="float" office:value="-1505.91549431073">
            <text:p>-1505,92</text:p>
          </table:table-cell>
          <table:table-cell table:style-name="ce14" table:formula="of:=(1-[.K24]/[ARM_results.L26])*100" office:value-type="float" office:value="-1504.10574111128">
            <text:p>-1504,11</text:p>
          </table:table-cell>
          <table:table-cell table:style-name="ce14" table:formula="of:=(1-[.L24]/[ARM_results.M26])*100" office:value-type="float" office:value="-1598.13758606051">
            <text:p>-1598,14</text:p>
          </table:table-cell>
          <table:table-cell table:style-name="ce14" table:formula="of:=(1-[.M24]/[ARM_results.N26])*100" office:value-type="float" office:value="-1632.24226731118">
            <text:p>-1632,24</text:p>
          </table:table-cell>
          <table:table-cell table:style-name="ce14" table:formula="of:=(1-[.N24]/[ARM_results.O26])*100" office:value-type="float" office:value="-1604.15254282717">
            <text:p>-1604,15</text:p>
          </table:table-cell>
          <table:table-cell table:style-name="ce14" table:formula="of:=(1-[.O24]/[ARM_results.P26])*100" office:value-type="float" office:value="-1590.54482250531">
            <text:p>-1590,54</text:p>
          </table:table-cell>
          <table:table-cell/>
          <table:table-cell office:value-type="string" table:number-columns-spanned="2" table:number-rows-spanned="1">
            <text:p>perf (wrt ARM) [%]</text:p>
          </table:table-cell>
          <table:covered-table-cell/>
          <table:table-cell table:style-name="ce14" table:formula="of:=(1-[.S24]/[ARM_results.E26])*100" office:value-type="float" office:value="40.9832828629632">
            <text:p>40,98</text:p>
          </table:table-cell>
          <table:table-cell table:style-name="ce14" table:formula="of:=(1-[.T24]/[ARM_results.F26])*100" office:value-type="float" office:value="39.7724815088789">
            <text:p>39,77</text:p>
          </table:table-cell>
          <table:table-cell table:style-name="ce14" table:formula="of:=(1-[.U24]/[ARM_results.G26])*100" office:value-type="float" office:value="42.2718946183609">
            <text:p>42,27</text:p>
          </table:table-cell>
          <table:table-cell table:style-name="ce14" table:formula="of:=(1-[.V24]/[ARM_results.H26])*100" office:value-type="float" office:value="42.1260649307305">
            <text:p>42,13</text:p>
          </table:table-cell>
          <table:table-cell table:style-name="ce14" table:formula="of:=(1-[.W24]/[ARM_results.I26])*100" office:value-type="float" office:value="39.0112689692833">
            <text:p>39,01</text:p>
          </table:table-cell>
          <table:table-cell table:style-name="ce14" table:formula="of:=(1-[.X24]/[ARM_results.J26])*100" office:value-type="float" office:value="37.3437789976306">
            <text:p>37,34</text:p>
          </table:table-cell>
          <table:table-cell table:style-name="ce14" table:formula="of:=(1-[.Y24]/[ARM_results.K26])*100" office:value-type="float" office:value="39.7178868501978">
            <text:p>39,72</text:p>
          </table:table-cell>
          <table:table-cell table:style-name="ce14" table:formula="of:=(1-[.Z24]/[ARM_results.L26])*100" office:value-type="float" office:value="39.7858205288558">
            <text:p>39,79</text:p>
          </table:table-cell>
          <table:table-cell table:style-name="ce14" table:formula="of:=(1-[.AA24]/[ARM_results.M26])*100" office:value-type="float" office:value="36.2560966193504">
            <text:p>36,26</text:p>
          </table:table-cell>
          <table:table-cell table:style-name="ce14" table:formula="of:=(1-[.AB24]/[ARM_results.N26])*100" office:value-type="float" office:value="34.9758908666976">
            <text:p>34,98</text:p>
          </table:table-cell>
          <table:table-cell table:style-name="ce14" table:formula="of:=(1-[.AC24]/[ARM_results.O26])*100" office:value-type="float" office:value="36.0303099539349">
            <text:p>36,03</text:p>
          </table:table-cell>
          <table:table-cell table:style-name="ce14" table:formula="of:=(1-[.AD24]/[ARM_results.P26])*100" office:value-type="float" office:value="36.5411102663172">
            <text:p>36,54</text:p>
          </table:table-cell>
        </table:table-row>
        <table:table-row table:style-name="ro1" table:number-rows-repeated="5">
          <table:table-cell table:number-columns-repeated="30"/>
        </table:table-row>
        <table:table-row table:style-name="ro2">
          <table:table-cell table:number-columns-repeated="3"/>
          <table:table-cell office:value-type="string">
            <text:p>RV64IMA</text:p>
          </table:table-cell>
          <table:table-cell table:style-name="ce15" office:value-type="string">
            <text:p>NoFPU</text:p>
          </table:table-cell>
          <table:table-cell table:number-columns-repeated="13"/>
          <table:table-cell table:style-name="ce15" office:value-type="string">
            <text:p>NoFPU</text:p>
          </table:table-cell>
          <table:table-cell table:number-columns-repeated="11"/>
        </table:table-row>
        <table:table-row table:style-name="ro1">
          <table:table-cell table:number-columns-repeated="30"/>
        </table:table-row>
        <table:table-row table:style-name="ro2">
          <table:table-cell/>
          <table:table-cell table:style-name="Excel_20_Built-in_20_Normal" table:number-columns-repeated="2"/>
          <table:table-cell table:style-name="ce7" office:value-type="string" table:number-columns-spanned="12" table:number-rows-spanned="1">
            <text:p>Canny Software RocketChip (Library in DEBUG mode)</text:p>
          </table:table-cell>
          <table:covered-table-cell table:number-columns-repeated="11" table:style-name="ce7"/>
          <table:table-cell/>
          <table:table-cell table:style-name="Excel_20_Built-in_20_Normal" table:number-columns-repeated="2"/>
          <table:table-cell table:style-name="ce7" office:value-type="string" table:number-columns-spanned="12" table:number-rows-spanned="1">
            <text:p>Canny Software RocketChip (Library in DEBUG mode)</text:p>
          </table:table-cell>
          <table:covered-table-cell table:number-columns-repeated="11" table:style-name="ce7"/>
        </table:table-row>
        <table:table-row table:style-name="ro2">
          <table:table-cell/>
          <table:table-cell table:style-name="Excel_20_Built-in_20_Normal" table:number-columns-repeated="2"/>
          <table:table-cell table:style-name="ce8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8"/>
          <table:table-cell table:style-name="ce8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8"/>
          <table:table-cell table:style-name="ce8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8"/>
          <table:table-cell/>
          <table:table-cell table:style-name="Excel_20_Built-in_20_Normal" table:number-columns-repeated="2"/>
          <table:table-cell table:style-name="ce8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8"/>
          <table:table-cell table:style-name="ce8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8"/>
          <table:table-cell table:style-name="ce8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8"/>
        </table:table-row>
        <table:table-row table:style-name="ro1">
          <table:table-cell/>
          <table:table-cell table:style-name="Excel_20_Built-in_20_Normal" table:number-columns-repeated="2"/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  <table:table-cell/>
          <table:table-cell table:style-name="Excel_20_Built-in_20_Normal" table:number-columns-repeated="2"/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  <table:table-cell table:style-name="ce9" office:value-type="string">
            <text:p>lena</text:p>
          </table:table-cell>
          <table:table-cell table:style-name="ce9" office:value-type="string">
            <text:p>kodim08</text:p>
          </table:table-cell>
          <table:table-cell table:style-name="ce9" office:value-type="string">
            <text:p>kodim19</text:p>
          </table:table-cell>
          <table:table-cell table:style-name="ce9" office:value-type="string">
            <text:p>kodim23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GaussianBlur</text:p>
          </table:table-cell>
          <table:covered-table-cell table:style-name="ce4"/>
          <table:table-cell table:style-name="ce10" office:value-type="float" office:value="2061.81">
            <text:p>2061,81</text:p>
          </table:table-cell>
          <table:table-cell table:style-name="ce10" office:value-type="float" office:value="2752.8">
            <text:p>2752,8</text:p>
          </table:table-cell>
          <table:table-cell table:style-name="ce10" office:value-type="float" office:value="2819.76">
            <text:p>2819,76</text:p>
          </table:table-cell>
          <table:table-cell table:style-name="ce10" office:value-type="float" office:value="2761.17">
            <text:p>2761,17</text:p>
          </table:table-cell>
          <table:table-cell table:style-name="ce10" office:value-type="float" office:value="2680.26">
            <text:p>2680,26</text:p>
          </table:table-cell>
          <table:table-cell table:style-name="ce10" office:value-type="float" office:value="4034.34">
            <text:p>4034,34</text:p>
          </table:table-cell>
          <table:table-cell table:style-name="ce10" office:value-type="float" office:value="4017.6">
            <text:p>4017,6</text:p>
          </table:table-cell>
          <table:table-cell table:style-name="ce10" office:value-type="float" office:value="4028.76">
            <text:p>4028,76</text:p>
          </table:table-cell>
          <table:table-cell table:style-name="ce10" office:value-type="float" office:value="3864.708">
            <text:p>3864,708</text:p>
          </table:table-cell>
          <table:table-cell table:style-name="ce10" office:value-type="float" office:value="5751.12">
            <text:p>5751,12</text:p>
          </table:table-cell>
          <table:table-cell table:style-name="ce10" office:value-type="float" office:value="5793.9">
            <text:p>5793,9</text:p>
          </table:table-cell>
          <table:table-cell table:style-name="ce10" office:value-type="float" office:value="5745.54">
            <text:p>5745,54</text:p>
          </table:table-cell>
          <table:table-cell/>
          <table:table-cell table:style-name="ce1" office:value-type="string" table:number-columns-spanned="2" table:number-rows-spanned="1">
            <text:p>GaussianBlur</text:p>
          </table:table-cell>
          <table:covered-table-cell table:style-name="ce4"/>
          <table:table-cell table:style-name="ce16" table:formula="of:=[.D37]*[.$R$4]/[.$R$5]" office:value-type="float" office:value="77.3952702702703">
            <text:p>77,395</text:p>
          </table:table-cell>
          <table:table-cell table:style-name="ce16" table:formula="of:=[.E37]*[.$R$4]/[.$R$5]" office:value-type="float" office:value="103.333333333333">
            <text:p>103,333</text:p>
          </table:table-cell>
          <table:table-cell table:style-name="ce16" table:formula="of:=[.F37]*[.$R$4]/[.$R$5]" office:value-type="float" office:value="105.846846846847">
            <text:p>105,847</text:p>
          </table:table-cell>
          <table:table-cell table:style-name="ce16" table:formula="of:=[.G37]*[.$R$4]/[.$R$5]" office:value-type="float" office:value="103.647522522523">
            <text:p>103,648</text:p>
          </table:table-cell>
          <table:table-cell table:style-name="ce16" table:formula="of:=[.H37]*[.$R$4]/[.$R$5]" office:value-type="float" office:value="100.61036036036">
            <text:p>100,610</text:p>
          </table:table-cell>
          <table:table-cell table:style-name="ce16" table:formula="of:=[.I37]*[.$R$4]/[.$R$5]" office:value-type="float" office:value="151.439189189189">
            <text:p>151,439</text:p>
          </table:table-cell>
          <table:table-cell table:style-name="ce16" table:formula="of:=[.J37]*[.$R$4]/[.$R$5]" office:value-type="float" office:value="150.810810810811">
            <text:p>150,811</text:p>
          </table:table-cell>
          <table:table-cell table:style-name="ce16" table:formula="of:=[.K37]*[.$R$4]/[.$R$5]" office:value-type="float" office:value="151.22972972973">
            <text:p>151,230</text:p>
          </table:table-cell>
          <table:table-cell table:style-name="ce16" table:formula="of:=[.L37]*[.$R$4]/[.$R$5]" office:value-type="float" office:value="145.071621621622">
            <text:p>145,072</text:p>
          </table:table-cell>
          <table:table-cell table:style-name="ce16" table:formula="of:=[.M37]*[.$R$4]/[.$R$5]" office:value-type="float" office:value="215.882882882883">
            <text:p>215,883</text:p>
          </table:table-cell>
          <table:table-cell table:style-name="ce16" table:formula="of:=[.N37]*[.$R$4]/[.$R$5]" office:value-type="float" office:value="217.488738738739">
            <text:p>217,489</text:p>
          </table:table-cell>
          <table:table-cell table:style-name="ce16" table:formula="of:=[.O37]*[.$R$4]/[.$R$5]" office:value-type="float" office:value="215.673423423423">
            <text:p>215,673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Sobel</text:p>
          </table:table-cell>
          <table:covered-table-cell table:style-name="ce4"/>
          <table:table-cell table:style-name="ce11" office:value-type="float" office:value="2490.54">
            <text:p>2490,54</text:p>
          </table:table-cell>
          <table:table-cell table:style-name="ce11" office:value-type="float" office:value="3729.3">
            <text:p>3729,3</text:p>
          </table:table-cell>
          <table:table-cell table:style-name="ce11" office:value-type="float" office:value="3720.93">
            <text:p>3720,93</text:p>
          </table:table-cell>
          <table:table-cell table:style-name="ce11" office:value-type="float" office:value="3734.88">
            <text:p>3734,88</text:p>
          </table:table-cell>
          <table:table-cell table:style-name="ce11" office:value-type="float" office:value="4139.43">
            <text:p>4139,43</text:p>
          </table:table-cell>
          <table:table-cell table:style-name="ce11" office:value-type="float" office:value="6555.57">
            <text:p>6555,57</text:p>
          </table:table-cell>
          <table:table-cell table:style-name="ce11" office:value-type="float" office:value="6324.93">
            <text:p>6324,93</text:p>
          </table:table-cell>
          <table:table-cell table:style-name="ce11" office:value-type="float" office:value="6547.2">
            <text:p>6547,2</text:p>
          </table:table-cell>
          <table:table-cell table:style-name="ce11" office:value-type="float" office:value="6818.76">
            <text:p>6818,76</text:p>
          </table:table-cell>
          <table:table-cell table:style-name="ce11" office:value-type="float" office:value="10248.6">
            <text:p>10248,6</text:p>
          </table:table-cell>
          <table:table-cell table:style-name="ce11" office:value-type="float" office:value="10226.28">
            <text:p>10226,28</text:p>
          </table:table-cell>
          <table:table-cell table:style-name="ce11" office:value-type="float" office:value="10220.7">
            <text:p>10220,7</text:p>
          </table:table-cell>
          <table:table-cell/>
          <table:table-cell table:style-name="ce1" office:value-type="string" table:number-columns-spanned="2" table:number-rows-spanned="1">
            <text:p>Sobel</text:p>
          </table:table-cell>
          <table:covered-table-cell table:style-name="ce4"/>
          <table:table-cell table:style-name="ce17" table:formula="of:=[.D38]*[.$R$4]/[.$R$5]" office:value-type="float" office:value="93.4887387387387">
            <text:p>93,489</text:p>
          </table:table-cell>
          <table:table-cell table:style-name="ce17" table:formula="of:=[.E38]*[.$R$4]/[.$R$5]" office:value-type="float" office:value="139.988738738739">
            <text:p>139,989</text:p>
          </table:table-cell>
          <table:table-cell table:style-name="ce17" table:formula="of:=[.F38]*[.$R$4]/[.$R$5]" office:value-type="float" office:value="139.67454954955">
            <text:p>139,675</text:p>
          </table:table-cell>
          <table:table-cell table:style-name="ce17" table:formula="of:=[.G38]*[.$R$4]/[.$R$5]" office:value-type="float" office:value="140.198198198198">
            <text:p>140,198</text:p>
          </table:table-cell>
          <table:table-cell table:style-name="ce17" table:formula="of:=[.H38]*[.$R$4]/[.$R$5]" office:value-type="float" office:value="155.384009009009">
            <text:p>155,384</text:p>
          </table:table-cell>
          <table:table-cell table:style-name="ce17" table:formula="of:=[.I38]*[.$R$4]/[.$R$5]" office:value-type="float" office:value="246.079954954955">
            <text:p>246,080</text:p>
          </table:table-cell>
          <table:table-cell table:style-name="ce17" table:formula="of:=[.J38]*[.$R$4]/[.$R$5]" office:value-type="float" office:value="237.422297297297">
            <text:p>237,422</text:p>
          </table:table-cell>
          <table:table-cell table:style-name="ce17" table:formula="of:=[.K38]*[.$R$4]/[.$R$5]" office:value-type="float" office:value="245.765765765766">
            <text:p>245,766</text:p>
          </table:table-cell>
          <table:table-cell table:style-name="ce17" table:formula="of:=[.L38]*[.$R$4]/[.$R$5]" office:value-type="float" office:value="255.959459459459">
            <text:p>255,959</text:p>
          </table:table-cell>
          <table:table-cell table:style-name="ce17" table:formula="of:=[.M38]*[.$R$4]/[.$R$5]" office:value-type="float" office:value="384.707207207207">
            <text:p>384,707</text:p>
          </table:table-cell>
          <table:table-cell table:style-name="ce17" table:formula="of:=[.N38]*[.$R$4]/[.$R$5]" office:value-type="float" office:value="383.869369369369">
            <text:p>383,869</text:p>
          </table:table-cell>
          <table:table-cell table:style-name="ce17" table:formula="of:=[.O38]*[.$R$4]/[.$R$5]" office:value-type="float" office:value="383.65990990991">
            <text:p>383,660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nonMaxSuppress</text:p>
          </table:table-cell>
          <table:covered-table-cell table:style-name="ce4"/>
          <table:table-cell table:style-name="ce11" office:value-type="float" office:value="1059.27">
            <text:p>1059,27</text:p>
          </table:table-cell>
          <table:table-cell table:style-name="ce11" office:value-type="float" office:value="1769.79">
            <text:p>1769,79</text:p>
          </table:table-cell>
          <table:table-cell table:style-name="ce11" office:value-type="float" office:value="1507.53">
            <text:p>1507,53</text:p>
          </table:table-cell>
          <table:table-cell table:style-name="ce11" office:value-type="float" office:value="1452.66">
            <text:p>1452,66</text:p>
          </table:table-cell>
          <table:table-cell table:style-name="ce11" office:value-type="float" office:value="1139.25">
            <text:p>1139,25</text:p>
          </table:table-cell>
          <table:table-cell table:style-name="ce11" office:value-type="float" office:value="2009.73">
            <text:p>2009,73</text:p>
          </table:table-cell>
          <table:table-cell table:style-name="ce11" office:value-type="float" office:value="1575.42">
            <text:p>1575,42</text:p>
          </table:table-cell>
          <table:table-cell table:style-name="ce11" office:value-type="float" office:value="1533.57">
            <text:p>1533,57</text:p>
          </table:table-cell>
          <table:table-cell table:style-name="ce11" office:value-type="float" office:value="1199.7">
            <text:p>1199,7</text:p>
          </table:table-cell>
          <table:table-cell table:style-name="ce11" office:value-type="float" office:value="2291.52">
            <text:p>2291,52</text:p>
          </table:table-cell>
          <table:table-cell table:style-name="ce11" office:value-type="float" office:value="1729.8">
            <text:p>1729,8</text:p>
          </table:table-cell>
          <table:table-cell table:style-name="ce11" office:value-type="float" office:value="1606.11">
            <text:p>1606,11</text:p>
          </table:table-cell>
          <table:table-cell/>
          <table:table-cell table:style-name="ce1" office:value-type="string" table:number-columns-spanned="2" table:number-rows-spanned="1">
            <text:p>nonMaxSuppress</text:p>
          </table:table-cell>
          <table:covered-table-cell table:style-name="ce4"/>
          <table:table-cell table:style-name="ce17" table:formula="of:=[.D39]*[.$R$4]/[.$R$5]" office:value-type="float" office:value="39.7623873873874">
            <text:p>39,762</text:p>
          </table:table-cell>
          <table:table-cell table:style-name="ce17" table:formula="of:=[.E39]*[.$R$4]/[.$R$5]" office:value-type="float" office:value="66.4335585585586">
            <text:p>66,434</text:p>
          </table:table-cell>
          <table:table-cell table:style-name="ce17" table:formula="of:=[.F39]*[.$R$4]/[.$R$5]" office:value-type="float" office:value="56.588963963964">
            <text:p>56,589</text:p>
          </table:table-cell>
          <table:table-cell table:style-name="ce17" table:formula="of:=[.G39]*[.$R$4]/[.$R$5]" office:value-type="float" office:value="54.5292792792793">
            <text:p>54,529</text:p>
          </table:table-cell>
          <table:table-cell table:style-name="ce17" table:formula="of:=[.H39]*[.$R$4]/[.$R$5]" office:value-type="float" office:value="42.7646396396396">
            <text:p>42,765</text:p>
          </table:table-cell>
          <table:table-cell table:style-name="ce17" table:formula="of:=[.I39]*[.$R$4]/[.$R$5]" office:value-type="float" office:value="75.4403153153153">
            <text:p>75,440</text:p>
          </table:table-cell>
          <table:table-cell table:style-name="ce17" table:formula="of:=[.J39]*[.$R$4]/[.$R$5]" office:value-type="float" office:value="59.1373873873874">
            <text:p>59,137</text:p>
          </table:table-cell>
          <table:table-cell table:style-name="ce17" table:formula="of:=[.K39]*[.$R$4]/[.$R$5]" office:value-type="float" office:value="57.5664414414415">
            <text:p>57,566</text:p>
          </table:table-cell>
          <table:table-cell table:style-name="ce17" table:formula="of:=[.L39]*[.$R$4]/[.$R$5]" office:value-type="float" office:value="45.0337837837838">
            <text:p>45,034</text:p>
          </table:table-cell>
          <table:table-cell table:style-name="ce17" table:formula="of:=[.M39]*[.$R$4]/[.$R$5]" office:value-type="float" office:value="86.018018018018">
            <text:p>86,018</text:p>
          </table:table-cell>
          <table:table-cell table:style-name="ce17" table:formula="of:=[.N39]*[.$R$4]/[.$R$5]" office:value-type="float" office:value="64.9324324324324">
            <text:p>64,932</text:p>
          </table:table-cell>
          <table:table-cell table:style-name="ce17" table:formula="of:=[.O39]*[.$R$4]/[.$R$5]" office:value-type="float" office:value="60.2894144144144">
            <text:p>60,289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hysteresisThresh</text:p>
          </table:table-cell>
          <table:covered-table-cell table:style-name="ce4"/>
          <table:table-cell table:style-name="ce11" office:value-type="float" office:value="87.42">
            <text:p>87,42</text:p>
          </table:table-cell>
          <table:table-cell table:style-name="ce11" office:value-type="float" office:value="213.9">
            <text:p>213,9</text:p>
          </table:table-cell>
          <table:table-cell table:style-name="ce11" office:value-type="float" office:value="115.32">
            <text:p>115,32</text:p>
          </table:table-cell>
          <table:table-cell table:style-name="ce11" office:value-type="float" office:value="60.45">
            <text:p>60,45</text:p>
          </table:table-cell>
          <table:table-cell table:style-name="ce11" office:value-type="float" office:value="86.49">
            <text:p>86,49</text:p>
          </table:table-cell>
          <table:table-cell table:style-name="ce11" office:value-type="float" office:value="217.62">
            <text:p>217,62</text:p>
          </table:table-cell>
          <table:table-cell table:style-name="ce11" office:value-type="float" office:value="97.65">
            <text:p>97,65</text:p>
          </table:table-cell>
          <table:table-cell table:style-name="ce11" office:value-type="float" office:value="55.8">
            <text:p>55,8</text:p>
          </table:table-cell>
          <table:table-cell table:style-name="ce11" office:value-type="float" office:value="74.4">
            <text:p>74,4</text:p>
          </table:table-cell>
          <table:table-cell table:style-name="ce11" office:value-type="float" office:value="225.06">
            <text:p>225,06</text:p>
          </table:table-cell>
          <table:table-cell table:style-name="ce11" office:value-type="float" office:value="91.14">
            <text:p>91,14</text:p>
          </table:table-cell>
          <table:table-cell table:style-name="ce11" office:value-type="float" office:value="53.01">
            <text:p>53,01</text:p>
          </table:table-cell>
          <table:table-cell/>
          <table:table-cell table:style-name="ce1" office:value-type="string" table:number-columns-spanned="2" table:number-rows-spanned="1">
            <text:p>hysteresisThresh</text:p>
          </table:table-cell>
          <table:covered-table-cell table:style-name="ce4"/>
          <table:table-cell table:style-name="ce17" table:formula="of:=[.D40]*[.$R$4]/[.$R$5]" office:value-type="float" office:value="3.28153153153153">
            <text:p>3,282</text:p>
          </table:table-cell>
          <table:table-cell table:style-name="ce17" table:formula="of:=[.E40]*[.$R$4]/[.$R$5]" office:value-type="float" office:value="8.02927927927928">
            <text:p>8,029</text:p>
          </table:table-cell>
          <table:table-cell table:style-name="ce17" table:formula="of:=[.F40]*[.$R$4]/[.$R$5]" office:value-type="float" office:value="4.32882882882883">
            <text:p>4,329</text:p>
          </table:table-cell>
          <table:table-cell table:style-name="ce17" table:formula="of:=[.G40]*[.$R$4]/[.$R$5]" office:value-type="float" office:value="2.26914414414414">
            <text:p>2,269</text:p>
          </table:table-cell>
          <table:table-cell table:style-name="ce17" table:formula="of:=[.H40]*[.$R$4]/[.$R$5]" office:value-type="float" office:value="3.24662162162162">
            <text:p>3,247</text:p>
          </table:table-cell>
          <table:table-cell table:style-name="ce17" table:formula="of:=[.I40]*[.$R$4]/[.$R$5]" office:value-type="float" office:value="8.16891891891892">
            <text:p>8,169</text:p>
          </table:table-cell>
          <table:table-cell table:style-name="ce17" table:formula="of:=[.J40]*[.$R$4]/[.$R$5]" office:value-type="float" office:value="3.66554054054054">
            <text:p>3,666</text:p>
          </table:table-cell>
          <table:table-cell table:style-name="ce17" table:formula="of:=[.K40]*[.$R$4]/[.$R$5]" office:value-type="float" office:value="2.09459459459459">
            <text:p>2,095</text:p>
          </table:table-cell>
          <table:table-cell table:style-name="ce17" table:formula="of:=[.L40]*[.$R$4]/[.$R$5]" office:value-type="float" office:value="2.79279279279279">
            <text:p>2,793</text:p>
          </table:table-cell>
          <table:table-cell table:style-name="ce17" table:formula="of:=[.M40]*[.$R$4]/[.$R$5]" office:value-type="float" office:value="8.4481981981982">
            <text:p>8,448</text:p>
          </table:table-cell>
          <table:table-cell table:style-name="ce17" table:formula="of:=[.N40]*[.$R$4]/[.$R$5]" office:value-type="float" office:value="3.42117117117117">
            <text:p>3,421</text:p>
          </table:table-cell>
          <table:table-cell table:style-name="ce17" table:formula="of:=[.O40]*[.$R$4]/[.$R$5]" office:value-type="float" office:value="1.98986486486487">
            <text:p>1,990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Final pass</text:p>
          </table:table-cell>
          <table:covered-table-cell table:style-name="ce4"/>
          <table:table-cell table:style-name="ce11" office:value-type="float" office:value="254.82">
            <text:p>254,82</text:p>
          </table:table-cell>
          <table:table-cell table:number-columns-repeated="3" table:style-name="ce11" office:value-type="float" office:value="383.16">
            <text:p>383,16</text:p>
          </table:table-cell>
          <table:table-cell table:style-name="ce11" office:value-type="float" office:value="255.75">
            <text:p>255,75</text:p>
          </table:table-cell>
          <table:table-cell table:style-name="ce11" office:value-type="float" office:value="382.23">
            <text:p>382,23</text:p>
          </table:table-cell>
          <table:table-cell table:style-name="ce11" office:value-type="float" office:value="385.02">
            <text:p>385,02</text:p>
          </table:table-cell>
          <table:table-cell table:style-name="ce11" office:value-type="float" office:value="382.23">
            <text:p>382,23</text:p>
          </table:table-cell>
          <table:table-cell table:style-name="ce11" office:value-type="float" office:value="255.75">
            <text:p>255,75</text:p>
          </table:table-cell>
          <table:table-cell table:number-columns-repeated="2" table:style-name="ce11" office:value-type="float" office:value="383.16">
            <text:p>383,16</text:p>
          </table:table-cell>
          <table:table-cell table:style-name="ce11" office:value-type="float" office:value="391.53">
            <text:p>391,53</text:p>
          </table:table-cell>
          <table:table-cell/>
          <table:table-cell table:style-name="ce1" office:value-type="string" table:number-columns-spanned="2" table:number-rows-spanned="1">
            <text:p>Final pass</text:p>
          </table:table-cell>
          <table:covered-table-cell table:style-name="ce4"/>
          <table:table-cell table:style-name="ce17" table:formula="of:=[.D41]*[.$R$4]/[.$R$5]" office:value-type="float" office:value="9.56531531531532">
            <text:p>9,565</text:p>
          </table:table-cell>
          <table:table-cell table:style-name="ce17" table:formula="of:=[.E41]*[.$R$4]/[.$R$5]" office:value-type="float" office:value="14.3828828828829">
            <text:p>14,383</text:p>
          </table:table-cell>
          <table:table-cell table:style-name="ce17" table:formula="of:=[.F41]*[.$R$4]/[.$R$5]" office:value-type="float" office:value="14.3828828828829">
            <text:p>14,383</text:p>
          </table:table-cell>
          <table:table-cell table:style-name="ce17" table:formula="of:=[.G41]*[.$R$4]/[.$R$5]" office:value-type="float" office:value="14.3828828828829">
            <text:p>14,383</text:p>
          </table:table-cell>
          <table:table-cell table:style-name="ce17" table:formula="of:=[.H41]*[.$R$4]/[.$R$5]" office:value-type="float" office:value="9.60022522522523">
            <text:p>9,600</text:p>
          </table:table-cell>
          <table:table-cell table:style-name="ce17" table:formula="of:=[.I41]*[.$R$4]/[.$R$5]" office:value-type="float" office:value="14.347972972973">
            <text:p>14,348</text:p>
          </table:table-cell>
          <table:table-cell table:style-name="ce17" table:formula="of:=[.J41]*[.$R$4]/[.$R$5]" office:value-type="float" office:value="14.4527027027027">
            <text:p>14,453</text:p>
          </table:table-cell>
          <table:table-cell table:style-name="ce17" table:formula="of:=[.K41]*[.$R$4]/[.$R$5]" office:value-type="float" office:value="14.347972972973">
            <text:p>14,348</text:p>
          </table:table-cell>
          <table:table-cell table:style-name="ce17" table:formula="of:=[.L41]*[.$R$4]/[.$R$5]" office:value-type="float" office:value="9.60022522522523">
            <text:p>9,600</text:p>
          </table:table-cell>
          <table:table-cell table:style-name="ce17" table:formula="of:=[.M41]*[.$R$4]/[.$R$5]" office:value-type="float" office:value="14.3828828828829">
            <text:p>14,383</text:p>
          </table:table-cell>
          <table:table-cell table:style-name="ce17" table:formula="of:=[.N41]*[.$R$4]/[.$R$5]" office:value-type="float" office:value="14.3828828828829">
            <text:p>14,383</text:p>
          </table:table-cell>
          <table:table-cell table:style-name="ce17" table:formula="of:=[.O41]*[.$R$4]/[.$R$5]" office:value-type="float" office:value="14.6970720720721">
            <text:p>14,697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Canny</text:p>
          </table:table-cell>
          <table:covered-table-cell table:style-name="ce4"/>
          <table:table-cell table:style-name="ce12" office:value-type="float" office:value="3968.31">
            <text:p>3968,31</text:p>
          </table:table-cell>
          <table:table-cell table:style-name="ce12" office:value-type="float" office:value="6194.73">
            <text:p>6194,73</text:p>
          </table:table-cell>
          <table:table-cell table:style-name="ce12" office:value-type="float" office:value="5830.17">
            <text:p>5830,17</text:p>
          </table:table-cell>
          <table:table-cell table:style-name="ce12" office:value-type="float" office:value="5724.15">
            <text:p>5724,15</text:p>
          </table:table-cell>
          <table:table-cell table:style-name="ce12" office:value-type="float" office:value="5780.88">
            <text:p>5780,88</text:p>
          </table:table-cell>
          <table:table-cell table:style-name="ce12" office:value-type="float" office:value="9261.87">
            <text:p>9261,87</text:p>
          </table:table-cell>
          <table:table-cell table:style-name="ce12" office:value-type="float" office:value="8487.18">
            <text:p>8487,18</text:p>
          </table:table-cell>
          <table:table-cell table:style-name="ce12" office:value-type="float" office:value="8615.52">
            <text:p>8615,52</text:p>
          </table:table-cell>
          <table:table-cell table:style-name="ce12" office:value-type="float" office:value="8423.94">
            <text:p>8423,94</text:p>
          </table:table-cell>
          <table:table-cell table:style-name="ce12" office:value-type="float" office:value="13233.9">
            <text:p>13233,9</text:p>
          </table:table-cell>
          <table:table-cell table:style-name="ce12" office:value-type="float" office:value="12545.7">
            <text:p>12545,7</text:p>
          </table:table-cell>
          <table:table-cell table:style-name="ce12" office:value-type="float" office:value="12358.77">
            <text:p>12358,77</text:p>
          </table:table-cell>
          <table:table-cell/>
          <table:table-cell table:style-name="ce1" office:value-type="string" table:number-columns-spanned="2" table:number-rows-spanned="1">
            <text:p>Canny tot [ms]</text:p>
          </table:table-cell>
          <table:covered-table-cell table:style-name="ce4"/>
          <table:table-cell table:style-name="ce18" table:formula="of:=[.D42]*[.$R$4]/[.$R$5]" office:value-type="float" office:value="148.960585585586">
            <text:p>148,961</text:p>
          </table:table-cell>
          <table:table-cell table:style-name="ce18" table:formula="of:=[.E42]*[.$R$4]/[.$R$5]" office:value-type="float" office:value="232.53490990991">
            <text:p>232,535</text:p>
          </table:table-cell>
          <table:table-cell table:style-name="ce18" table:formula="of:=[.F42]*[.$R$4]/[.$R$5]" office:value-type="float" office:value="218.850225225225">
            <text:p>218,850</text:p>
          </table:table-cell>
          <table:table-cell table:style-name="ce18" table:formula="of:=[.G42]*[.$R$4]/[.$R$5]" office:value-type="float" office:value="214.870495495495">
            <text:p>214,870</text:p>
          </table:table-cell>
          <table:table-cell table:style-name="ce18" table:formula="of:=[.H42]*[.$R$4]/[.$R$5]" office:value-type="float" office:value="217">
            <text:p>217,000</text:p>
          </table:table-cell>
          <table:table-cell table:style-name="ce18" table:formula="of:=[.I42]*[.$R$4]/[.$R$5]" office:value-type="float" office:value="347.667792792793">
            <text:p>347,668</text:p>
          </table:table-cell>
          <table:table-cell table:style-name="ce18" table:formula="of:=[.J42]*[.$R$4]/[.$R$5]" office:value-type="float" office:value="318.587837837838">
            <text:p>318,588</text:p>
          </table:table-cell>
          <table:table-cell table:style-name="ce18" table:formula="of:=[.K42]*[.$R$4]/[.$R$5]" office:value-type="float" office:value="323.405405405405">
            <text:p>323,405</text:p>
          </table:table-cell>
          <table:table-cell table:style-name="ce18" table:formula="of:=[.L42]*[.$R$4]/[.$R$5]" office:value-type="float" office:value="316.213963963964">
            <text:p>316,214</text:p>
          </table:table-cell>
          <table:table-cell table:style-name="ce18" table:formula="of:=[.M42]*[.$R$4]/[.$R$5]" office:value-type="float" office:value="496.768018018018">
            <text:p>496,768</text:p>
          </table:table-cell>
          <table:table-cell table:style-name="ce18" table:formula="of:=[.N42]*[.$R$4]/[.$R$5]" office:value-type="float" office:value="470.934684684685">
            <text:p>470,935</text:p>
          </table:table-cell>
          <table:table-cell table:style-name="ce18" table:formula="of:=[.O42]*[.$R$4]/[.$R$5]" office:value-type="float" office:value="463.917792792793">
            <text:p>463,918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Canny Threshold TOT</text:p>
          </table:table-cell>
          <table:covered-table-cell table:style-name="ce4"/>
          <table:table-cell table:style-name="ce13" office:value-type="float" office:value="6050.58">
            <text:p>6050,58</text:p>
          </table:table-cell>
          <table:table-cell table:style-name="ce13" office:value-type="float" office:value="9014.49">
            <text:p>9014,49</text:p>
          </table:table-cell>
          <table:table-cell table:style-name="ce13" office:value-type="float" office:value="8663.88">
            <text:p>8663,88</text:p>
          </table:table-cell>
          <table:table-cell table:style-name="ce13" office:value-type="float" office:value="8498.34">
            <text:p>8498,34</text:p>
          </table:table-cell>
          <table:table-cell table:style-name="ce13" office:value-type="float" office:value="8474.16">
            <text:p>8474,16</text:p>
          </table:table-cell>
          <table:table-cell table:style-name="ce13" office:value-type="float" office:value="13310.16">
            <text:p>13310,16</text:p>
          </table:table-cell>
          <table:table-cell table:style-name="ce13" office:value-type="float" office:value="12517.8">
            <text:p>12517,8</text:p>
          </table:table-cell>
          <table:table-cell table:style-name="ce13" office:value-type="float" office:value="12657.3">
            <text:p>12657,3</text:p>
          </table:table-cell>
          <table:table-cell table:style-name="ce13" office:value-type="float" office:value="12302.97">
            <text:p>12302,97</text:p>
          </table:table-cell>
          <table:table-cell table:style-name="ce13" office:value-type="float" office:value="19001.76">
            <text:p>19001,76</text:p>
          </table:table-cell>
          <table:table-cell table:style-name="ce13" office:value-type="float" office:value="18336.81">
            <text:p>18336,81</text:p>
          </table:table-cell>
          <table:table-cell table:style-name="ce13" office:value-type="float" office:value="18117.33">
            <text:p>18117,33</text:p>
          </table:table-cell>
          <table:table-cell/>
          <table:table-cell table:style-name="ce1" office:value-type="string" table:number-columns-spanned="2" table:number-rows-spanned="1">
            <text:p>Canny Threshold TOT</text:p>
          </table:table-cell>
          <table:covered-table-cell table:style-name="ce4"/>
          <table:table-cell table:style-name="ce19" table:formula="of:=[.D43]*[.$R$4]/[.$R$5]" office:value-type="float" office:value="227.123873873874">
            <text:p>227,124</text:p>
          </table:table-cell>
          <table:table-cell table:style-name="ce19" table:formula="of:=[.E43]*[.$R$4]/[.$R$5]" office:value-type="float" office:value="338.381756756757">
            <text:p>338,382</text:p>
          </table:table-cell>
          <table:table-cell table:style-name="ce19" table:formula="of:=[.F43]*[.$R$4]/[.$R$5]" office:value-type="float" office:value="325.220720720721">
            <text:p>325,221</text:p>
          </table:table-cell>
          <table:table-cell table:style-name="ce19" table:formula="of:=[.G43]*[.$R$4]/[.$R$5]" office:value-type="float" office:value="319.006756756757">
            <text:p>319,007</text:p>
          </table:table-cell>
          <table:table-cell table:style-name="ce19" table:formula="of:=[.H43]*[.$R$4]/[.$R$5]" office:value-type="float" office:value="318.099099099099">
            <text:p>318,099</text:p>
          </table:table-cell>
          <table:table-cell table:style-name="ce19" table:formula="of:=[.I43]*[.$R$4]/[.$R$5]" office:value-type="float" office:value="499.630630630631">
            <text:p>499,631</text:p>
          </table:table-cell>
          <table:table-cell table:style-name="ce19" table:formula="of:=[.J43]*[.$R$4]/[.$R$5]" office:value-type="float" office:value="469.887387387387">
            <text:p>469,887</text:p>
          </table:table-cell>
          <table:table-cell table:style-name="ce19" table:formula="of:=[.K43]*[.$R$4]/[.$R$5]" office:value-type="float" office:value="475.123873873874">
            <text:p>475,124</text:p>
          </table:table-cell>
          <table:table-cell table:style-name="ce19" table:formula="of:=[.L43]*[.$R$4]/[.$R$5]" office:value-type="float" office:value="461.823198198198">
            <text:p>461,823</text:p>
          </table:table-cell>
          <table:table-cell table:style-name="ce19" table:formula="of:=[.M43]*[.$R$4]/[.$R$5]" office:value-type="float" office:value="713.279279279279">
            <text:p>713,279</text:p>
          </table:table-cell>
          <table:table-cell table:style-name="ce19" table:formula="of:=[.N43]*[.$R$4]/[.$R$5]" office:value-type="float" office:value="688.318693693694">
            <text:p>688,319</text:p>
          </table:table-cell>
          <table:table-cell table:style-name="ce19" table:formula="of:=[.O43]*[.$R$4]/[.$R$5]" office:value-type="float" office:value="680.079954954955">
            <text:p>680,080</text:p>
          </table:table-cell>
        </table:table-row>
        <table:table-row table:style-name="ro1">
          <table:table-cell table:number-columns-repeated="30"/>
        </table:table-row>
        <table:table-row table:style-name="ro2">
          <table:table-cell/>
          <table:table-cell office:value-type="string" table:number-columns-spanned="2" table:number-rows-spanned="1">
            <text:p>perf (wrt ARM) [%]</text:p>
          </table:table-cell>
          <table:covered-table-cell/>
          <table:table-cell table:style-name="ce14" table:formula="of:=(1-[.D43]/[ARM_results.E26])*100" office:value-type="float" office:value="-2827.00129646471">
            <text:p>-2827,00</text:p>
          </table:table-cell>
          <table:table-cell table:style-name="ce14" table:formula="of:=(1-[.E43]/[ARM_results.F26])*100" office:value-type="float" office:value="-2730.41066040372">
            <text:p>-2730,41</text:p>
          </table:table-cell>
          <table:table-cell table:style-name="ce14" table:formula="of:=(1-[.F43]/[ARM_results.G26])*100" office:value-type="float" office:value="-2739.11771163419">
            <text:p>-2739,12</text:p>
          </table:table-cell>
          <table:table-cell table:style-name="ce14" table:formula="of:=(1-[.G43]/[ARM_results.H26])*100" office:value-type="float" office:value="-2748.35098538678">
            <text:p>-2748,35</text:p>
          </table:table-cell>
          <table:table-cell table:style-name="ce14" table:formula="of:=(1-[.H43]/[ARM_results.I26])*100" office:value-type="float" office:value="-2889.85993014148">
            <text:p>-2889,86</text:p>
          </table:table-cell>
          <table:table-cell table:style-name="ce14" table:formula="of:=(1-[.I43]/[ARM_results.J26])*100" office:value-type="float" office:value="-2914.49249103703">
            <text:p>-2914,49</text:p>
          </table:table-cell>
          <table:table-cell table:style-name="ce14" table:formula="of:=(1-[.J43]/[ARM_results.K26])*100" office:value-type="float" office:value="-2906.2104044688">
            <text:p>-2906,21</text:p>
          </table:table-cell>
          <table:table-cell table:style-name="ce14" table:formula="of:=(1-[.K43]/[ARM_results.L26])*100" office:value-type="float" office:value="-2944.02512698168">
            <text:p>-2944,03</text:p>
          </table:table-cell>
          <table:table-cell table:style-name="ce14" table:formula="of:=(1-[.L43]/[ARM_results.M26])*100" office:value-type="float" office:value="-3144.12046229423">
            <text:p>-3144,12</text:p>
          </table:table-cell>
          <table:table-cell table:style-name="ce14" table:formula="of:=(1-[.M43]/[ARM_results.N26])*100" office:value-type="float" office:value="-3066.18428485021">
            <text:p>-3066,18</text:p>
          </table:table-cell>
          <table:table-cell table:style-name="ce14" table:formula="of:=(1-[.N43]/[ARM_results.O26])*100" office:value-type="float" office:value="-3176.57768573333">
            <text:p>-3176,58</text:p>
          </table:table-cell>
          <table:table-cell table:style-name="ce14" table:formula="of:=(1-[.O43]/[ARM_results.P26])*100" office:value-type="float" office:value="-3139.70366290672">
            <text:p>-3139,70</text:p>
          </table:table-cell>
          <table:table-cell/>
          <table:table-cell office:value-type="string" table:number-columns-spanned="2" table:number-rows-spanned="1">
            <text:p>perf (wrt ARM) [%]</text:p>
          </table:table-cell>
          <table:covered-table-cell/>
          <table:table-cell table:style-name="ce14" table:formula="of:=(1-[.S43]/[ARM_results.E26])*100" office:value-type="float" office:value="-9.87242103846526">
            <text:p>-9,87</text:p>
          </table:table-cell>
          <table:table-cell table:style-name="ce14" table:formula="of:=(1-[.T43]/[ARM_results.F26])*100" office:value-type="float" office:value="-6.2466464115511">
            <text:p>-6,25</text:p>
          </table:table-cell>
          <table:table-cell table:style-name="ce14" table:formula="of:=(1-[.U43]/[ARM_results.G26])*100" office:value-type="float" office:value="-6.57348767395596">
            <text:p>-6,57</text:p>
          </table:table-cell>
          <table:table-cell table:style-name="ce14" table:formula="of:=(1-[.V43]/[ARM_results.H26])*100" office:value-type="float" office:value="-6.92008203403833">
            <text:p>-6,92</text:p>
          </table:table-cell>
          <table:table-cell table:style-name="ce14" table:formula="of:=(1-[.W43]/[ARM_results.I26])*100" office:value-type="float" office:value="-12.2319793596652">
            <text:p>-12,23</text:p>
          </table:table-cell>
          <table:table-cell table:style-name="ce14" table:formula="of:=(1-[.X43]/[ARM_results.J26])*100" office:value-type="float" office:value="-13.1566250389276">
            <text:p>-13,16</text:p>
          </table:table-cell>
          <table:table-cell table:style-name="ce14" table:formula="of:=(1-[.Y43]/[ARM_results.K26])*100" office:value-type="float" office:value="-12.8457359034835">
            <text:p>-12,85</text:p>
          </table:table-cell>
          <table:table-cell table:style-name="ce14" table:formula="of:=(1-[.Z43]/[ARM_results.L26])*100" office:value-type="float" office:value="-14.2652074692824">
            <text:p>-14,27</text:p>
          </table:table-cell>
          <table:table-cell table:style-name="ce14" table:formula="of:=(1-[.AA43]/[ARM_results.M26])*100" office:value-type="float" office:value="-21.7762936296632">
            <text:p>-21,78</text:p>
          </table:table-cell>
          <table:table-cell table:style-name="ce14" table:formula="of:=(1-[.AB43]/[ARM_results.N26])*100" office:value-type="float" office:value="-18.8507614433263">
            <text:p>-18,85</text:p>
          </table:table-cell>
          <table:table-cell table:style-name="ce14" table:formula="of:=(1-[.AC43]/[ARM_results.O26])*100" office:value-type="float" office:value="-22.9946578728727">
            <text:p>-22,99</text:p>
          </table:table-cell>
          <table:table-cell table:style-name="ce14" table:formula="of:=(1-[.AD43]/[ARM_results.P26])*100" office:value-type="float" office:value="-21.6104978568589">
            <text:p>-21,61</text:p>
          </table:table-cell>
        </table:table-row>
      </table:table>
      <table:table table:name="Foglio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row table:style-name="ro1" table:number-rows-repeated="5">
          <table:table-cell table:number-columns-repeated="31"/>
        </table:table-row>
        <table:table-row table:style-name="ro2">
          <table:table-cell table:number-columns-repeated="4"/>
          <table:table-cell office:value-type="string">
            <text:p>Image read, image write not taken into consideration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2">
          <table:table-cell table:number-columns-repeated="4"/>
          <table:table-cell table:style-name="ce39" office:value-type="string">
            <text:p>Hardware times are kept constant wrt ARM+hardware execution, CPU computation is replaced with RocketChip one</text:p>
          </table:table-cell>
          <table:table-cell table:number-columns-repeated="26"/>
        </table:table-row>
        <table:table-row table:style-name="ro2">
          <table:table-cell table:number-columns-repeated="4"/>
          <table:table-cell table:style-name="ce40" office:value-type="string">
            <text:p>Memory access time is multiplied by a constant factor (takes into consideration AXI bus)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2">
          <table:table-cell table:number-columns-repeated="4"/>
          <table:table-cell table:style-name="ce2" office:value-type="float" office:value="3">
            <text:p>3</text:p>
          </table:table-cell>
          <table:table-cell table:style-name="ce15" office:value-type="string">
            <text:p>Memory multiplication factor</text:p>
          </table:table-cell>
          <table:table-cell table:number-columns-repeated="11"/>
          <table:table-cell table:style-name="ce2" office:value-type="float" office:value="1">
            <text:p>1</text:p>
          </table:table-cell>
          <table:table-cell table:style-name="ce15" office:value-type="string">
            <text:p>Memory multiplication factor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2">
          <table:table-cell table:number-columns-repeated="3"/>
          <table:table-cell office:value-type="string">
            <text:p>RV64G</text:p>
          </table:table-cell>
          <table:table-cell table:style-name="ce15" office:value-type="string">
            <text:p>DefaultFPGAConfig</text:p>
          </table:table-cell>
          <table:table-cell table:number-columns-repeated="11"/>
          <table:table-cell office:value-type="string">
            <text:p>NORMALIZED</text:p>
          </table:table-cell>
          <table:table-cell table:number-columns-repeated="2"/>
          <table:table-cell office:value-type="string">
            <text:p>RV64G</text:p>
          </table:table-cell>
          <table:table-cell table:style-name="ce15" office:value-type="string">
            <text:p>DefaultFPGAConfig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2">
          <table:table-cell/>
          <table:table-cell table:style-name="Excel_20_Built-in_20_Normal" table:number-columns-repeated="2"/>
          <table:table-cell table:style-name="ce29" office:value-type="string" table:number-columns-spanned="12" table:number-rows-spanned="1">
            <text:p>RocketChip + Hardware HYPOTHETICAL</text:p>
          </table:table-cell>
          <table:covered-table-cell table:number-columns-repeated="11" table:style-name="ce29"/>
          <table:table-cell table:number-columns-repeated="2"/>
          <table:table-cell table:style-name="Excel_20_Built-in_20_Normal" table:number-columns-repeated="2"/>
          <table:table-cell table:style-name="ce29" office:value-type="string" table:number-columns-spanned="12" table:number-rows-spanned="1">
            <text:p>RocketChip + Hardware HYPOTHETICAL</text:p>
          </table:table-cell>
          <table:covered-table-cell table:number-columns-repeated="11" table:style-name="ce29"/>
        </table:table-row>
        <table:table-row table:style-name="ro2">
          <table:table-cell/>
          <table:table-cell table:style-name="ce20" office:value-type="string" table:number-columns-spanned="2" table:number-rows-spanned="1">
            <text:p>Parameters</text:p>
          </table:table-cell>
          <table:covered-table-cell table:style-name="ce20"/>
          <table:table-cell table:style-name="ce30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30"/>
          <table:table-cell table:number-columns-repeated="2"/>
          <table:table-cell table:style-name="ce20" office:value-type="string" table:number-columns-spanned="2" table:number-rows-spanned="1">
            <text:p>Parameters</text:p>
          </table:table-cell>
          <table:covered-table-cell table:style-name="ce20"/>
          <table:table-cell table:style-name="ce30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30"/>
        </table:table-row>
        <table:table-row table:style-name="ro3">
          <table:table-cell/>
          <table:table-cell table:style-name="ce21" office:value-type="string" table:number-columns-spanned="2" table:number-rows-spanned="1">
            <text:p>Image</text:p>
          </table:table-cell>
          <table:covered-table-cell table:style-name="ce21"/>
          <table:table-cell table:style-name="ce31" office:value-type="string">
            <text:p>lena_secret</text:p>
            <text:p>T = 70</text:p>
          </table:table-cell>
          <table:table-cell table:style-name="ce41" office:value-type="string">
            <text:p>kodim08</text:p>
            <text:p>T = 170</text:p>
          </table:table-cell>
          <table:table-cell table:style-name="ce41" office:value-type="string">
            <text:p>kodim19</text:p>
            <text:p>T = 120</text:p>
          </table:table-cell>
          <table:table-cell table:style-name="ce44" office:value-type="string">
            <text:p>Kodim23</text:p>
            <text:p>T = 75</text:p>
          </table:table-cell>
          <table:table-cell table:style-name="ce31" office:value-type="string">
            <text:p>lena_secret</text:p>
            <text:p>T = 500</text:p>
          </table:table-cell>
          <table:table-cell table:style-name="ce41" office:value-type="string">
            <text:p>kodim08</text:p>
            <text:p>T = 950</text:p>
          </table:table-cell>
          <table:table-cell table:style-name="ce41" office:value-type="string">
            <text:p>kodim19</text:p>
            <text:p>T = 800</text:p>
          </table:table-cell>
          <table:table-cell table:style-name="ce44" office:value-type="string">
            <text:p>Kodim23</text:p>
            <text:p>T = 650</text:p>
          </table:table-cell>
          <table:table-cell table:style-name="ce31" office:value-type="string">
            <text:p>lena_secret</text:p>
            <text:p>T = 5000</text:p>
          </table:table-cell>
          <table:table-cell table:style-name="ce41" office:value-type="string">
            <text:p>kodim08</text:p>
            <text:p>T = 6000</text:p>
          </table:table-cell>
          <table:table-cell table:style-name="ce41" office:value-type="string">
            <text:p>kodim19</text:p>
            <text:p>T = 6000</text:p>
          </table:table-cell>
          <table:table-cell table:style-name="ce44" office:value-type="string">
            <text:p>Kodim23</text:p>
            <text:p>T = 7000</text:p>
          </table:table-cell>
          <table:table-cell table:number-columns-repeated="2"/>
          <table:table-cell table:style-name="ce21" office:value-type="string" table:number-columns-spanned="2" table:number-rows-spanned="1">
            <text:p>Image</text:p>
          </table:table-cell>
          <table:covered-table-cell table:style-name="ce21"/>
          <table:table-cell table:style-name="ce31" office:value-type="string">
            <text:p>lena_secret</text:p>
            <text:p>T = 70</text:p>
          </table:table-cell>
          <table:table-cell table:style-name="ce41" office:value-type="string">
            <text:p>kodim08</text:p>
            <text:p>T = 170</text:p>
          </table:table-cell>
          <table:table-cell table:style-name="ce41" office:value-type="string">
            <text:p>kodim19</text:p>
            <text:p>T = 120</text:p>
          </table:table-cell>
          <table:table-cell table:style-name="ce44" office:value-type="string">
            <text:p>Kodim23</text:p>
            <text:p>T = 75</text:p>
          </table:table-cell>
          <table:table-cell table:style-name="ce31" office:value-type="string">
            <text:p>lena_secret</text:p>
            <text:p>T = 500</text:p>
          </table:table-cell>
          <table:table-cell table:style-name="ce41" office:value-type="string">
            <text:p>kodim08</text:p>
            <text:p>T = 950</text:p>
          </table:table-cell>
          <table:table-cell table:style-name="ce41" office:value-type="string">
            <text:p>kodim19</text:p>
            <text:p>T = 800</text:p>
          </table:table-cell>
          <table:table-cell table:style-name="ce44" office:value-type="string">
            <text:p>Kodim23</text:p>
            <text:p>T = 650</text:p>
          </table:table-cell>
          <table:table-cell table:style-name="ce31" office:value-type="string">
            <text:p>lena_secret</text:p>
            <text:p>T = 5000</text:p>
          </table:table-cell>
          <table:table-cell table:style-name="ce41" office:value-type="string">
            <text:p>kodim08</text:p>
            <text:p>T = 6000</text:p>
          </table:table-cell>
          <table:table-cell table:style-name="ce41" office:value-type="string">
            <text:p>kodim19</text:p>
            <text:p>T = 6000</text:p>
          </table:table-cell>
          <table:table-cell table:style-name="ce44" office:value-type="string">
            <text:p>Kodim23</text:p>
            <text:p>T = 7000</text:p>
          </table:table-cell>
        </table:table-row>
        <table:table-row table:style-name="ro1">
          <table:table-cell/>
          <table:table-cell table:style-name="ce22"/>
          <table:table-cell table:style-name="ce28"/>
          <table:table-cell table:style-name="ce32"/>
          <table:table-cell table:number-columns-repeated="2" table:style-name="ce42"/>
          <table:table-cell table:style-name="ce45"/>
          <table:table-cell table:style-name="ce32"/>
          <table:table-cell table:number-columns-repeated="2" table:style-name="ce42"/>
          <table:table-cell table:style-name="ce45"/>
          <table:table-cell table:style-name="ce32"/>
          <table:table-cell table:number-columns-repeated="2" table:style-name="ce42"/>
          <table:table-cell table:style-name="ce45"/>
          <table:table-cell table:number-columns-repeated="2"/>
          <table:table-cell table:style-name="ce22"/>
          <table:table-cell table:style-name="ce28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</table:table-row>
        <table:table-row table:style-name="ro2">
          <table:table-cell/>
          <table:table-cell table:style-name="ce23" office:value-type="string" table:number-columns-spanned="2" table:number-rows-spanned="1">
            <text:p>GaussianBlur</text:p>
          </table:table-cell>
          <table:covered-table-cell table:style-name="ce23"/>
          <table:table-cell table:style-name="ce33" office:value-type="float" office:value="2.673">
            <text:p>2,673</text:p>
          </table:table-cell>
          <table:table-cell table:number-columns-repeated="2" table:style-name="ce43" office:value-type="float" office:value="4">
            <text:p>4,000</text:p>
          </table:table-cell>
          <table:table-cell table:style-name="ce46" office:value-type="float" office:value="3.999">
            <text:p>3,999</text:p>
          </table:table-cell>
          <table:table-cell table:style-name="ce33" office:value-type="float" office:value="2.673">
            <text:p>2,673</text:p>
          </table:table-cell>
          <table:table-cell table:style-name="ce43" office:value-type="float" office:value="4">
            <text:p>4,000</text:p>
          </table:table-cell>
          <table:table-cell table:style-name="ce43" office:value-type="float" office:value="4.018">
            <text:p>4,018</text:p>
          </table:table-cell>
          <table:table-cell table:style-name="ce46" office:value-type="float" office:value="4">
            <text:p>4,000</text:p>
          </table:table-cell>
          <table:table-cell table:style-name="ce33" office:value-type="float" office:value="2.691">
            <text:p>2,691</text:p>
          </table:table-cell>
          <table:table-cell table:style-name="ce43" office:value-type="float" office:value="4">
            <text:p>4,000</text:p>
          </table:table-cell>
          <table:table-cell table:style-name="ce43" office:value-type="float" office:value="4.019">
            <text:p>4,019</text:p>
          </table:table-cell>
          <table:table-cell table:style-name="ce46" office:value-type="float" office:value="4">
            <text:p>4,000</text:p>
          </table:table-cell>
          <table:table-cell table:number-columns-repeated="2"/>
          <table:table-cell table:style-name="ce23" office:value-type="string" table:number-columns-spanned="2" table:number-rows-spanned="1">
            <text:p>GaussianBlur</text:p>
          </table:table-cell>
          <table:covered-table-cell table:style-name="ce23"/>
          <table:table-cell table:style-name="ce33" office:value-type="float" office:value="2.673">
            <text:p>2,673</text:p>
          </table:table-cell>
          <table:table-cell table:number-columns-repeated="2" table:style-name="ce43" office:value-type="float" office:value="4">
            <text:p>4,000</text:p>
          </table:table-cell>
          <table:table-cell table:style-name="ce46" office:value-type="float" office:value="3.999">
            <text:p>3,999</text:p>
          </table:table-cell>
          <table:table-cell table:style-name="ce33" office:value-type="float" office:value="2.673">
            <text:p>2,673</text:p>
          </table:table-cell>
          <table:table-cell table:style-name="ce43" office:value-type="float" office:value="4">
            <text:p>4,000</text:p>
          </table:table-cell>
          <table:table-cell table:style-name="ce43" office:value-type="float" office:value="4.018">
            <text:p>4,018</text:p>
          </table:table-cell>
          <table:table-cell table:style-name="ce46" office:value-type="float" office:value="4">
            <text:p>4,000</text:p>
          </table:table-cell>
          <table:table-cell table:style-name="ce33" office:value-type="float" office:value="2.691">
            <text:p>2,691</text:p>
          </table:table-cell>
          <table:table-cell table:style-name="ce43" office:value-type="float" office:value="4">
            <text:p>4,000</text:p>
          </table:table-cell>
          <table:table-cell table:style-name="ce43" office:value-type="float" office:value="4.019">
            <text:p>4,019</text:p>
          </table:table-cell>
          <table:table-cell table:style-name="ce46" office:value-type="float" office:value="4">
            <text:p>4,000</text:p>
          </table:table-cell>
        </table:table-row>
        <table:table-row table:style-name="ro2">
          <table:table-cell/>
          <table:table-cell table:style-name="ce23" office:value-type="string" table:number-columns-spanned="2" table:number-rows-spanned="1">
            <text:p>Sobel</text:p>
          </table:table-cell>
          <table:covered-table-cell table:style-name="ce23"/>
          <table:table-cell table:style-name="ce33" office:value-type="float" office:value="5.345">
            <text:p>5,345</text:p>
          </table:table-cell>
          <table:table-cell table:style-name="ce43" office:value-type="float" office:value="7.963">
            <text:p>7,963</text:p>
          </table:table-cell>
          <table:table-cell table:style-name="ce43" office:value-type="float" office:value="7.981">
            <text:p>7,981</text:p>
          </table:table-cell>
          <table:table-cell table:style-name="ce46" office:value-type="float" office:value="7.981">
            <text:p>7,981</text:p>
          </table:table-cell>
          <table:table-cell table:style-name="ce33" office:value-type="float" office:value="5.346">
            <text:p>5,346</text:p>
          </table:table-cell>
          <table:table-cell table:number-columns-repeated="2" table:style-name="ce43" office:value-type="float" office:value="7.981">
            <text:p>7,981</text:p>
          </table:table-cell>
          <table:table-cell table:style-name="ce46" office:value-type="float" office:value="7.981">
            <text:p>7,981</text:p>
          </table:table-cell>
          <table:table-cell table:style-name="ce33" office:value-type="float" office:value="5.346">
            <text:p>5,346</text:p>
          </table:table-cell>
          <table:table-cell table:number-columns-repeated="2" table:style-name="ce43" office:value-type="float" office:value="7.981">
            <text:p>7,981</text:p>
          </table:table-cell>
          <table:table-cell table:style-name="ce46" office:value-type="float" office:value="7.982">
            <text:p>7,982</text:p>
          </table:table-cell>
          <table:table-cell table:number-columns-repeated="2"/>
          <table:table-cell table:style-name="ce23" office:value-type="string" table:number-columns-spanned="2" table:number-rows-spanned="1">
            <text:p>Sobel</text:p>
          </table:table-cell>
          <table:covered-table-cell table:style-name="ce23"/>
          <table:table-cell table:style-name="ce33" office:value-type="float" office:value="5.345">
            <text:p>5,345</text:p>
          </table:table-cell>
          <table:table-cell table:style-name="ce43" office:value-type="float" office:value="7.963">
            <text:p>7,963</text:p>
          </table:table-cell>
          <table:table-cell table:style-name="ce43" office:value-type="float" office:value="7.981">
            <text:p>7,981</text:p>
          </table:table-cell>
          <table:table-cell table:style-name="ce46" office:value-type="float" office:value="7.981">
            <text:p>7,981</text:p>
          </table:table-cell>
          <table:table-cell table:style-name="ce33" office:value-type="float" office:value="5.346">
            <text:p>5,346</text:p>
          </table:table-cell>
          <table:table-cell table:number-columns-repeated="2" table:style-name="ce43" office:value-type="float" office:value="7.981">
            <text:p>7,981</text:p>
          </table:table-cell>
          <table:table-cell table:style-name="ce46" office:value-type="float" office:value="7.981">
            <text:p>7,981</text:p>
          </table:table-cell>
          <table:table-cell table:style-name="ce33" office:value-type="float" office:value="5.346">
            <text:p>5,346</text:p>
          </table:table-cell>
          <table:table-cell table:number-columns-repeated="2" table:style-name="ce43" office:value-type="float" office:value="7.981">
            <text:p>7,981</text:p>
          </table:table-cell>
          <table:table-cell table:style-name="ce46" office:value-type="float" office:value="7.982">
            <text:p>7,982</text:p>
          </table:table-cell>
        </table:table-row>
        <table:table-row table:style-name="ro2">
          <table:table-cell/>
          <table:table-cell table:style-name="ce24" office:value-type="string" table:number-columns-spanned="2" table:number-rows-spanned="1">
            <text:p>memcpy</text:p>
          </table:table-cell>
          <table:covered-table-cell table:style-name="ce24"/>
          <table:table-cell table:style-name="ce34" table:formula="of:=[ARM_results.E38]*[.$E$11]" office:value-type="float" office:value="46.614">
            <text:p>46,614</text:p>
          </table:table-cell>
          <table:table-cell table:style-name="ce34" table:formula="of:=[ARM_results.F38]*[.$E$11]" office:value-type="float" office:value="70.059">
            <text:p>70,059</text:p>
          </table:table-cell>
          <table:table-cell table:style-name="ce34" table:formula="of:=[ARM_results.G38]*[.$E$11]" office:value-type="float" office:value="69.948">
            <text:p>69,948</text:p>
          </table:table-cell>
          <table:table-cell table:style-name="ce34" table:formula="of:=[ARM_results.H38]*[.$E$11]" office:value-type="float" office:value="70.005">
            <text:p>70,005</text:p>
          </table:table-cell>
          <table:table-cell table:style-name="ce34" table:formula="of:=[ARM_results.I38]*[.$E$11]" office:value-type="float" office:value="46.617">
            <text:p>46,617</text:p>
          </table:table-cell>
          <table:table-cell table:style-name="ce34" table:formula="of:=[ARM_results.J38]*[.$E$11]" office:value-type="float" office:value="70.116">
            <text:p>70,116</text:p>
          </table:table-cell>
          <table:table-cell table:style-name="ce34" table:formula="of:=[ARM_results.K38]*[.$E$11]" office:value-type="float" office:value="71.112">
            <text:p>71,112</text:p>
          </table:table-cell>
          <table:table-cell table:style-name="ce34" table:formula="of:=[ARM_results.L38]*[.$E$11]" office:value-type="float" office:value="69.894">
            <text:p>69,894</text:p>
          </table:table-cell>
          <table:table-cell table:style-name="ce34" table:formula="of:=[ARM_results.M38]*[.$E$11]" office:value-type="float" office:value="62.541">
            <text:p>62,541</text:p>
          </table:table-cell>
          <table:table-cell table:style-name="ce34" table:formula="of:=[ARM_results.N38]*[.$E$11]" office:value-type="float" office:value="70.116">
            <text:p>70,116</text:p>
          </table:table-cell>
          <table:table-cell table:style-name="ce34" table:formula="of:=[ARM_results.O38]*[.$E$11]" office:value-type="float" office:value="69.948">
            <text:p>69,948</text:p>
          </table:table-cell>
          <table:table-cell table:style-name="ce34" table:formula="of:=[ARM_results.P38]*[.$E$11]" office:value-type="float" office:value="70.116">
            <text:p>70,116</text:p>
          </table:table-cell>
          <table:table-cell table:number-columns-repeated="2"/>
          <table:table-cell table:style-name="ce24" office:value-type="string" table:number-columns-spanned="2" table:number-rows-spanned="1">
            <text:p>memcpy</text:p>
          </table:table-cell>
          <table:covered-table-cell table:style-name="ce24"/>
          <table:table-cell table:style-name="ce34" table:formula="of:=[ARM_results.E38]*[.$R$11]" office:value-type="float" office:value="15.538">
            <text:p>15,538</text:p>
          </table:table-cell>
          <table:table-cell table:style-name="ce34" table:formula="of:=[ARM_results.F38]*[.$R$11]" office:value-type="float" office:value="23.353">
            <text:p>23,353</text:p>
          </table:table-cell>
          <table:table-cell table:style-name="ce34" table:formula="of:=[ARM_results.G38]*[.$R$11]" office:value-type="float" office:value="23.316">
            <text:p>23,316</text:p>
          </table:table-cell>
          <table:table-cell table:style-name="ce34" table:formula="of:=[ARM_results.H38]*[.$R$11]" office:value-type="float" office:value="23.335">
            <text:p>23,335</text:p>
          </table:table-cell>
          <table:table-cell table:style-name="ce34" table:formula="of:=[ARM_results.I38]*[.$R$11]" office:value-type="float" office:value="15.539">
            <text:p>15,539</text:p>
          </table:table-cell>
          <table:table-cell table:style-name="ce34" table:formula="of:=[ARM_results.J38]*[.$R$11]" office:value-type="float" office:value="23.372">
            <text:p>23,372</text:p>
          </table:table-cell>
          <table:table-cell table:style-name="ce34" table:formula="of:=[ARM_results.K38]*[.$R$11]" office:value-type="float" office:value="23.704">
            <text:p>23,704</text:p>
          </table:table-cell>
          <table:table-cell table:style-name="ce34" table:formula="of:=[ARM_results.L38]*[.$R$11]" office:value-type="float" office:value="23.298">
            <text:p>23,298</text:p>
          </table:table-cell>
          <table:table-cell table:style-name="ce34" table:formula="of:=[ARM_results.M38]*[.$R$11]" office:value-type="float" office:value="20.847">
            <text:p>20,847</text:p>
          </table:table-cell>
          <table:table-cell table:style-name="ce34" table:formula="of:=[ARM_results.N38]*[.$R$11]" office:value-type="float" office:value="23.372">
            <text:p>23,372</text:p>
          </table:table-cell>
          <table:table-cell table:style-name="ce34" table:formula="of:=[ARM_results.O38]*[.$R$11]" office:value-type="float" office:value="23.316">
            <text:p>23,316</text:p>
          </table:table-cell>
          <table:table-cell table:style-name="ce34" table:formula="of:=[ARM_results.P38]*[.$R$11]" office:value-type="float" office:value="23.372">
            <text:p>23,372</text:p>
          </table:table-cell>
        </table:table-row>
        <table:table-row table:style-name="ro2">
          <table:table-cell/>
          <table:table-cell table:style-name="ce25" office:value-type="string" table:number-columns-spanned="2" table:number-rows-spanned="1">
            <text:p>nonMaxSuppress</text:p>
          </table:table-cell>
          <table:covered-table-cell table:style-name="ce25"/>
          <table:table-cell table:style-name="ce35" table:formula="of:=[Foglio1.D20]" office:value-type="float" office:value="1145">
            <text:p>1145</text:p>
          </table:table-cell>
          <table:table-cell table:style-name="ce35" table:formula="of:=[Foglio1.E20]" office:value-type="float" office:value="1908">
            <text:p>1908</text:p>
          </table:table-cell>
          <table:table-cell table:style-name="ce35" table:formula="of:=[Foglio1.F20]" office:value-type="float" office:value="1625">
            <text:p>1625</text:p>
          </table:table-cell>
          <table:table-cell table:style-name="ce35" table:formula="of:=[Foglio1.G20]" office:value-type="float" office:value="1566">
            <text:p>1566</text:p>
          </table:table-cell>
          <table:table-cell table:style-name="ce35" table:formula="of:=[Foglio1.H20]" office:value-type="float" office:value="1228">
            <text:p>1228</text:p>
          </table:table-cell>
          <table:table-cell table:style-name="ce35" table:formula="of:=[Foglio1.I20]" office:value-type="float" office:value="2166">
            <text:p>2166</text:p>
          </table:table-cell>
          <table:table-cell table:style-name="ce35" table:formula="of:=[Foglio1.J20]" office:value-type="float" office:value="1692">
            <text:p>1692</text:p>
          </table:table-cell>
          <table:table-cell table:style-name="ce35" table:formula="of:=[Foglio1.K20]" office:value-type="float" office:value="1652">
            <text:p>1652</text:p>
          </table:table-cell>
          <table:table-cell table:style-name="ce35" table:formula="of:=[Foglio1.L20]" office:value-type="float" office:value="1291">
            <text:p>1291</text:p>
          </table:table-cell>
          <table:table-cell table:style-name="ce35" table:formula="of:=[Foglio1.M20]" office:value-type="float" office:value="2471">
            <text:p>2471</text:p>
          </table:table-cell>
          <table:table-cell table:style-name="ce35" table:formula="of:=[Foglio1.N20]" office:value-type="float" office:value="1869">
            <text:p>1869</text:p>
          </table:table-cell>
          <table:table-cell table:style-name="ce35" table:formula="of:=[Foglio1.O20]" office:value-type="float" office:value="1733">
            <text:p>1733</text:p>
          </table:table-cell>
          <table:table-cell table:number-columns-repeated="2"/>
          <table:table-cell table:style-name="ce25" office:value-type="string" table:number-columns-spanned="2" table:number-rows-spanned="1">
            <text:p>nonMaxSuppress</text:p>
          </table:table-cell>
          <table:covered-table-cell table:style-name="ce25"/>
          <table:table-cell table:style-name="ce35" table:formula="of:=[Foglio1.S20]" office:value-type="float" office:value="42.9804804804805">
            <text:p>43</text:p>
          </table:table-cell>
          <table:table-cell table:style-name="ce35" table:formula="of:=[Foglio1.T20]" office:value-type="float" office:value="71.6216216216216">
            <text:p>72</text:p>
          </table:table-cell>
          <table:table-cell table:style-name="ce35" table:formula="of:=[Foglio1.U20]" office:value-type="float" office:value="60.9984984984985">
            <text:p>61</text:p>
          </table:table-cell>
          <table:table-cell table:style-name="ce35" table:formula="of:=[Foglio1.V20]" office:value-type="float" office:value="58.7837837837838">
            <text:p>59</text:p>
          </table:table-cell>
          <table:table-cell table:style-name="ce35" table:formula="of:=[Foglio1.W20]" office:value-type="float" office:value="46.0960960960961">
            <text:p>46</text:p>
          </table:table-cell>
          <table:table-cell table:style-name="ce35" table:formula="of:=[Foglio1.X20]" office:value-type="float" office:value="81.3063063063063">
            <text:p>81</text:p>
          </table:table-cell>
          <table:table-cell table:style-name="ce35" table:formula="of:=[Foglio1.Y20]" office:value-type="float" office:value="63.5135135135135">
            <text:p>64</text:p>
          </table:table-cell>
          <table:table-cell table:style-name="ce35" table:formula="of:=[Foglio1.Z20]" office:value-type="float" office:value="62.012012012012">
            <text:p>62</text:p>
          </table:table-cell>
          <table:table-cell table:style-name="ce35" table:formula="of:=[Foglio1.AA20]" office:value-type="float" office:value="48.460960960961">
            <text:p>48</text:p>
          </table:table-cell>
          <table:table-cell table:style-name="ce35" table:formula="of:=[Foglio1.AB20]" office:value-type="float" office:value="92.7552552552553">
            <text:p>93</text:p>
          </table:table-cell>
          <table:table-cell table:style-name="ce35" table:formula="of:=[Foglio1.AC20]" office:value-type="float" office:value="70.1576576576577">
            <text:p>70</text:p>
          </table:table-cell>
          <table:table-cell table:style-name="ce35" table:formula="of:=[Foglio1.AD20]" office:value-type="float" office:value="65.0525525525526">
            <text:p>65</text:p>
          </table:table-cell>
        </table:table-row>
        <table:table-row table:style-name="ro2">
          <table:table-cell/>
          <table:table-cell table:style-name="ce25" office:value-type="string" table:number-columns-spanned="2" table:number-rows-spanned="1">
            <text:p>hysteresisThresh</text:p>
          </table:table-cell>
          <table:covered-table-cell table:style-name="ce25"/>
          <table:table-cell table:style-name="ce35" table:formula="of:=[Foglio1.D21]" office:value-type="float" office:value="94">
            <text:p>94</text:p>
          </table:table-cell>
          <table:table-cell table:style-name="ce35" table:formula="of:=[Foglio1.E21]" office:value-type="float" office:value="231">
            <text:p>231</text:p>
          </table:table-cell>
          <table:table-cell table:style-name="ce35" table:formula="of:=[Foglio1.F21]" office:value-type="float" office:value="124">
            <text:p>124</text:p>
          </table:table-cell>
          <table:table-cell table:style-name="ce35" table:formula="of:=[Foglio1.G21]" office:value-type="float" office:value="65">
            <text:p>65</text:p>
          </table:table-cell>
          <table:table-cell table:style-name="ce35" table:formula="of:=[Foglio1.H21]" office:value-type="float" office:value="94">
            <text:p>94</text:p>
          </table:table-cell>
          <table:table-cell table:style-name="ce35" table:formula="of:=[Foglio1.I21]" office:value-type="float" office:value="235">
            <text:p>235</text:p>
          </table:table-cell>
          <table:table-cell table:style-name="ce35" table:formula="of:=[Foglio1.J21]" office:value-type="float" office:value="102">
            <text:p>102</text:p>
          </table:table-cell>
          <table:table-cell table:style-name="ce35" table:formula="of:=[Foglio1.K21]" office:value-type="float" office:value="60">
            <text:p>60</text:p>
          </table:table-cell>
          <table:table-cell table:style-name="ce35" table:formula="of:=[Foglio1.L21]" office:value-type="float" office:value="81">
            <text:p>81</text:p>
          </table:table-cell>
          <table:table-cell table:style-name="ce35" table:formula="of:=[Foglio1.M21]" office:value-type="float" office:value="243">
            <text:p>243</text:p>
          </table:table-cell>
          <table:table-cell table:style-name="ce35" table:formula="of:=[Foglio1.N21]" office:value-type="float" office:value="98">
            <text:p>98</text:p>
          </table:table-cell>
          <table:table-cell table:style-name="ce35" table:formula="of:=[Foglio1.O21]" office:value-type="float" office:value="57">
            <text:p>57</text:p>
          </table:table-cell>
          <table:table-cell table:number-columns-repeated="2"/>
          <table:table-cell table:style-name="ce25" office:value-type="string" table:number-columns-spanned="2" table:number-rows-spanned="1">
            <text:p>hysteresisThresh</text:p>
          </table:table-cell>
          <table:covered-table-cell table:style-name="ce25"/>
          <table:table-cell table:style-name="ce35" table:formula="of:=[Foglio1.S21]" office:value-type="float" office:value="3.52852852852853">
            <text:p>4</text:p>
          </table:table-cell>
          <table:table-cell table:style-name="ce35" table:formula="of:=[Foglio1.T21]" office:value-type="float" office:value="8.67117117117117">
            <text:p>9</text:p>
          </table:table-cell>
          <table:table-cell table:style-name="ce35" table:formula="of:=[Foglio1.U21]" office:value-type="float" office:value="4.65465465465466">
            <text:p>5</text:p>
          </table:table-cell>
          <table:table-cell table:style-name="ce35" table:formula="of:=[Foglio1.V21]" office:value-type="float" office:value="2.43993993993994">
            <text:p>2</text:p>
          </table:table-cell>
          <table:table-cell table:style-name="ce35" table:formula="of:=[Foglio1.W21]" office:value-type="float" office:value="3.52852852852853">
            <text:p>4</text:p>
          </table:table-cell>
          <table:table-cell table:style-name="ce35" table:formula="of:=[Foglio1.X21]" office:value-type="float" office:value="8.82132132132132">
            <text:p>9</text:p>
          </table:table-cell>
          <table:table-cell table:style-name="ce35" table:formula="of:=[Foglio1.Y21]" office:value-type="float" office:value="3.82882882882883">
            <text:p>4</text:p>
          </table:table-cell>
          <table:table-cell table:style-name="ce35" table:formula="of:=[Foglio1.Z21]" office:value-type="float" office:value="2.25225225225225">
            <text:p>2</text:p>
          </table:table-cell>
          <table:table-cell table:style-name="ce35" table:formula="of:=[Foglio1.AA21]" office:value-type="float" office:value="3.04054054054054">
            <text:p>3</text:p>
          </table:table-cell>
          <table:table-cell table:style-name="ce35" table:formula="of:=[Foglio1.AB21]" office:value-type="float" office:value="9.12162162162162">
            <text:p>9</text:p>
          </table:table-cell>
          <table:table-cell table:style-name="ce35" table:formula="of:=[Foglio1.AC21]" office:value-type="float" office:value="3.67867867867868">
            <text:p>4</text:p>
          </table:table-cell>
          <table:table-cell table:style-name="ce35" table:formula="of:=[Foglio1.AD21]" office:value-type="float" office:value="2.13963963963964">
            <text:p>2</text:p>
          </table:table-cell>
        </table:table-row>
        <table:table-row table:style-name="ro2">
          <table:table-cell/>
          <table:table-cell table:style-name="ce25" office:value-type="string" table:number-columns-spanned="2" table:number-rows-spanned="1">
            <text:p>Final pass</text:p>
          </table:table-cell>
          <table:covered-table-cell table:style-name="ce25"/>
          <table:table-cell table:style-name="ce35" table:formula="of:=[Foglio1.D22]" office:value-type="float" office:value="275">
            <text:p>275</text:p>
          </table:table-cell>
          <table:table-cell table:style-name="ce35" table:formula="of:=[Foglio1.E22]" office:value-type="float" office:value="412">
            <text:p>412</text:p>
          </table:table-cell>
          <table:table-cell table:style-name="ce35" table:formula="of:=[Foglio1.F22]" office:value-type="float" office:value="413">
            <text:p>413</text:p>
          </table:table-cell>
          <table:table-cell table:style-name="ce35" table:formula="of:=[Foglio1.G22]" office:value-type="float" office:value="412">
            <text:p>412</text:p>
          </table:table-cell>
          <table:table-cell table:style-name="ce35" table:formula="of:=[Foglio1.H22]" office:value-type="float" office:value="275">
            <text:p>275</text:p>
          </table:table-cell>
          <table:table-cell table:style-name="ce35" table:formula="of:=[Foglio1.I22]" office:value-type="float" office:value="412">
            <text:p>412</text:p>
          </table:table-cell>
          <table:table-cell table:style-name="ce35" table:formula="of:=[Foglio1.J22]" office:value-type="float" office:value="413">
            <text:p>413</text:p>
          </table:table-cell>
          <table:table-cell table:style-name="ce35" table:formula="of:=[Foglio1.K22]" office:value-type="float" office:value="413">
            <text:p>413</text:p>
          </table:table-cell>
          <table:table-cell table:style-name="ce35" table:formula="of:=[Foglio1.L22]" office:value-type="float" office:value="274">
            <text:p>274</text:p>
          </table:table-cell>
          <table:table-cell table:style-name="ce35" table:formula="of:=[Foglio1.M22]" office:value-type="float" office:value="412">
            <text:p>412</text:p>
          </table:table-cell>
          <table:table-cell table:style-name="ce35" table:formula="of:=[Foglio1.N22]" office:value-type="float" office:value="413">
            <text:p>413</text:p>
          </table:table-cell>
          <table:table-cell table:style-name="ce35" table:formula="of:=[Foglio1.O22]" office:value-type="float" office:value="412">
            <text:p>412</text:p>
          </table:table-cell>
          <table:table-cell table:number-columns-repeated="2"/>
          <table:table-cell table:style-name="ce25" office:value-type="string" table:number-columns-spanned="2" table:number-rows-spanned="1">
            <text:p>Final pass</text:p>
          </table:table-cell>
          <table:covered-table-cell table:style-name="ce25"/>
          <table:table-cell table:style-name="ce35" table:formula="of:=[Foglio1.S22]" office:value-type="float" office:value="10.3228228228228">
            <text:p>10</text:p>
          </table:table-cell>
          <table:table-cell table:style-name="ce35" table:formula="of:=[Foglio1.T22]" office:value-type="float" office:value="15.4654654654655">
            <text:p>15</text:p>
          </table:table-cell>
          <table:table-cell table:style-name="ce35" table:formula="of:=[Foglio1.U22]" office:value-type="float" office:value="15.503003003003">
            <text:p>16</text:p>
          </table:table-cell>
          <table:table-cell table:style-name="ce35" table:formula="of:=[Foglio1.V22]" office:value-type="float" office:value="15.4654654654655">
            <text:p>15</text:p>
          </table:table-cell>
          <table:table-cell table:style-name="ce35" table:formula="of:=[Foglio1.W22]" office:value-type="float" office:value="10.3228228228228">
            <text:p>10</text:p>
          </table:table-cell>
          <table:table-cell table:style-name="ce35" table:formula="of:=[Foglio1.X22]" office:value-type="float" office:value="15.4654654654655">
            <text:p>15</text:p>
          </table:table-cell>
          <table:table-cell table:style-name="ce35" table:formula="of:=[Foglio1.Y22]" office:value-type="float" office:value="15.503003003003">
            <text:p>16</text:p>
          </table:table-cell>
          <table:table-cell table:style-name="ce35" table:formula="of:=[Foglio1.Z22]" office:value-type="float" office:value="15.503003003003">
            <text:p>16</text:p>
          </table:table-cell>
          <table:table-cell table:style-name="ce35" table:formula="of:=[Foglio1.AA22]" office:value-type="float" office:value="10.2852852852853">
            <text:p>10</text:p>
          </table:table-cell>
          <table:table-cell table:style-name="ce35" table:formula="of:=[Foglio1.AB22]" office:value-type="float" office:value="15.4654654654655">
            <text:p>15</text:p>
          </table:table-cell>
          <table:table-cell table:style-name="ce35" table:formula="of:=[Foglio1.AC22]" office:value-type="float" office:value="15.503003003003">
            <text:p>16</text:p>
          </table:table-cell>
          <table:table-cell table:style-name="ce35" table:formula="of:=[Foglio1.AD22]" office:value-type="float" office:value="15.4654654654655">
            <text:p>15</text:p>
          </table:table-cell>
        </table:table-row>
        <table:table-row table:style-name="ro2">
          <table:table-cell/>
          <table:table-cell table:style-name="ce25" office:value-type="string" table:number-columns-spanned="2" table:number-rows-spanned="1">
            <text:p>Canny</text:p>
          </table:table-cell>
          <table:covered-table-cell table:style-name="ce25"/>
          <table:table-cell table:style-name="ce36" table:formula="of:=[Foglio1.D23]" office:value-type="float" office:value="2400">
            <text:p>2400</text:p>
          </table:table-cell>
          <table:table-cell table:style-name="ce36" table:formula="of:=[Foglio1.E23]" office:value-type="float" office:value="3880">
            <text:p>3880</text:p>
          </table:table-cell>
          <table:table-cell table:style-name="ce36" table:formula="of:=[Foglio1.F23]" office:value-type="float" office:value="3479">
            <text:p>3479</text:p>
          </table:table-cell>
          <table:table-cell table:style-name="ce36" table:formula="of:=[Foglio1.G23]" office:value-type="float" office:value="3372">
            <text:p>3372</text:p>
          </table:table-cell>
          <table:table-cell table:style-name="ce36" table:formula="of:=[Foglio1.H23]" office:value-type="float" office:value="3462">
            <text:p>3462</text:p>
          </table:table-cell>
          <table:table-cell table:style-name="ce36" table:formula="of:=[Foglio1.I23]" office:value-type="float" office:value="5625">
            <text:p>5625</text:p>
          </table:table-cell>
          <table:table-cell table:style-name="ce36" table:formula="of:=[Foglio1.J23]" office:value-type="float" office:value="4982">
            <text:p>4982</text:p>
          </table:table-cell>
          <table:table-cell table:style-name="ce36" table:formula="of:=[Foglio1.K23]" office:value-type="float" office:value="4929">
            <text:p>4929</text:p>
          </table:table-cell>
          <table:table-cell table:style-name="ce36" table:formula="of:=[Foglio1.L23]" office:value-type="float" office:value="4730">
            <text:p>4730</text:p>
          </table:table-cell>
          <table:table-cell table:style-name="ce36" table:formula="of:=[Foglio1.M23]" office:value-type="float" office:value="7759">
            <text:p>7759</text:p>
          </table:table-cell>
          <table:table-cell table:style-name="ce36" table:formula="of:=[Foglio1.N23]" office:value-type="float" office:value="6980">
            <text:p>6980</text:p>
          </table:table-cell>
          <table:table-cell table:style-name="ce36" table:formula="of:=[Foglio1.O23]" office:value-type="float" office:value="6820">
            <text:p>6820</text:p>
          </table:table-cell>
          <table:table-cell table:number-columns-repeated="2"/>
          <table:table-cell table:style-name="ce25" table:number-columns-spanned="2" table:number-rows-spanned="1"/>
          <table:covered-table-cell table:style-name="ce25"/>
          <table:table-cell table:style-name="ce36" table:number-columns-repeated="12"/>
        </table:table-row>
        <table:table-row table:style-name="ro2">
          <table:table-cell/>
          <table:table-cell table:style-name="ce26" office:value-type="string" table:number-columns-spanned="2" table:number-rows-spanned="1">
            <text:p>Canny Threshold TOT</text:p>
          </table:table-cell>
          <table:covered-table-cell table:style-name="ce26"/>
          <table:table-cell table:style-name="ce37" table:formula="of:=[.D25]+[.D21]+[.D20]+[.D19]" office:value-type="float" office:value="2454.632">
            <text:p>2454,632</text:p>
          </table:table-cell>
          <table:table-cell table:style-name="ce37" table:formula="of:=[.E25]+[.E21]+[.E20]+[.E19]" office:value-type="float" office:value="3962.022">
            <text:p>3962,022</text:p>
          </table:table-cell>
          <table:table-cell table:style-name="ce37" table:formula="of:=[.F25]+[.F21]+[.F20]+[.F19]" office:value-type="float" office:value="3560.929">
            <text:p>3560,929</text:p>
          </table:table-cell>
          <table:table-cell table:style-name="ce37" table:formula="of:=[.G25]+[.G21]+[.G20]+[.G19]" office:value-type="float" office:value="3453.985">
            <text:p>3453,985</text:p>
          </table:table-cell>
          <table:table-cell table:style-name="ce37" table:formula="of:=[.H25]+[.H21]+[.H20]+[.H19]" office:value-type="float" office:value="3516.636">
            <text:p>3516,636</text:p>
          </table:table-cell>
          <table:table-cell table:style-name="ce37" table:formula="of:=[.I25]+[.I21]+[.I20]+[.I19]" office:value-type="float" office:value="5707.097">
            <text:p>5707,097</text:p>
          </table:table-cell>
          <table:table-cell table:style-name="ce37" table:formula="of:=[.J25]+[.J21]+[.J20]+[.J19]" office:value-type="float" office:value="5065.111">
            <text:p>5065,111</text:p>
          </table:table-cell>
          <table:table-cell table:style-name="ce37" table:formula="of:=[.K25]+[.K21]+[.K20]+[.K19]" office:value-type="float" office:value="5010.875">
            <text:p>5010,875</text:p>
          </table:table-cell>
          <table:table-cell table:style-name="ce37" table:formula="of:=[.L25]+[.L21]+[.L20]+[.L19]" office:value-type="float" office:value="4800.578">
            <text:p>4800,578</text:p>
          </table:table-cell>
          <table:table-cell table:style-name="ce37" table:formula="of:=[.M25]+[.M21]+[.M20]+[.M19]" office:value-type="float" office:value="7841.097">
            <text:p>7841,097</text:p>
          </table:table-cell>
          <table:table-cell table:style-name="ce37" table:formula="of:=[.N25]+[.N21]+[.N20]+[.N19]" office:value-type="float" office:value="7061.948">
            <text:p>7061,948</text:p>
          </table:table-cell>
          <table:table-cell table:style-name="ce37" table:formula="of:=[.O25]+[.O21]+[.O20]+[.O19]" office:value-type="float" office:value="6902.098">
            <text:p>6902,098</text:p>
          </table:table-cell>
          <table:table-cell table:number-columns-repeated="2"/>
          <table:table-cell table:style-name="ce26" office:value-type="string" table:number-columns-spanned="2" table:number-rows-spanned="1">
            <text:p>Canny Threshold TOT</text:p>
          </table:table-cell>
          <table:covered-table-cell table:style-name="ce26"/>
          <table:table-cell table:style-name="ce37" table:formula="of:=SUM([.T19:.T24])" office:value-type="float" office:value="80.3878318318318">
            <text:p>80,388</text:p>
          </table:table-cell>
          <table:table-cell table:style-name="ce37" table:formula="of:=SUM([.U19:.U24])" office:value-type="float" office:value="131.074258258258">
            <text:p>131,074</text:p>
          </table:table-cell>
          <table:table-cell table:style-name="ce37" table:formula="of:=SUM([.V19:.V24])" office:value-type="float" office:value="116.453156156156">
            <text:p>116,453</text:p>
          </table:table-cell>
          <table:table-cell table:style-name="ce37" table:formula="of:=SUM([.W19:.W24])" office:value-type="float" office:value="112.004189189189">
            <text:p>112,004</text:p>
          </table:table-cell>
          <table:table-cell table:style-name="ce37" table:formula="of:=SUM([.X19:.X24])" office:value-type="float" office:value="83.5054474474475">
            <text:p>83,505</text:p>
          </table:table-cell>
          <table:table-cell table:style-name="ce37" table:formula="of:=SUM([.Y19:.Y24])" office:value-type="float" office:value="140.946093093093">
            <text:p>140,946</text:p>
          </table:table-cell>
          <table:table-cell table:style-name="ce37" table:formula="of:=SUM([.Z19:.Z24])" office:value-type="float" office:value="118.548345345345">
            <text:p>118,548</text:p>
          </table:table-cell>
          <table:table-cell table:style-name="ce37" table:formula="of:=SUM([.AA19:.AA24])" office:value-type="float" office:value="115.046267267267">
            <text:p>115,046</text:p>
          </table:table-cell>
          <table:table-cell table:style-name="ce37" table:formula="of:=SUM([.AB19:.AB24])" office:value-type="float" office:value="90.6707867867868">
            <text:p>90,671</text:p>
          </table:table-cell>
          <table:table-cell table:style-name="ce37" table:formula="of:=SUM([.AC19:.AC24])" office:value-type="float" office:value="152.695342342342">
            <text:p>152,695</text:p>
          </table:table-cell>
          <table:table-cell table:style-name="ce37" table:formula="of:=SUM([.AD19:.AD24])" office:value-type="float" office:value="124.655339339339">
            <text:p>124,655</text:p>
          </table:table-cell>
          <table:table-cell table:style-name="ce37" table:formula="of:=SUM([.AE19:.AE24])" office:value-type="float" office:value="118.011657657658">
            <text:p>118,012</text:p>
          </table:table-cell>
        </table:table-row>
        <table:table-row table:style-name="ro1">
          <table:table-cell/>
          <table:table-cell table:style-name="Excel_20_Built-in_20_Normal" table:number-columns-repeated="14"/>
          <table:table-cell table:number-columns-repeated="2"/>
          <table:table-cell table:style-name="Excel_20_Built-in_20_Normal" table:number-columns-repeated="14"/>
        </table:table-row>
        <table:table-row table:style-name="ro2">
          <table:table-cell/>
          <table:table-cell table:style-name="Excel_20_Built-in_20_Normal" table:number-columns-repeated="14"/>
          <table:table-cell table:number-columns-repeated="2"/>
          <table:table-cell table:style-name="Excel_20_Built-in_20_Normal" office:value-type="string">
            <text:p>Tot without copies</text:p>
          </table:table-cell>
          <table:table-cell table:style-name="Excel_20_Built-in_20_Normal"/>
          <table:table-cell table:style-name="ce50" table:formula="of:=[.T26]-[.T21]" office:value-type="float" office:value="64.8498318318318">
            <text:p>64,85</text:p>
          </table:table-cell>
          <table:table-cell table:style-name="ce50" table:formula="of:=[.U26]-[.U21]" office:value-type="float" office:value="107.721258258258">
            <text:p>107,72</text:p>
          </table:table-cell>
          <table:table-cell table:style-name="ce50" table:formula="of:=[.V26]-[.V21]" office:value-type="float" office:value="93.1371561561561">
            <text:p>93,14</text:p>
          </table:table-cell>
          <table:table-cell table:style-name="ce50" table:formula="of:=[.W26]-[.W21]" office:value-type="float" office:value="88.6691891891892">
            <text:p>88,67</text:p>
          </table:table-cell>
          <table:table-cell table:style-name="ce50" table:formula="of:=[.X26]-[.X21]" office:value-type="float" office:value="67.9664474474474">
            <text:p>67,97</text:p>
          </table:table-cell>
          <table:table-cell table:style-name="ce50" table:formula="of:=[.Y26]-[.Y21]" office:value-type="float" office:value="117.574093093093">
            <text:p>117,57</text:p>
          </table:table-cell>
          <table:table-cell table:style-name="ce50" table:formula="of:=[.Z26]-[.Z21]" office:value-type="float" office:value="94.8443453453453">
            <text:p>94,84</text:p>
          </table:table-cell>
          <table:table-cell table:style-name="ce50" table:formula="of:=[.AA26]-[.AA21]" office:value-type="float" office:value="91.7482672672673">
            <text:p>91,75</text:p>
          </table:table-cell>
          <table:table-cell table:style-name="ce50" table:formula="of:=[.AB26]-[.AB21]" office:value-type="float" office:value="69.8237867867868">
            <text:p>69,82</text:p>
          </table:table-cell>
          <table:table-cell table:style-name="ce50" table:formula="of:=[.AC26]-[.AC21]" office:value-type="float" office:value="129.323342342342">
            <text:p>129,32</text:p>
          </table:table-cell>
          <table:table-cell table:style-name="ce50" table:formula="of:=[.AD26]-[.AD21]" office:value-type="float" office:value="101.339339339339">
            <text:p>101,34</text:p>
          </table:table-cell>
          <table:table-cell table:style-name="ce50" table:formula="of:=[.AE26]-[.AE21]" office:value-type="float" office:value="94.6396576576577">
            <text:p>94,64</text:p>
          </table:table-cell>
        </table:table-row>
        <table:table-row table:style-name="ro1">
          <table:table-cell/>
          <table:table-cell table:style-name="Excel_20_Built-in_20_Normal" table:number-columns-repeated="14"/>
          <table:table-cell table:number-columns-repeated="2"/>
          <table:table-cell table:style-name="Excel_20_Built-in_20_Normal" table:number-columns-repeated="14"/>
        </table:table-row>
        <table:table-row table:style-name="ro3">
          <table:table-cell/>
          <table:table-cell table:style-name="ce27" office:value-type="string" table:number-columns-spanned="2" table:number-rows-spanned="1">
            <text:p>performance (wrt RC-G) </text:p>
            <text:p>Without copies (%)</text:p>
          </table:table-cell>
          <table:covered-table-cell table:style-name="ce27"/>
          <table:table-cell table:style-name="ce38" table:formula="of:=(1-[.D26]/[Foglio1.D24])*100" office:value-type="float" office:value="24.4728615384616">
            <text:p>24,47</text:p>
          </table:table-cell>
          <table:table-cell table:style-name="ce38" table:formula="of:=(1-[.E26]/[Foglio1.E24])*100" office:value-type="float" office:value="22.4653228962818">
            <text:p>22,47</text:p>
          </table:table-cell>
          <table:table-cell table:style-name="ce38" table:formula="of:=(1-[.F26]/[Foglio1.F24])*100" office:value-type="float" office:value="24.122544214788">
            <text:p>24,12</text:p>
          </table:table-cell>
          <table:table-cell table:style-name="ce38" table:formula="of:=(1-[.G26]/[Foglio1.G24])*100" office:value-type="float" office:value="24.9133695652174">
            <text:p>24,91</text:p>
          </table:table-cell>
          <table:table-cell table:style-name="ce38" table:formula="of:=(1-[.H26]/[Foglio1.H24])*100" office:value-type="float" office:value="23.6343973941368">
            <text:p>23,63</text:p>
          </table:table-cell>
          <table:table-cell table:style-name="ce38" table:formula="of:=(1-[.I26]/[Foglio1.I24])*100" office:value-type="float" office:value="22.5631343283582">
            <text:p>22,56</text:p>
          </table:table-cell>
          <table:table-cell table:style-name="ce38" table:formula="of:=(1-[.J26]/[Foglio1.J24])*100" office:value-type="float" office:value="24.2543592044265">
            <text:p>24,25</text:p>
          </table:table-cell>
          <table:table-cell table:style-name="ce38" table:formula="of:=(1-[.K26]/[Foglio1.K24])*100" office:value-type="float" office:value="24.8744377811094">
            <text:p>24,87</text:p>
          </table:table-cell>
          <table:table-cell table:style-name="ce38" table:formula="of:=(1-[.L26]/[Foglio1.L24])*100" office:value-type="float" office:value="25.4568633540373">
            <text:p>25,46</text:p>
          </table:table-cell>
          <table:table-cell table:style-name="ce38" table:formula="of:=(1-[.M26]/[Foglio1.M24])*100" office:value-type="float" office:value="24.5758272412466">
            <text:p>24,58</text:p>
          </table:table-cell>
          <table:table-cell table:style-name="ce38" table:formula="of:=(1-[.N26]/[Foglio1.N24])*100" office:value-type="float" office:value="25.9521023382615">
            <text:p>25,95</text:p>
          </table:table-cell>
          <table:table-cell table:style-name="ce38" table:formula="of:=(1-[.O26]/[Foglio1.O24])*100" office:value-type="float" office:value="26.9928284324096">
            <text:p>26,99</text:p>
          </table:table-cell>
          <table:table-cell table:number-columns-repeated="2"/>
          <table:table-cell table:style-name="ce27" office:value-type="string" table:number-columns-spanned="2" table:number-rows-spanned="1">
            <text:p>performance (wrt RC-G) (%)</text:p>
          </table:table-cell>
          <table:covered-table-cell table:style-name="ce27"/>
          <table:table-cell table:style-name="ce38" table:formula="of:=(1-[.T26]/[Foglio1.S24])*100" office:value-type="float" office:value="34.1067126153846">
            <text:p>34,11</text:p>
          </table:table-cell>
          <table:table-cell table:style-name="ce38" table:formula="of:=(1-[.U26]/[Foglio1.T24])*100" office:value-type="float" office:value="31.666962035225">
            <text:p>31,67</text:p>
          </table:table-cell>
          <table:table-cell table:style-name="ce38" table:formula="of:=(1-[.V26]/[Foglio1.U24])*100" office:value-type="float" office:value="33.8949056040912">
            <text:p>33,89</text:p>
          </table:table-cell>
          <table:table-cell table:style-name="ce38" table:formula="of:=(1-[.W26]/[Foglio1.V24])*100" office:value-type="float" office:value="35.1349652173913">
            <text:p>35,13</text:p>
          </table:table-cell>
          <table:table-cell table:style-name="ce38" table:formula="of:=(1-[.X26]/[Foglio1.W24])*100" office:value-type="float" office:value="51.6919626492943">
            <text:p>51,69</text:p>
          </table:table-cell>
          <table:table-cell table:style-name="ce38" table:formula="of:=(1-[.Y26]/[Foglio1.X24])*100" office:value-type="float" office:value="49.0528640434193">
            <text:p>49,05</text:p>
          </table:table-cell>
          <table:table-cell table:style-name="ce38" table:formula="of:=(1-[.Z26]/[Foglio1.Y24])*100" office:value-type="float" office:value="52.7721262150441">
            <text:p>52,77</text:p>
          </table:table-cell>
          <table:table-cell table:style-name="ce38" table:formula="of:=(1-[.AA26]/[Foglio1.Z24])*100" office:value-type="float" office:value="54.0504863568216">
            <text:p>54,05</text:p>
          </table:table-cell>
          <table:table-cell table:style-name="ce38" table:formula="of:=(1-[.AB26]/[Foglio1.AA24])*100" office:value-type="float" office:value="62.4927055900621">
            <text:p>62,49</text:p>
          </table:table-cell>
          <table:table-cell table:style-name="ce38" table:formula="of:=(1-[.AC26]/[Foglio1.AB24])*100" office:value-type="float" office:value="60.8714513274336">
            <text:p>60,87</text:p>
          </table:table-cell>
          <table:table-cell table:style-name="ce38" table:formula="of:=(1-[.AD26]/[Foglio1.AC24])*100" office:value-type="float" office:value="65.17963468596">
            <text:p>65,18</text:p>
          </table:table-cell>
          <table:table-cell table:style-name="ce38" table:formula="of:=(1-[.AE26]/[Foglio1.AD24])*100" office:value-type="float" office:value="66.7460275015866">
            <text:p>66,75</text:p>
          </table:table-cell>
        </table:table-row>
        <table:table-row table:style-name="ro1">
          <table:table-cell table:number-columns-repeated="31"/>
        </table:table-row>
        <table:table-row table:style-name="ro2">
          <table:table-cell table:number-columns-repeated="17"/>
          <table:table-cell table:style-name="ce47" office:value-type="string" table:number-columns-spanned="2" table:number-rows-spanned="1">
            <text:p>wrt ARM+filter (no copies)</text:p>
          </table:table-cell>
          <table:covered-table-cell table:style-name="ce48"/>
          <table:table-cell table:style-name="ce51" table:formula="of:=(1-[.T28]/[ARM_results.E50])*100" office:value-type="float" office:value="29.2372312079003">
            <text:p>29,24</text:p>
          </table:table-cell>
          <table:table-cell table:style-name="ce51" table:formula="of:=(1-[.U28]/[ARM_results.F50])*100" office:value-type="float" office:value="16.7133725136787">
            <text:p>16,71</text:p>
          </table:table-cell>
          <table:table-cell table:style-name="ce51" table:formula="of:=(1-[.V28]/[ARM_results.G50])*100" office:value-type="float" office:value="20.0985234365752">
            <text:p>20,10</text:p>
          </table:table-cell>
          <table:table-cell table:style-name="ce51" table:formula="of:=(1-[.W28]/[ARM_results.H50])*100" office:value-type="float" office:value="17.8228089071463">
            <text:p>17,82</text:p>
          </table:table-cell>
          <table:table-cell table:style-name="ce51" table:formula="of:=(1-[.X28]/[ARM_results.I50])*100" office:value-type="float" office:value="18.0584152782598">
            <text:p>18,06</text:p>
          </table:table-cell>
          <table:table-cell table:style-name="ce51" table:formula="of:=(1-[.Y28]/[ARM_results.J50])*100" office:value-type="float" office:value="16.1568461373782">
            <text:p>16,16</text:p>
          </table:table-cell>
          <table:table-cell table:style-name="ce51" table:formula="of:=(1-[.Z28]/[ARM_results.K50])*100" office:value-type="float" office:value="18.5423971130895">
            <text:p>18,54</text:p>
          </table:table-cell>
          <table:table-cell table:style-name="ce51" table:formula="of:=(1-[.AA28]/[ARM_results.L50])*100" office:value-type="float" office:value="17.0247101306221">
            <text:p>17,02</text:p>
          </table:table-cell>
          <table:table-cell table:style-name="ce51" table:formula="of:=(1-[.AB28]/[ARM_results.M50])*100" office:value-type="float" office:value="37.0213614384663">
            <text:p>37,02</text:p>
          </table:table-cell>
          <table:table-cell table:style-name="ce51" table:formula="of:=(1-[.AC28]/[ARM_results.N50])*100" office:value-type="float" office:value="14.1541479081142">
            <text:p>14,15</text:p>
          </table:table-cell>
          <table:table-cell table:style-name="ce51" table:formula="of:=(1-[.AD28]/[ARM_results.O50])*100" office:value-type="float" office:value="18.5492940415862">
            <text:p>18,55</text:p>
          </table:table-cell>
          <table:table-cell table:style-name="ce51" table:formula="of:=(1-[.AE28]/[ARM_results.P50])*100" office:value-type="float" office:value="16.7285594114862">
            <text:p>16,73</text:p>
          </table:table-cell>
        </table:table-row>
        <table:table-row table:style-name="ro1" table:number-rows-repeated="6">
          <table:table-cell table:number-columns-repeated="31"/>
        </table:table-row>
        <table:table-row table:style-name="ro2">
          <table:table-cell table:number-columns-repeated="3"/>
          <table:table-cell office:value-type="string">
            <text:p>RV64IMA</text:p>
          </table:table-cell>
          <table:table-cell table:style-name="ce15" office:value-type="string">
            <text:p>NoFPU</text:p>
          </table:table-cell>
          <table:table-cell table:number-columns-repeated="14"/>
          <table:table-cell office:value-type="string">
            <text:p>RV64IMA</text:p>
          </table:table-cell>
          <table:table-cell table:style-name="ce15" office:value-type="string">
            <text:p>NoFPU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2">
          <table:table-cell/>
          <table:table-cell table:style-name="Excel_20_Built-in_20_Normal" table:number-columns-repeated="2"/>
          <table:table-cell table:style-name="ce29" office:value-type="string" table:number-columns-spanned="12" table:number-rows-spanned="1">
            <text:p>RocketChip + Hardware HYPOTHETICAL</text:p>
          </table:table-cell>
          <table:covered-table-cell table:number-columns-repeated="11" table:style-name="ce29"/>
          <table:table-cell table:number-columns-repeated="2"/>
          <table:table-cell table:style-name="Excel_20_Built-in_20_Normal" table:number-columns-repeated="2"/>
          <table:table-cell table:style-name="ce29" office:value-type="string" table:number-columns-spanned="12" table:number-rows-spanned="1">
            <text:p>RocketChip + Hardware HYPOTHETICAL</text:p>
          </table:table-cell>
          <table:covered-table-cell table:number-columns-repeated="11" table:style-name="ce29"/>
        </table:table-row>
        <table:table-row table:style-name="ro2">
          <table:table-cell/>
          <table:table-cell table:style-name="ce20" office:value-type="string" table:number-columns-spanned="2" table:number-rows-spanned="1">
            <text:p>Parameters</text:p>
          </table:table-cell>
          <table:covered-table-cell table:style-name="ce20"/>
          <table:table-cell table:style-name="ce30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30"/>
          <table:table-cell table:number-columns-repeated="2"/>
          <table:table-cell table:style-name="ce20" office:value-type="string" table:number-columns-spanned="2" table:number-rows-spanned="1">
            <text:p>Parameters</text:p>
          </table:table-cell>
          <table:covered-table-cell table:style-name="ce20"/>
          <table:table-cell table:style-name="ce30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30"/>
        </table:table-row>
        <table:table-row table:style-name="ro3">
          <table:table-cell/>
          <table:table-cell table:style-name="ce21" office:value-type="string" table:number-columns-spanned="2" table:number-rows-spanned="1">
            <text:p>Image</text:p>
          </table:table-cell>
          <table:covered-table-cell table:style-name="ce21"/>
          <table:table-cell table:style-name="ce31" office:value-type="string">
            <text:p>lena_secret</text:p>
            <text:p>T = 70</text:p>
          </table:table-cell>
          <table:table-cell table:style-name="ce41" office:value-type="string">
            <text:p>kodim08</text:p>
            <text:p>T = 170</text:p>
          </table:table-cell>
          <table:table-cell table:style-name="ce41" office:value-type="string">
            <text:p>kodim19</text:p>
            <text:p>T = 120</text:p>
          </table:table-cell>
          <table:table-cell table:style-name="ce44" office:value-type="string">
            <text:p>Kodim23</text:p>
            <text:p>T = 75</text:p>
          </table:table-cell>
          <table:table-cell table:style-name="ce31" office:value-type="string">
            <text:p>lena_secret</text:p>
            <text:p>T = 500</text:p>
          </table:table-cell>
          <table:table-cell table:style-name="ce41" office:value-type="string">
            <text:p>kodim08</text:p>
            <text:p>T = 950</text:p>
          </table:table-cell>
          <table:table-cell table:style-name="ce41" office:value-type="string">
            <text:p>kodim19</text:p>
            <text:p>T = 800</text:p>
          </table:table-cell>
          <table:table-cell table:style-name="ce44" office:value-type="string">
            <text:p>Kodim23</text:p>
            <text:p>T = 650</text:p>
          </table:table-cell>
          <table:table-cell table:style-name="ce31" office:value-type="string">
            <text:p>lena_secret</text:p>
            <text:p>T = 5000</text:p>
          </table:table-cell>
          <table:table-cell table:style-name="ce41" office:value-type="string">
            <text:p>kodim08</text:p>
            <text:p>T = 6000</text:p>
          </table:table-cell>
          <table:table-cell table:style-name="ce41" office:value-type="string">
            <text:p>kodim19</text:p>
            <text:p>T = 6000</text:p>
          </table:table-cell>
          <table:table-cell table:style-name="ce44" office:value-type="string">
            <text:p>Kodim23</text:p>
            <text:p>T = 7000</text:p>
          </table:table-cell>
          <table:table-cell table:number-columns-repeated="2"/>
          <table:table-cell table:style-name="ce21" office:value-type="string" table:number-columns-spanned="2" table:number-rows-spanned="1">
            <text:p>Image</text:p>
          </table:table-cell>
          <table:covered-table-cell table:style-name="ce21"/>
          <table:table-cell table:style-name="ce31" office:value-type="string">
            <text:p>lena_secret</text:p>
            <text:p>T = 70</text:p>
          </table:table-cell>
          <table:table-cell table:style-name="ce41" office:value-type="string">
            <text:p>kodim08</text:p>
            <text:p>T = 170</text:p>
          </table:table-cell>
          <table:table-cell table:style-name="ce41" office:value-type="string">
            <text:p>kodim19</text:p>
            <text:p>T = 120</text:p>
          </table:table-cell>
          <table:table-cell table:style-name="ce44" office:value-type="string">
            <text:p>Kodim23</text:p>
            <text:p>T = 75</text:p>
          </table:table-cell>
          <table:table-cell table:style-name="ce31" office:value-type="string">
            <text:p>lena_secret</text:p>
            <text:p>T = 500</text:p>
          </table:table-cell>
          <table:table-cell table:style-name="ce41" office:value-type="string">
            <text:p>kodim08</text:p>
            <text:p>T = 950</text:p>
          </table:table-cell>
          <table:table-cell table:style-name="ce41" office:value-type="string">
            <text:p>kodim19</text:p>
            <text:p>T = 800</text:p>
          </table:table-cell>
          <table:table-cell table:style-name="ce44" office:value-type="string">
            <text:p>Kodim23</text:p>
            <text:p>T = 650</text:p>
          </table:table-cell>
          <table:table-cell table:style-name="ce31" office:value-type="string">
            <text:p>lena_secret</text:p>
            <text:p>T = 5000</text:p>
          </table:table-cell>
          <table:table-cell table:style-name="ce41" office:value-type="string">
            <text:p>kodim08</text:p>
            <text:p>T = 6000</text:p>
          </table:table-cell>
          <table:table-cell table:style-name="ce41" office:value-type="string">
            <text:p>kodim19</text:p>
            <text:p>T = 6000</text:p>
          </table:table-cell>
          <table:table-cell table:style-name="ce44" office:value-type="string">
            <text:p>Kodim23</text:p>
            <text:p>T = 7000</text:p>
          </table:table-cell>
        </table:table-row>
        <table:table-row table:style-name="ro1">
          <table:table-cell/>
          <table:table-cell table:style-name="ce22"/>
          <table:table-cell table:style-name="ce28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  <table:table-cell table:number-columns-repeated="2"/>
          <table:table-cell table:style-name="ce22"/>
          <table:table-cell table:style-name="ce28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</table:table-row>
        <table:table-row table:style-name="ro2">
          <table:table-cell/>
          <table:table-cell table:style-name="ce23" office:value-type="string" table:number-columns-spanned="2" table:number-rows-spanned="1">
            <text:p>GaussianBlur</text:p>
          </table:table-cell>
          <table:covered-table-cell table:style-name="ce23"/>
          <table:table-cell table:style-name="ce33" office:value-type="float" office:value="2.673">
            <text:p>2,673</text:p>
          </table:table-cell>
          <table:table-cell table:number-columns-repeated="2" table:style-name="ce43" office:value-type="float" office:value="4">
            <text:p>4,000</text:p>
          </table:table-cell>
          <table:table-cell table:style-name="ce46" office:value-type="float" office:value="3.999">
            <text:p>3,999</text:p>
          </table:table-cell>
          <table:table-cell table:style-name="ce33" office:value-type="float" office:value="2.673">
            <text:p>2,673</text:p>
          </table:table-cell>
          <table:table-cell table:style-name="ce43" office:value-type="float" office:value="4">
            <text:p>4,000</text:p>
          </table:table-cell>
          <table:table-cell table:style-name="ce43" office:value-type="float" office:value="4.018">
            <text:p>4,018</text:p>
          </table:table-cell>
          <table:table-cell table:style-name="ce46" office:value-type="float" office:value="4">
            <text:p>4,000</text:p>
          </table:table-cell>
          <table:table-cell table:style-name="ce33" office:value-type="float" office:value="2.691">
            <text:p>2,691</text:p>
          </table:table-cell>
          <table:table-cell table:style-name="ce43" office:value-type="float" office:value="4">
            <text:p>4,000</text:p>
          </table:table-cell>
          <table:table-cell table:style-name="ce43" office:value-type="float" office:value="4.019">
            <text:p>4,019</text:p>
          </table:table-cell>
          <table:table-cell table:style-name="ce46" office:value-type="float" office:value="4">
            <text:p>4,000</text:p>
          </table:table-cell>
          <table:table-cell table:number-columns-repeated="2"/>
          <table:table-cell table:style-name="ce23" office:value-type="string" table:number-columns-spanned="2" table:number-rows-spanned="1">
            <text:p>GaussianBlur</text:p>
          </table:table-cell>
          <table:covered-table-cell table:style-name="ce23"/>
          <table:table-cell table:style-name="ce33" office:value-type="float" office:value="2.673">
            <text:p>2,673</text:p>
          </table:table-cell>
          <table:table-cell table:number-columns-repeated="2" table:style-name="ce43" office:value-type="float" office:value="4">
            <text:p>4,000</text:p>
          </table:table-cell>
          <table:table-cell table:style-name="ce46" office:value-type="float" office:value="3.999">
            <text:p>3,999</text:p>
          </table:table-cell>
          <table:table-cell table:style-name="ce33" office:value-type="float" office:value="2.673">
            <text:p>2,673</text:p>
          </table:table-cell>
          <table:table-cell table:style-name="ce43" office:value-type="float" office:value="4">
            <text:p>4,000</text:p>
          </table:table-cell>
          <table:table-cell table:style-name="ce43" office:value-type="float" office:value="4.018">
            <text:p>4,018</text:p>
          </table:table-cell>
          <table:table-cell table:style-name="ce46" office:value-type="float" office:value="4">
            <text:p>4,000</text:p>
          </table:table-cell>
          <table:table-cell table:style-name="ce33" office:value-type="float" office:value="2.691">
            <text:p>2,691</text:p>
          </table:table-cell>
          <table:table-cell table:style-name="ce43" office:value-type="float" office:value="4">
            <text:p>4,000</text:p>
          </table:table-cell>
          <table:table-cell table:style-name="ce43" office:value-type="float" office:value="4.019">
            <text:p>4,019</text:p>
          </table:table-cell>
          <table:table-cell table:style-name="ce46" office:value-type="float" office:value="4">
            <text:p>4,000</text:p>
          </table:table-cell>
        </table:table-row>
        <table:table-row table:style-name="ro2">
          <table:table-cell/>
          <table:table-cell table:style-name="ce23" office:value-type="string" table:number-columns-spanned="2" table:number-rows-spanned="1">
            <text:p>Sobel</text:p>
          </table:table-cell>
          <table:covered-table-cell table:style-name="ce23"/>
          <table:table-cell table:style-name="ce33" office:value-type="float" office:value="5.345">
            <text:p>5,345</text:p>
          </table:table-cell>
          <table:table-cell table:style-name="ce43" office:value-type="float" office:value="7.963">
            <text:p>7,963</text:p>
          </table:table-cell>
          <table:table-cell table:style-name="ce43" office:value-type="float" office:value="7.981">
            <text:p>7,981</text:p>
          </table:table-cell>
          <table:table-cell table:style-name="ce46" office:value-type="float" office:value="7.981">
            <text:p>7,981</text:p>
          </table:table-cell>
          <table:table-cell table:style-name="ce33" office:value-type="float" office:value="5.346">
            <text:p>5,346</text:p>
          </table:table-cell>
          <table:table-cell table:number-columns-repeated="2" table:style-name="ce43" office:value-type="float" office:value="7.981">
            <text:p>7,981</text:p>
          </table:table-cell>
          <table:table-cell table:style-name="ce46" office:value-type="float" office:value="7.981">
            <text:p>7,981</text:p>
          </table:table-cell>
          <table:table-cell table:style-name="ce33" office:value-type="float" office:value="5.346">
            <text:p>5,346</text:p>
          </table:table-cell>
          <table:table-cell table:number-columns-repeated="2" table:style-name="ce43" office:value-type="float" office:value="7.981">
            <text:p>7,981</text:p>
          </table:table-cell>
          <table:table-cell table:style-name="ce46" office:value-type="float" office:value="7.982">
            <text:p>7,982</text:p>
          </table:table-cell>
          <table:table-cell table:number-columns-repeated="2"/>
          <table:table-cell table:style-name="ce23" office:value-type="string" table:number-columns-spanned="2" table:number-rows-spanned="1">
            <text:p>Sobel</text:p>
          </table:table-cell>
          <table:covered-table-cell table:style-name="ce23"/>
          <table:table-cell table:style-name="ce33" office:value-type="float" office:value="5.345">
            <text:p>5,345</text:p>
          </table:table-cell>
          <table:table-cell table:style-name="ce43" office:value-type="float" office:value="7.963">
            <text:p>7,963</text:p>
          </table:table-cell>
          <table:table-cell table:style-name="ce43" office:value-type="float" office:value="7.981">
            <text:p>7,981</text:p>
          </table:table-cell>
          <table:table-cell table:style-name="ce46" office:value-type="float" office:value="7.981">
            <text:p>7,981</text:p>
          </table:table-cell>
          <table:table-cell table:style-name="ce33" office:value-type="float" office:value="5.346">
            <text:p>5,346</text:p>
          </table:table-cell>
          <table:table-cell table:number-columns-repeated="2" table:style-name="ce43" office:value-type="float" office:value="7.981">
            <text:p>7,981</text:p>
          </table:table-cell>
          <table:table-cell table:style-name="ce46" office:value-type="float" office:value="7.981">
            <text:p>7,981</text:p>
          </table:table-cell>
          <table:table-cell table:style-name="ce33" office:value-type="float" office:value="5.346">
            <text:p>5,346</text:p>
          </table:table-cell>
          <table:table-cell table:number-columns-repeated="2" table:style-name="ce43" office:value-type="float" office:value="7.981">
            <text:p>7,981</text:p>
          </table:table-cell>
          <table:table-cell table:style-name="ce46" office:value-type="float" office:value="7.982">
            <text:p>7,982</text:p>
          </table:table-cell>
        </table:table-row>
        <table:table-row table:style-name="ro2">
          <table:table-cell/>
          <table:table-cell table:style-name="ce24" office:value-type="string" table:number-columns-spanned="2" table:number-rows-spanned="1">
            <text:p>memcpy</text:p>
          </table:table-cell>
          <table:covered-table-cell table:style-name="ce24"/>
          <table:table-cell table:style-name="ce34" table:formula="of:=[ARM_results.E38]*[.$E$11]" office:value-type="float" office:value="46.614">
            <text:p>46,614</text:p>
          </table:table-cell>
          <table:table-cell table:style-name="ce34" table:formula="of:=[ARM_results.F38]*[.$E$11]" office:value-type="float" office:value="70.059">
            <text:p>70,059</text:p>
          </table:table-cell>
          <table:table-cell table:style-name="ce34" table:formula="of:=[ARM_results.G38]*[.$E$11]" office:value-type="float" office:value="69.948">
            <text:p>69,948</text:p>
          </table:table-cell>
          <table:table-cell table:style-name="ce34" table:formula="of:=[ARM_results.H38]*[.$E$11]" office:value-type="float" office:value="70.005">
            <text:p>70,005</text:p>
          </table:table-cell>
          <table:table-cell table:style-name="ce34" table:formula="of:=[ARM_results.I38]*[.$E$11]" office:value-type="float" office:value="46.617">
            <text:p>46,617</text:p>
          </table:table-cell>
          <table:table-cell table:style-name="ce34" table:formula="of:=[ARM_results.J38]*[.$E$11]" office:value-type="float" office:value="70.116">
            <text:p>70,116</text:p>
          </table:table-cell>
          <table:table-cell table:style-name="ce34" table:formula="of:=[ARM_results.K38]*[.$E$11]" office:value-type="float" office:value="71.112">
            <text:p>71,112</text:p>
          </table:table-cell>
          <table:table-cell table:style-name="ce34" table:formula="of:=[ARM_results.L38]*[.$E$11]" office:value-type="float" office:value="69.894">
            <text:p>69,894</text:p>
          </table:table-cell>
          <table:table-cell table:style-name="ce34" table:formula="of:=[ARM_results.M38]*[.$E$11]" office:value-type="float" office:value="62.541">
            <text:p>62,541</text:p>
          </table:table-cell>
          <table:table-cell table:style-name="ce34" table:formula="of:=[ARM_results.N38]*[.$E$11]" office:value-type="float" office:value="70.116">
            <text:p>70,116</text:p>
          </table:table-cell>
          <table:table-cell table:style-name="ce34" table:formula="of:=[ARM_results.O38]*[.$E$11]" office:value-type="float" office:value="69.948">
            <text:p>69,948</text:p>
          </table:table-cell>
          <table:table-cell table:style-name="ce34" table:formula="of:=[ARM_results.P38]*[.$E$11]" office:value-type="float" office:value="70.116">
            <text:p>70,116</text:p>
          </table:table-cell>
          <table:table-cell table:number-columns-repeated="2"/>
          <table:table-cell table:style-name="ce24" office:value-type="string" table:number-columns-spanned="2" table:number-rows-spanned="1">
            <text:p>memcpy</text:p>
          </table:table-cell>
          <table:covered-table-cell table:style-name="ce24"/>
          <table:table-cell table:style-name="ce34" table:formula="of:=[ARM_results.E38]*[.$R$11]" office:value-type="float" office:value="15.538">
            <text:p>15,538</text:p>
          </table:table-cell>
          <table:table-cell table:style-name="ce34" table:formula="of:=[ARM_results.F38]*[.$R$11]" office:value-type="float" office:value="23.353">
            <text:p>23,353</text:p>
          </table:table-cell>
          <table:table-cell table:style-name="ce34" table:formula="of:=[ARM_results.G38]*[.$R$11]" office:value-type="float" office:value="23.316">
            <text:p>23,316</text:p>
          </table:table-cell>
          <table:table-cell table:style-name="ce34" table:formula="of:=[ARM_results.H38]*[.$R$11]" office:value-type="float" office:value="23.335">
            <text:p>23,335</text:p>
          </table:table-cell>
          <table:table-cell table:style-name="ce34" table:formula="of:=[ARM_results.I38]*[.$R$11]" office:value-type="float" office:value="15.539">
            <text:p>15,539</text:p>
          </table:table-cell>
          <table:table-cell table:style-name="ce34" table:formula="of:=[ARM_results.J38]*[.$R$11]" office:value-type="float" office:value="23.372">
            <text:p>23,372</text:p>
          </table:table-cell>
          <table:table-cell table:style-name="ce34" table:formula="of:=[ARM_results.K38]*[.$R$11]" office:value-type="float" office:value="23.704">
            <text:p>23,704</text:p>
          </table:table-cell>
          <table:table-cell table:style-name="ce34" table:formula="of:=[ARM_results.L38]*[.$R$11]" office:value-type="float" office:value="23.298">
            <text:p>23,298</text:p>
          </table:table-cell>
          <table:table-cell table:style-name="ce34" table:formula="of:=[ARM_results.M38]*[.$R$11]" office:value-type="float" office:value="20.847">
            <text:p>20,847</text:p>
          </table:table-cell>
          <table:table-cell table:style-name="ce34" table:formula="of:=[ARM_results.N38]*[.$R$11]" office:value-type="float" office:value="23.372">
            <text:p>23,372</text:p>
          </table:table-cell>
          <table:table-cell table:style-name="ce34" table:formula="of:=[ARM_results.O38]*[.$R$11]" office:value-type="float" office:value="23.316">
            <text:p>23,316</text:p>
          </table:table-cell>
          <table:table-cell table:style-name="ce34" table:formula="of:=[ARM_results.P38]*[.$R$11]" office:value-type="float" office:value="23.372">
            <text:p>23,372</text:p>
          </table:table-cell>
        </table:table-row>
        <table:table-row table:style-name="ro2">
          <table:table-cell/>
          <table:table-cell table:style-name="ce25" office:value-type="string" table:number-columns-spanned="2" table:number-rows-spanned="1">
            <text:p>nonMaxSuppress</text:p>
          </table:table-cell>
          <table:covered-table-cell table:style-name="ce25"/>
          <table:table-cell table:style-name="ce35" table:formula="of:=[Foglio1.D39]" office:value-type="float" office:value="1059.27">
            <text:p>1059</text:p>
          </table:table-cell>
          <table:table-cell table:style-name="ce35" table:formula="of:=[Foglio1.E39]" office:value-type="float" office:value="1769.79">
            <text:p>1770</text:p>
          </table:table-cell>
          <table:table-cell table:style-name="ce35" table:formula="of:=[Foglio1.F39]" office:value-type="float" office:value="1507.53">
            <text:p>1508</text:p>
          </table:table-cell>
          <table:table-cell table:style-name="ce35" table:formula="of:=[Foglio1.G39]" office:value-type="float" office:value="1452.66">
            <text:p>1453</text:p>
          </table:table-cell>
          <table:table-cell table:style-name="ce35" table:formula="of:=[Foglio1.H39]" office:value-type="float" office:value="1139.25">
            <text:p>1139</text:p>
          </table:table-cell>
          <table:table-cell table:style-name="ce35" table:formula="of:=[Foglio1.I39]" office:value-type="float" office:value="2009.73">
            <text:p>2010</text:p>
          </table:table-cell>
          <table:table-cell table:style-name="ce35" table:formula="of:=[Foglio1.J39]" office:value-type="float" office:value="1575.42">
            <text:p>1575</text:p>
          </table:table-cell>
          <table:table-cell table:style-name="ce35" table:formula="of:=[Foglio1.K39]" office:value-type="float" office:value="1533.57">
            <text:p>1534</text:p>
          </table:table-cell>
          <table:table-cell table:style-name="ce35" table:formula="of:=[Foglio1.L39]" office:value-type="float" office:value="1199.7">
            <text:p>1200</text:p>
          </table:table-cell>
          <table:table-cell table:style-name="ce35" table:formula="of:=[Foglio1.M39]" office:value-type="float" office:value="2291.52">
            <text:p>2292</text:p>
          </table:table-cell>
          <table:table-cell table:style-name="ce35" table:formula="of:=[Foglio1.N39]" office:value-type="float" office:value="1729.8">
            <text:p>1730</text:p>
          </table:table-cell>
          <table:table-cell table:style-name="ce35" table:formula="of:=[Foglio1.O39]" office:value-type="float" office:value="1606.11">
            <text:p>1606</text:p>
          </table:table-cell>
          <table:table-cell table:number-columns-repeated="2"/>
          <table:table-cell table:style-name="ce25" office:value-type="string" table:number-columns-spanned="2" table:number-rows-spanned="1">
            <text:p>nonMaxSuppress</text:p>
          </table:table-cell>
          <table:covered-table-cell table:style-name="ce25"/>
          <table:table-cell table:style-name="ce35" table:formula="of:=[Foglio1.S39]" office:value-type="float" office:value="39.7623873873874">
            <text:p>40</text:p>
          </table:table-cell>
          <table:table-cell table:style-name="ce35" table:formula="of:=[Foglio1.T39]" office:value-type="float" office:value="66.4335585585586">
            <text:p>66</text:p>
          </table:table-cell>
          <table:table-cell table:style-name="ce35" table:formula="of:=[Foglio1.U39]" office:value-type="float" office:value="56.588963963964">
            <text:p>57</text:p>
          </table:table-cell>
          <table:table-cell table:style-name="ce35" table:formula="of:=[Foglio1.V39]" office:value-type="float" office:value="54.5292792792793">
            <text:p>55</text:p>
          </table:table-cell>
          <table:table-cell table:style-name="ce35" table:formula="of:=[Foglio1.W39]" office:value-type="float" office:value="42.7646396396396">
            <text:p>43</text:p>
          </table:table-cell>
          <table:table-cell table:style-name="ce35" table:formula="of:=[Foglio1.X39]" office:value-type="float" office:value="75.4403153153153">
            <text:p>75</text:p>
          </table:table-cell>
          <table:table-cell table:style-name="ce35" table:formula="of:=[Foglio1.Y39]" office:value-type="float" office:value="59.1373873873874">
            <text:p>59</text:p>
          </table:table-cell>
          <table:table-cell table:style-name="ce35" table:formula="of:=[Foglio1.Z39]" office:value-type="float" office:value="57.5664414414415">
            <text:p>58</text:p>
          </table:table-cell>
          <table:table-cell table:style-name="ce35" table:formula="of:=[Foglio1.AA39]" office:value-type="float" office:value="45.0337837837838">
            <text:p>45</text:p>
          </table:table-cell>
          <table:table-cell table:style-name="ce35" table:formula="of:=[Foglio1.AB39]" office:value-type="float" office:value="86.018018018018">
            <text:p>86</text:p>
          </table:table-cell>
          <table:table-cell table:style-name="ce35" table:formula="of:=[Foglio1.AC39]" office:value-type="float" office:value="64.9324324324324">
            <text:p>65</text:p>
          </table:table-cell>
          <table:table-cell table:style-name="ce35" table:formula="of:=[Foglio1.AD39]" office:value-type="float" office:value="60.2894144144144">
            <text:p>60</text:p>
          </table:table-cell>
        </table:table-row>
        <table:table-row table:style-name="ro2">
          <table:table-cell/>
          <table:table-cell table:style-name="ce25" office:value-type="string" table:number-columns-spanned="2" table:number-rows-spanned="1">
            <text:p>hysteresisThresh</text:p>
          </table:table-cell>
          <table:covered-table-cell table:style-name="ce25"/>
          <table:table-cell table:style-name="ce35" table:formula="of:=[Foglio1.D40]" office:value-type="float" office:value="87.42">
            <text:p>87</text:p>
          </table:table-cell>
          <table:table-cell table:style-name="ce35" table:formula="of:=[Foglio1.E40]" office:value-type="float" office:value="213.9">
            <text:p>214</text:p>
          </table:table-cell>
          <table:table-cell table:style-name="ce35" table:formula="of:=[Foglio1.F40]" office:value-type="float" office:value="115.32">
            <text:p>115</text:p>
          </table:table-cell>
          <table:table-cell table:style-name="ce35" table:formula="of:=[Foglio1.G40]" office:value-type="float" office:value="60.45">
            <text:p>60</text:p>
          </table:table-cell>
          <table:table-cell table:style-name="ce35" table:formula="of:=[Foglio1.H40]" office:value-type="float" office:value="86.49">
            <text:p>86</text:p>
          </table:table-cell>
          <table:table-cell table:style-name="ce35" table:formula="of:=[Foglio1.I40]" office:value-type="float" office:value="217.62">
            <text:p>218</text:p>
          </table:table-cell>
          <table:table-cell table:style-name="ce35" table:formula="of:=[Foglio1.J40]" office:value-type="float" office:value="97.65">
            <text:p>98</text:p>
          </table:table-cell>
          <table:table-cell table:style-name="ce35" table:formula="of:=[Foglio1.K40]" office:value-type="float" office:value="55.8">
            <text:p>56</text:p>
          </table:table-cell>
          <table:table-cell table:style-name="ce35" table:formula="of:=[Foglio1.L40]" office:value-type="float" office:value="74.4">
            <text:p>74</text:p>
          </table:table-cell>
          <table:table-cell table:style-name="ce35" table:formula="of:=[Foglio1.M40]" office:value-type="float" office:value="225.06">
            <text:p>225</text:p>
          </table:table-cell>
          <table:table-cell table:style-name="ce35" table:formula="of:=[Foglio1.N40]" office:value-type="float" office:value="91.14">
            <text:p>91</text:p>
          </table:table-cell>
          <table:table-cell table:style-name="ce35" table:formula="of:=[Foglio1.O40]" office:value-type="float" office:value="53.01">
            <text:p>53</text:p>
          </table:table-cell>
          <table:table-cell table:number-columns-repeated="2"/>
          <table:table-cell table:style-name="ce25" office:value-type="string" table:number-columns-spanned="2" table:number-rows-spanned="1">
            <text:p>hysteresisThresh</text:p>
          </table:table-cell>
          <table:covered-table-cell table:style-name="ce25"/>
          <table:table-cell table:style-name="ce35" table:formula="of:=[Foglio1.S40]" office:value-type="float" office:value="3.28153153153153">
            <text:p>3</text:p>
          </table:table-cell>
          <table:table-cell table:style-name="ce35" table:formula="of:=[Foglio1.T40]" office:value-type="float" office:value="8.02927927927928">
            <text:p>8</text:p>
          </table:table-cell>
          <table:table-cell table:style-name="ce35" table:formula="of:=[Foglio1.U40]" office:value-type="float" office:value="4.32882882882883">
            <text:p>4</text:p>
          </table:table-cell>
          <table:table-cell table:style-name="ce35" table:formula="of:=[Foglio1.V40]" office:value-type="float" office:value="2.26914414414414">
            <text:p>2</text:p>
          </table:table-cell>
          <table:table-cell table:style-name="ce35" table:formula="of:=[Foglio1.W40]" office:value-type="float" office:value="3.24662162162162">
            <text:p>3</text:p>
          </table:table-cell>
          <table:table-cell table:style-name="ce35" table:formula="of:=[Foglio1.X40]" office:value-type="float" office:value="8.16891891891892">
            <text:p>8</text:p>
          </table:table-cell>
          <table:table-cell table:style-name="ce35" table:formula="of:=[Foglio1.Y40]" office:value-type="float" office:value="3.66554054054054">
            <text:p>4</text:p>
          </table:table-cell>
          <table:table-cell table:style-name="ce35" table:formula="of:=[Foglio1.Z40]" office:value-type="float" office:value="2.09459459459459">
            <text:p>2</text:p>
          </table:table-cell>
          <table:table-cell table:style-name="ce35" table:formula="of:=[Foglio1.AA40]" office:value-type="float" office:value="2.79279279279279">
            <text:p>3</text:p>
          </table:table-cell>
          <table:table-cell table:style-name="ce35" table:formula="of:=[Foglio1.AB40]" office:value-type="float" office:value="8.4481981981982">
            <text:p>8</text:p>
          </table:table-cell>
          <table:table-cell table:style-name="ce35" table:formula="of:=[Foglio1.AC40]" office:value-type="float" office:value="3.42117117117117">
            <text:p>3</text:p>
          </table:table-cell>
          <table:table-cell table:style-name="ce35" table:formula="of:=[Foglio1.AD40]" office:value-type="float" office:value="1.98986486486487">
            <text:p>2</text:p>
          </table:table-cell>
        </table:table-row>
        <table:table-row table:style-name="ro2">
          <table:table-cell/>
          <table:table-cell table:style-name="ce25" office:value-type="string" table:number-columns-spanned="2" table:number-rows-spanned="1">
            <text:p>Final pass</text:p>
          </table:table-cell>
          <table:covered-table-cell table:style-name="ce25"/>
          <table:table-cell table:style-name="ce35" table:formula="of:=[Foglio1.D41]" office:value-type="float" office:value="254.82">
            <text:p>255</text:p>
          </table:table-cell>
          <table:table-cell table:style-name="ce35" table:formula="of:=[Foglio1.E41]" office:value-type="float" office:value="383.16">
            <text:p>383</text:p>
          </table:table-cell>
          <table:table-cell table:style-name="ce35" table:formula="of:=[Foglio1.F41]" office:value-type="float" office:value="383.16">
            <text:p>383</text:p>
          </table:table-cell>
          <table:table-cell table:style-name="ce35" table:formula="of:=[Foglio1.G41]" office:value-type="float" office:value="383.16">
            <text:p>383</text:p>
          </table:table-cell>
          <table:table-cell table:style-name="ce35" table:formula="of:=[Foglio1.H41]" office:value-type="float" office:value="255.75">
            <text:p>256</text:p>
          </table:table-cell>
          <table:table-cell table:style-name="ce35" table:formula="of:=[Foglio1.I41]" office:value-type="float" office:value="382.23">
            <text:p>382</text:p>
          </table:table-cell>
          <table:table-cell table:style-name="ce35" table:formula="of:=[Foglio1.J41]" office:value-type="float" office:value="385.02">
            <text:p>385</text:p>
          </table:table-cell>
          <table:table-cell table:style-name="ce35" table:formula="of:=[Foglio1.K41]" office:value-type="float" office:value="382.23">
            <text:p>382</text:p>
          </table:table-cell>
          <table:table-cell table:style-name="ce35" table:formula="of:=[Foglio1.L41]" office:value-type="float" office:value="255.75">
            <text:p>256</text:p>
          </table:table-cell>
          <table:table-cell table:style-name="ce35" table:formula="of:=[Foglio1.M41]" office:value-type="float" office:value="383.16">
            <text:p>383</text:p>
          </table:table-cell>
          <table:table-cell table:style-name="ce35" table:formula="of:=[Foglio1.N41]" office:value-type="float" office:value="383.16">
            <text:p>383</text:p>
          </table:table-cell>
          <table:table-cell table:style-name="ce35" table:formula="of:=[Foglio1.O41]" office:value-type="float" office:value="391.53">
            <text:p>392</text:p>
          </table:table-cell>
          <table:table-cell table:number-columns-repeated="2"/>
          <table:table-cell table:style-name="ce25" office:value-type="string" table:number-columns-spanned="2" table:number-rows-spanned="1">
            <text:p>Final pass</text:p>
          </table:table-cell>
          <table:covered-table-cell table:style-name="ce25"/>
          <table:table-cell table:style-name="ce35" table:formula="of:=[Foglio1.S41]" office:value-type="float" office:value="9.56531531531532">
            <text:p>10</text:p>
          </table:table-cell>
          <table:table-cell table:style-name="ce35" table:formula="of:=[Foglio1.T41]" office:value-type="float" office:value="14.3828828828829">
            <text:p>14</text:p>
          </table:table-cell>
          <table:table-cell table:style-name="ce35" table:formula="of:=[Foglio1.U41]" office:value-type="float" office:value="14.3828828828829">
            <text:p>14</text:p>
          </table:table-cell>
          <table:table-cell table:style-name="ce35" table:formula="of:=[Foglio1.V41]" office:value-type="float" office:value="14.3828828828829">
            <text:p>14</text:p>
          </table:table-cell>
          <table:table-cell table:style-name="ce35" table:formula="of:=[Foglio1.W41]" office:value-type="float" office:value="9.60022522522523">
            <text:p>10</text:p>
          </table:table-cell>
          <table:table-cell table:style-name="ce35" table:formula="of:=[Foglio1.X41]" office:value-type="float" office:value="14.347972972973">
            <text:p>14</text:p>
          </table:table-cell>
          <table:table-cell table:style-name="ce35" table:formula="of:=[Foglio1.Y41]" office:value-type="float" office:value="14.4527027027027">
            <text:p>14</text:p>
          </table:table-cell>
          <table:table-cell table:style-name="ce35" table:formula="of:=[Foglio1.Z41]" office:value-type="float" office:value="14.347972972973">
            <text:p>14</text:p>
          </table:table-cell>
          <table:table-cell table:style-name="ce35" table:formula="of:=[Foglio1.AA41]" office:value-type="float" office:value="9.60022522522523">
            <text:p>10</text:p>
          </table:table-cell>
          <table:table-cell table:style-name="ce35" table:formula="of:=[Foglio1.AB41]" office:value-type="float" office:value="14.3828828828829">
            <text:p>14</text:p>
          </table:table-cell>
          <table:table-cell table:style-name="ce35" table:formula="of:=[Foglio1.AC41]" office:value-type="float" office:value="14.3828828828829">
            <text:p>14</text:p>
          </table:table-cell>
          <table:table-cell table:style-name="ce35" table:formula="of:=[Foglio1.AD41]" office:value-type="float" office:value="14.6970720720721">
            <text:p>15</text:p>
          </table:table-cell>
        </table:table-row>
        <table:table-row table:style-name="ro2">
          <table:table-cell/>
          <table:table-cell table:style-name="ce25" office:value-type="string" table:number-columns-spanned="2" table:number-rows-spanned="1">
            <text:p>Canny</text:p>
          </table:table-cell>
          <table:covered-table-cell table:style-name="ce25"/>
          <table:table-cell table:style-name="ce36" table:formula="of:=[Foglio1.D42]" office:value-type="float" office:value="3968.31">
            <text:p>3968</text:p>
          </table:table-cell>
          <table:table-cell table:style-name="ce36" table:formula="of:=[Foglio1.E42]" office:value-type="float" office:value="6194.73">
            <text:p>6195</text:p>
          </table:table-cell>
          <table:table-cell table:style-name="ce36" table:formula="of:=[Foglio1.F42]" office:value-type="float" office:value="5830.17">
            <text:p>5830</text:p>
          </table:table-cell>
          <table:table-cell table:style-name="ce36" table:formula="of:=[Foglio1.G42]" office:value-type="float" office:value="5724.15">
            <text:p>5724</text:p>
          </table:table-cell>
          <table:table-cell table:style-name="ce36" table:formula="of:=[Foglio1.H42]" office:value-type="float" office:value="5780.88">
            <text:p>5781</text:p>
          </table:table-cell>
          <table:table-cell table:style-name="ce36" table:formula="of:=[Foglio1.I42]" office:value-type="float" office:value="9261.87">
            <text:p>9262</text:p>
          </table:table-cell>
          <table:table-cell table:style-name="ce36" table:formula="of:=[Foglio1.J42]" office:value-type="float" office:value="8487.18">
            <text:p>8487</text:p>
          </table:table-cell>
          <table:table-cell table:style-name="ce36" table:formula="of:=[Foglio1.K42]" office:value-type="float" office:value="8615.52">
            <text:p>8616</text:p>
          </table:table-cell>
          <table:table-cell table:style-name="ce36" table:formula="of:=[Foglio1.L42]" office:value-type="float" office:value="8423.94">
            <text:p>8424</text:p>
          </table:table-cell>
          <table:table-cell table:style-name="ce36" table:formula="of:=[Foglio1.M42]" office:value-type="float" office:value="13233.9">
            <text:p>13234</text:p>
          </table:table-cell>
          <table:table-cell table:style-name="ce36" table:formula="of:=[Foglio1.N42]" office:value-type="float" office:value="12545.7">
            <text:p>12546</text:p>
          </table:table-cell>
          <table:table-cell table:style-name="ce36" table:formula="of:=[Foglio1.O42]" office:value-type="float" office:value="12358.77">
            <text:p>12359</text:p>
          </table:table-cell>
          <table:table-cell table:number-columns-repeated="2"/>
          <table:table-cell table:style-name="ce25" table:number-columns-spanned="2" table:number-rows-spanned="1"/>
          <table:covered-table-cell table:style-name="ce25"/>
          <table:table-cell table:style-name="ce36" table:number-columns-repeated="12"/>
        </table:table-row>
        <table:table-row table:style-name="ro2">
          <table:table-cell/>
          <table:table-cell table:style-name="ce26" office:value-type="string" table:number-columns-spanned="2" table:number-rows-spanned="1">
            <text:p>Canny Threshold TOT</text:p>
          </table:table-cell>
          <table:covered-table-cell table:style-name="ce26"/>
          <table:table-cell table:style-name="ce37" table:formula="of:=[.D51]+[.D47]+[.D46]+[.D45]" office:value-type="float" office:value="4022.942">
            <text:p>4022,942</text:p>
          </table:table-cell>
          <table:table-cell table:style-name="ce37" table:formula="of:=[.E51]+[.E47]+[.E46]+[.E45]" office:value-type="float" office:value="6276.752">
            <text:p>6276,752</text:p>
          </table:table-cell>
          <table:table-cell table:style-name="ce37" table:formula="of:=[.F51]+[.F47]+[.F46]+[.F45]" office:value-type="float" office:value="5912.099">
            <text:p>5912,099</text:p>
          </table:table-cell>
          <table:table-cell table:style-name="ce37" table:formula="of:=[.G51]+[.G47]+[.G46]+[.G45]" office:value-type="float" office:value="5806.135">
            <text:p>5806,135</text:p>
          </table:table-cell>
          <table:table-cell table:style-name="ce37" table:formula="of:=[.H51]+[.H47]+[.H46]+[.H45]" office:value-type="float" office:value="5835.516">
            <text:p>5835,516</text:p>
          </table:table-cell>
          <table:table-cell table:style-name="ce37" table:formula="of:=[.I51]+[.I47]+[.I46]+[.I45]" office:value-type="float" office:value="9343.967">
            <text:p>9343,967</text:p>
          </table:table-cell>
          <table:table-cell table:style-name="ce37" table:formula="of:=[.J51]+[.J47]+[.J46]+[.J45]" office:value-type="float" office:value="8570.291">
            <text:p>8570,291</text:p>
          </table:table-cell>
          <table:table-cell table:style-name="ce37" table:formula="of:=[.K51]+[.K47]+[.K46]+[.K45]" office:value-type="float" office:value="8697.395">
            <text:p>8697,395</text:p>
          </table:table-cell>
          <table:table-cell table:style-name="ce37" table:formula="of:=[.L51]+[.L47]+[.L46]+[.L45]" office:value-type="float" office:value="8494.518">
            <text:p>8494,518</text:p>
          </table:table-cell>
          <table:table-cell table:style-name="ce37" table:formula="of:=[.M51]+[.M47]+[.M46]+[.M45]" office:value-type="float" office:value="13315.997">
            <text:p>13315,997</text:p>
          </table:table-cell>
          <table:table-cell table:style-name="ce37" table:formula="of:=[.N51]+[.N47]+[.N46]+[.N45]" office:value-type="float" office:value="12627.648">
            <text:p>12627,648</text:p>
          </table:table-cell>
          <table:table-cell table:style-name="ce37" table:formula="of:=[.O51]+[.O47]+[.O46]+[.O45]" office:value-type="float" office:value="12440.868">
            <text:p>12440,868</text:p>
          </table:table-cell>
          <table:table-cell table:number-columns-repeated="2"/>
          <table:table-cell table:style-name="ce26" office:value-type="string" table:number-columns-spanned="2" table:number-rows-spanned="1">
            <text:p>Canny Threshold TOT</text:p>
          </table:table-cell>
          <table:covered-table-cell table:style-name="ce26"/>
          <table:table-cell table:style-name="ce37" table:formula="of:=SUM([.T45:.T50])" office:value-type="float" office:value="76.1652342342343">
            <text:p>76,165</text:p>
          </table:table-cell>
          <table:table-cell table:style-name="ce37" table:formula="of:=SUM([.U45:.U50])" office:value-type="float" office:value="124.161720720721">
            <text:p>124,162</text:p>
          </table:table-cell>
          <table:table-cell table:style-name="ce37" table:formula="of:=SUM([.V45:.V50])" office:value-type="float" office:value="110.597675675676">
            <text:p>110,598</text:p>
          </table:table-cell>
          <table:table-cell table:style-name="ce37" table:formula="of:=SUM([.W45:.W50])" office:value-type="float" office:value="106.496306306306">
            <text:p>106,496</text:p>
          </table:table-cell>
          <table:table-cell table:style-name="ce37" table:formula="of:=SUM([.X45:.X50])" office:value-type="float" office:value="79.1694864864865">
            <text:p>79,169</text:p>
          </table:table-cell>
          <table:table-cell table:style-name="ce37" table:formula="of:=SUM([.Y45:.Y50])" office:value-type="float" office:value="133.310207207207">
            <text:p>133,310</text:p>
          </table:table-cell>
          <table:table-cell table:style-name="ce37" table:formula="of:=SUM([.Z45:.Z50])" office:value-type="float" office:value="112.958630630631">
            <text:p>112,959</text:p>
          </table:table-cell>
          <table:table-cell table:style-name="ce37" table:formula="of:=SUM([.AA45:.AA50])" office:value-type="float" office:value="109.288009009009">
            <text:p>109,288</text:p>
          </table:table-cell>
          <table:table-cell table:style-name="ce37" table:formula="of:=SUM([.AB45:.AB50])" office:value-type="float" office:value="86.3108018018018">
            <text:p>86,311</text:p>
          </table:table-cell>
          <table:table-cell table:style-name="ce37" table:formula="of:=SUM([.AC45:.AC50])" office:value-type="float" office:value="144.202099099099">
            <text:p>144,202</text:p>
          </table:table-cell>
          <table:table-cell table:style-name="ce37" table:formula="of:=SUM([.AD45:.AD50])" office:value-type="float" office:value="118.052486486487">
            <text:p>118,052</text:p>
          </table:table-cell>
          <table:table-cell table:style-name="ce37" table:formula="of:=SUM([.AE45:.AE50])" office:value-type="float" office:value="112.330351351351">
            <text:p>112,330</text:p>
          </table:table-cell>
        </table:table-row>
        <table:table-row table:style-name="ro1">
          <table:table-cell/>
          <table:table-cell table:style-name="Excel_20_Built-in_20_Normal" table:number-columns-repeated="14"/>
          <table:table-cell table:number-columns-repeated="2"/>
          <table:table-cell table:style-name="Excel_20_Built-in_20_Normal" table:number-columns-repeated="14"/>
        </table:table-row>
        <table:table-row table:style-name="ro2">
          <table:table-cell/>
          <table:table-cell table:style-name="Excel_20_Built-in_20_Normal" table:number-columns-repeated="14"/>
          <table:table-cell table:number-columns-repeated="2"/>
          <table:table-cell table:style-name="Excel_20_Built-in_20_Normal" office:value-type="string">
            <text:p>Tot without copies</text:p>
          </table:table-cell>
          <table:table-cell table:style-name="Excel_20_Built-in_20_Normal"/>
          <table:table-cell table:style-name="ce50" table:formula="of:=[.T52]-[.T47]" office:value-type="float" office:value="60.6272342342343">
            <text:p>60,63</text:p>
          </table:table-cell>
          <table:table-cell table:style-name="ce50" table:formula="of:=[.U52]-[.U47]" office:value-type="float" office:value="100.808720720721">
            <text:p>100,81</text:p>
          </table:table-cell>
          <table:table-cell table:style-name="ce50" table:formula="of:=[.V52]-[.V47]" office:value-type="float" office:value="87.2816756756757">
            <text:p>87,28</text:p>
          </table:table-cell>
          <table:table-cell table:style-name="ce50" table:formula="of:=[.W52]-[.W47]" office:value-type="float" office:value="83.1613063063063">
            <text:p>83,16</text:p>
          </table:table-cell>
          <table:table-cell table:style-name="ce50" table:formula="of:=[.X52]-[.X47]" office:value-type="float" office:value="63.6304864864865">
            <text:p>63,63</text:p>
          </table:table-cell>
          <table:table-cell table:style-name="ce50" table:formula="of:=[.Y52]-[.Y47]" office:value-type="float" office:value="109.938207207207">
            <text:p>109,94</text:p>
          </table:table-cell>
          <table:table-cell table:style-name="ce50" table:formula="of:=[.Z52]-[.Z47]" office:value-type="float" office:value="89.2546306306306">
            <text:p>89,25</text:p>
          </table:table-cell>
          <table:table-cell table:style-name="ce50" table:formula="of:=[.AA52]-[.AA47]" office:value-type="float" office:value="85.990009009009">
            <text:p>85,99</text:p>
          </table:table-cell>
          <table:table-cell table:style-name="ce50" table:formula="of:=[.AB52]-[.AB47]" office:value-type="float" office:value="65.4638018018018">
            <text:p>65,46</text:p>
          </table:table-cell>
          <table:table-cell table:style-name="ce50" table:formula="of:=[.AC52]-[.AC47]" office:value-type="float" office:value="120.830099099099">
            <text:p>120,83</text:p>
          </table:table-cell>
          <table:table-cell table:style-name="ce50" table:formula="of:=[.AD52]-[.AD47]" office:value-type="float" office:value="94.7364864864865">
            <text:p>94,74</text:p>
          </table:table-cell>
          <table:table-cell table:style-name="ce50" table:formula="of:=[.AE52]-[.AE47]" office:value-type="float" office:value="88.9583513513514">
            <text:p>88,96</text:p>
          </table:table-cell>
        </table:table-row>
        <table:table-row table:style-name="ro1">
          <table:table-cell/>
          <table:table-cell table:style-name="Excel_20_Built-in_20_Normal" table:number-columns-repeated="14"/>
          <table:table-cell table:number-columns-repeated="2"/>
          <table:table-cell table:style-name="Excel_20_Built-in_20_Normal" table:number-columns-repeated="14"/>
        </table:table-row>
        <table:table-row table:style-name="ro3">
          <table:table-cell/>
          <table:table-cell table:style-name="ce27" office:value-type="string" table:number-columns-spanned="2" table:number-rows-spanned="1">
            <text:p>performance (wrt RC-IMA) </text:p>
            <text:p>Without copies (%)</text:p>
          </table:table-cell>
          <table:covered-table-cell table:style-name="ce27"/>
          <table:table-cell table:style-name="ce38" table:formula="of:=(1-[.D52]/[Foglio1.D43])*100" office:value-type="float" office:value="33.5114650165769">
            <text:p>33,51</text:p>
          </table:table-cell>
          <table:table-cell table:style-name="ce38" table:formula="of:=(1-[.E52]/[Foglio1.E43])*100" office:value-type="float" office:value="30.3704147433743">
            <text:p>30,37</text:p>
          </table:table-cell>
          <table:table-cell table:style-name="ce38" table:formula="of:=(1-[.F52]/[Foglio1.F43])*100" office:value-type="float" office:value="31.7615317848354">
            <text:p>31,76</text:p>
          </table:table-cell>
          <table:table-cell table:style-name="ce38" table:formula="of:=(1-[.G52]/[Foglio1.G43])*100" office:value-type="float" office:value="31.6791867588258">
            <text:p>31,68</text:p>
          </table:table-cell>
          <table:table-cell table:style-name="ce38" table:formula="of:=(1-[.H52]/[Foglio1.H43])*100" office:value-type="float" office:value="31.1375286754085">
            <text:p>31,14</text:p>
          </table:table-cell>
          <table:table-cell table:style-name="ce38" table:formula="of:=(1-[.I52]/[Foglio1.I43])*100" office:value-type="float" office:value="29.7982368356203">
            <text:p>29,80</text:p>
          </table:table-cell>
          <table:table-cell table:style-name="ce38" table:formula="of:=(1-[.J52]/[Foglio1.J43])*100" office:value-type="float" office:value="31.5351659237246">
            <text:p>31,54</text:p>
          </table:table-cell>
          <table:table-cell table:style-name="ce38" table:formula="of:=(1-[.K52]/[Foglio1.K43])*100" office:value-type="float" office:value="31.2855427302821">
            <text:p>31,29</text:p>
          </table:table-cell>
          <table:table-cell table:style-name="ce38" table:formula="of:=(1-[.L52]/[Foglio1.L43])*100" office:value-type="float" office:value="30.9555497574976">
            <text:p>30,96</text:p>
          </table:table-cell>
          <table:table-cell table:style-name="ce38" table:formula="of:=(1-[.M52]/[Foglio1.M43])*100" office:value-type="float" office:value="29.9222966714662">
            <text:p>29,92</text:p>
          </table:table-cell>
          <table:table-cell table:style-name="ce38" table:formula="of:=(1-[.N52]/[Foglio1.N43])*100" office:value-type="float" office:value="31.134979312105">
            <text:p>31,13</text:p>
          </table:table-cell>
          <table:table-cell table:style-name="ce38" table:formula="of:=(1-[.O52]/[Foglio1.O43])*100" office:value-type="float" office:value="31.3316697327917">
            <text:p>31,33</text:p>
          </table:table-cell>
          <table:table-cell table:number-columns-repeated="2"/>
          <table:table-cell table:style-name="ce27" office:value-type="string" table:number-columns-spanned="2" table:number-rows-spanned="1">
            <text:p>performance (wrt RC-IMA) </text:p>
            <text:p>Without copies (%)</text:p>
          </table:table-cell>
          <table:covered-table-cell table:style-name="ce27"/>
          <table:table-cell table:style-name="ce38" table:formula="of:=(1-[.T54]/[Foglio1.S43])*100" office:value-type="float" office:value="73.3065339190623">
            <text:p>73,31</text:p>
          </table:table-cell>
          <table:table-cell table:style-name="ce38" table:formula="of:=(1-[.U54]/[Foglio1.T43])*100" office:value-type="float" office:value="70.2085828482809">
            <text:p>70,21</text:p>
          </table:table-cell>
          <table:table-cell table:style-name="ce38" table:formula="of:=(1-[.V54]/[Foglio1.U43])*100" office:value-type="float" office:value="73.1623263480104">
            <text:p>73,16</text:p>
          </table:table-cell>
          <table:table-cell table:style-name="ce38" table:formula="of:=(1-[.W54]/[Foglio1.V43])*100" office:value-type="float" office:value="73.9311771475371">
            <text:p>73,93</text:p>
          </table:table-cell>
          <table:table-cell table:style-name="ce38" table:formula="of:=(1-[.X54]/[Foglio1.W43])*100" office:value-type="float" office:value="79.9966467472882">
            <text:p>80,00</text:p>
          </table:table-cell>
          <table:table-cell table:style-name="ce38" table:formula="of:=(1-[.Y54]/[Foglio1.X43])*100" office:value-type="float" office:value="77.9961034277575">
            <text:p>78,00</text:p>
          </table:table-cell>
          <table:table-cell table:style-name="ce38" table:formula="of:=(1-[.Z54]/[Foglio1.Y43])*100" office:value-type="float" office:value="81.0051018549585">
            <text:p>81,01</text:p>
          </table:table-cell>
          <table:table-cell table:style-name="ce38" table:formula="of:=(1-[.AA54]/[Foglio1.Z43])*100" office:value-type="float" office:value="81.9015600483515">
            <text:p>81,90</text:p>
          </table:table-cell>
          <table:table-cell table:style-name="ce38" table:formula="of:=(1-[.AB54]/[Foglio1.AA43])*100" office:value-type="float" office:value="85.8249212994911">
            <text:p>85,82</text:p>
          </table:table-cell>
          <table:table-cell table:style-name="ce38" table:formula="of:=(1-[.AC54]/[Foglio1.AB43])*100" office:value-type="float" office:value="83.0599173971253">
            <text:p>83,06</text:p>
          </table:table-cell>
          <table:table-cell table:style-name="ce38" table:formula="of:=(1-[.AD54]/[Foglio1.AC43])*100" office:value-type="float" office:value="86.2365373257399">
            <text:p>86,24</text:p>
          </table:table-cell>
          <table:table-cell table:style-name="ce38" table:formula="of:=(1-[.AE54]/[Foglio1.AD43])*100" office:value-type="float" office:value="86.9194275315402">
            <text:p>86,92</text:p>
          </table:table-cell>
        </table:table-row>
        <table:table-row table:style-name="ro1">
          <table:table-cell table:number-columns-repeated="31"/>
        </table:table-row>
        <table:table-row table:style-name="ro2">
          <table:table-cell table:number-columns-repeated="17"/>
          <table:table-cell table:style-name="ce47" office:value-type="string" table:number-columns-spanned="2" table:number-rows-spanned="1">
            <text:p>wrt ARM+filter (no copies)</text:p>
          </table:table-cell>
          <table:covered-table-cell table:style-name="ce49"/>
          <table:table-cell table:style-name="ce51" table:formula="of:=(1-[.T54]/[ARM_results.E50])*100" office:value-type="float" office:value="33.8448406505235">
            <text:p>33,84</text:p>
          </table:table-cell>
          <table:table-cell table:style-name="ce51" table:formula="of:=(1-[.U54]/[ARM_results.F50])*100" office:value-type="float" office:value="22.0579251877092">
            <text:p>22,06</text:p>
          </table:table-cell>
          <table:table-cell table:style-name="ce51" table:formula="of:=(1-[.V54]/[ARM_results.G50])*100" office:value-type="float" office:value="25.1218842056572">
            <text:p>25,12</text:p>
          </table:table-cell>
          <table:table-cell table:style-name="ce51" table:formula="of:=(1-[.W54]/[ARM_results.H50])*100" office:value-type="float" office:value="22.9274269635715">
            <text:p>22,93</text:p>
          </table:table-cell>
          <table:table-cell table:style-name="ce51" table:formula="of:=(1-[.X54]/[ARM_results.I50])*100" office:value-type="float" office:value="23.2859286436958">
            <text:p>23,29</text:p>
          </table:table-cell>
          <table:table-cell table:style-name="ce51" table:formula="of:=(1-[.Y54]/[ARM_results.J50])*100" office:value-type="float" office:value="21.6020657292559">
            <text:p>21,60</text:p>
          </table:table-cell>
          <table:table-cell table:style-name="ce51" table:formula="of:=(1-[.Z54]/[ARM_results.K50])*100" office:value-type="float" office:value="23.343155237619">
            <text:p>23,34</text:p>
          </table:table-cell>
          <table:table-cell table:style-name="ce51" table:formula="of:=(1-[.AA54]/[ARM_results.L50])*100" office:value-type="float" office:value="22.2323632270002">
            <text:p>22,23</text:p>
          </table:table-cell>
          <table:table-cell table:style-name="ce51" table:formula="of:=(1-[.AB54]/[ARM_results.M50])*100" office:value-type="float" office:value="40.9539169634417">
            <text:p>40,95</text:p>
          </table:table-cell>
          <table:table-cell table:style-name="ce51" table:formula="of:=(1-[.AC54]/[ARM_results.N50])*100" office:value-type="float" office:value="19.7920295931527">
            <text:p>19,79</text:p>
          </table:table-cell>
          <table:table-cell table:style-name="ce51" table:formula="of:=(1-[.AD54]/[ARM_results.O50])*100" office:value-type="float" office:value="23.8562856769226">
            <text:p>23,86</text:p>
          </table:table-cell>
          <table:table-cell table:style-name="ce51" table:formula="of:=(1-[.AE54]/[ARM_results.P50])*100" office:value-type="float" office:value="21.727421117665">
            <text:p>21,73</text:p>
          </table:table-cell>
        </table:table-row>
      </table:table>
      <table:table table:name="ARM_results" table:style-name="ta1" table:print="false">
        <office:forms form:automatic-focus="false" form:apply-design-mode="false"/>
        <table:table-column table:style-name="co6" table:number-columns-repeated="1024" table:default-cell-style-name="Excel_20_Built-in_20_Normal"/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4"/>
          <table:table-cell table:style-name="ce29" office:value-type="string" table:number-columns-spanned="12" table:number-rows-spanned="1">
            <text:p>Canny Software ARM (Library in DEBUG mode)</text:p>
          </table:table-cell>
          <table:covered-table-cell table:number-columns-repeated="11" table:style-name="ce29"/>
          <table:table-cell table:number-columns-repeated="1008"/>
        </table:table-row>
        <table:table-row table:style-name="ro2">
          <table:table-cell table:number-columns-repeated="2"/>
          <table:table-cell table:style-name="ce20" office:value-type="string" table:number-columns-spanned="2" table:number-rows-spanned="1">
            <text:p>Parameters</text:p>
          </table:table-cell>
          <table:covered-table-cell table:style-name="ce20"/>
          <table:table-cell table:style-name="ce30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30"/>
          <table:table-cell table:number-columns-repeated="1008"/>
        </table:table-row>
        <table:table-row table:style-name="ro3">
          <table:table-cell table:number-columns-repeated="2"/>
          <table:table-cell table:style-name="ce25" office:value-type="string" table:number-columns-spanned="2" table:number-rows-spanned="1">
            <text:p>Image</text:p>
          </table:table-cell>
          <table:covered-table-cell table:style-name="ce25"/>
          <table:table-cell table:style-name="ce52" office:value-type="string">
            <text:p>lena_secret</text:p>
            <text:p>T = 70</text:p>
          </table:table-cell>
          <table:table-cell table:style-name="ce57" office:value-type="string">
            <text:p>kodim08</text:p>
            <text:p>T = 170</text:p>
          </table:table-cell>
          <table:table-cell table:style-name="ce57" office:value-type="string">
            <text:p>kodim19</text:p>
            <text:p>T = 120</text:p>
          </table:table-cell>
          <table:table-cell table:style-name="ce64" office:value-type="string">
            <text:p>Kodim23</text:p>
            <text:p>T = 75</text:p>
          </table:table-cell>
          <table:table-cell table:style-name="ce52" office:value-type="string">
            <text:p>lena_secret</text:p>
            <text:p>T = 500</text:p>
          </table:table-cell>
          <table:table-cell table:style-name="ce57" office:value-type="string">
            <text:p>kodim08</text:p>
            <text:p>T = 950</text:p>
          </table:table-cell>
          <table:table-cell table:style-name="ce57" office:value-type="string">
            <text:p>kodim19</text:p>
            <text:p>T = 800</text:p>
          </table:table-cell>
          <table:table-cell table:style-name="ce64" office:value-type="string">
            <text:p>Kodim23</text:p>
            <text:p>T = 650</text:p>
          </table:table-cell>
          <table:table-cell table:style-name="ce52" office:value-type="string">
            <text:p>lena_secret</text:p>
            <text:p>T = 5000</text:p>
          </table:table-cell>
          <table:table-cell table:style-name="ce57" office:value-type="string">
            <text:p>kodim08</text:p>
            <text:p>T = 6000</text:p>
          </table:table-cell>
          <table:table-cell table:style-name="ce57" office:value-type="string">
            <text:p>kodim19</text:p>
            <text:p>T = 6000</text:p>
          </table:table-cell>
          <table:table-cell table:style-name="ce64" office:value-type="string">
            <text:p>Kodim23</text:p>
            <text:p>T = 700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cvtColor</text:p>
          </table:table-cell>
          <table:covered-table-cell table:style-name="ce25"/>
          <table:table-cell table:style-name="ce53" office:value-type="float" office:value="38.855">
            <text:p>38,855</text:p>
          </table:table-cell>
          <table:table-cell table:style-name="ce58" office:value-type="float" office:value="59.941">
            <text:p>59,941</text:p>
          </table:table-cell>
          <table:table-cell table:style-name="ce58" office:value-type="float" office:value="53.122">
            <text:p>53,122</text:p>
          </table:table-cell>
          <table:table-cell table:style-name="ce65" office:value-type="float" office:value="47.445">
            <text:p>47,445</text:p>
          </table:table-cell>
          <table:table-cell table:style-name="ce53" office:value-type="float" office:value="41.97">
            <text:p>41,970</text:p>
          </table:table-cell>
          <table:table-cell table:style-name="ce58" office:value-type="float" office:value="42.781">
            <text:p>42,781</text:p>
          </table:table-cell>
          <table:table-cell table:style-name="ce58" office:value-type="float" office:value="46.486">
            <text:p>46,486</text:p>
          </table:table-cell>
          <table:table-cell table:style-name="ce65" office:value-type="float" office:value="55.738">
            <text:p>55,738</text:p>
          </table:table-cell>
          <table:table-cell table:style-name="ce53" office:value-type="float" office:value="34.837">
            <text:p>34,837</text:p>
          </table:table-cell>
          <table:table-cell table:style-name="ce58" office:value-type="float" office:value="63.112">
            <text:p>63,112</text:p>
          </table:table-cell>
          <table:table-cell table:style-name="ce58" office:value-type="float" office:value="49.969">
            <text:p>49,969</text:p>
          </table:table-cell>
          <table:table-cell table:style-name="ce65" office:value-type="float" office:value="53.6">
            <text:p>53,6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 table:number-columns-spanned="2" table:number-rows-spanned="1"/>
          <table:covered-table-cell table:style-name="ce25"/>
          <table:table-cell table:style-name="ce53"/>
          <table:table-cell table:style-name="ce58" table:number-columns-repeated="2"/>
          <table:table-cell table:style-name="ce65"/>
          <table:table-cell table:style-name="ce53"/>
          <table:table-cell table:style-name="ce58" table:number-columns-repeated="2"/>
          <table:table-cell table:style-name="ce65"/>
          <table:table-cell table:style-name="ce53"/>
          <table:table-cell table:style-name="ce58" table:number-columns-repeated="2"/>
          <table:table-cell table:style-name="ce65"/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GaussianBlur</text:p>
          </table:table-cell>
          <table:covered-table-cell table:style-name="ce25"/>
          <table:table-cell table:style-name="ce53" office:value-type="float" office:value="49.509">
            <text:p>49,509</text:p>
          </table:table-cell>
          <table:table-cell table:style-name="ce58" office:value-type="float" office:value="74.152">
            <text:p>74,152</text:p>
          </table:table-cell>
          <table:table-cell table:style-name="ce58" office:value-type="float" office:value="73.526">
            <text:p>73,526</text:p>
          </table:table-cell>
          <table:table-cell table:style-name="ce65" office:value-type="float" office:value="73.617">
            <text:p>73,617</text:p>
          </table:table-cell>
          <table:table-cell table:style-name="ce53" office:value-type="float" office:value="72.53">
            <text:p>72,530</text:p>
          </table:table-cell>
          <table:table-cell table:style-name="ce58" office:value-type="float" office:value="109.468">
            <text:p>109,468</text:p>
          </table:table-cell>
          <table:table-cell table:style-name="ce58" office:value-type="float" office:value="108.067">
            <text:p>108,067</text:p>
          </table:table-cell>
          <table:table-cell table:style-name="ce65" office:value-type="float" office:value="109.855">
            <text:p>109,855</text:p>
          </table:table-cell>
          <table:table-cell table:style-name="ce53" office:value-type="float" office:value="103.22">
            <text:p>103,220</text:p>
          </table:table-cell>
          <table:table-cell table:style-name="ce58" office:value-type="float" office:value="159.087">
            <text:p>159,087</text:p>
          </table:table-cell>
          <table:table-cell table:style-name="ce58" office:value-type="float" office:value="152.617">
            <text:p>152,617</text:p>
          </table:table-cell>
          <table:table-cell table:style-name="ce65" office:value-type="float" office:value="154.866">
            <text:p>154,86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 table:number-columns-spanned="2" table:number-rows-spanned="1"/>
          <table:covered-table-cell table:style-name="ce25"/>
          <table:table-cell table:style-name="ce53"/>
          <table:table-cell table:style-name="ce58" table:number-columns-repeated="2"/>
          <table:table-cell table:style-name="ce65"/>
          <table:table-cell table:style-name="ce53"/>
          <table:table-cell table:style-name="ce58" table:number-columns-repeated="2"/>
          <table:table-cell table:style-name="ce65"/>
          <table:table-cell table:style-name="ce53"/>
          <table:table-cell table:style-name="ce58" table:number-columns-repeated="2"/>
          <table:table-cell table:style-name="ce65"/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Sobel</text:p>
          </table:table-cell>
          <table:covered-table-cell table:style-name="ce25"/>
          <table:table-cell table:style-name="ce53" office:value-type="float" office:value="82.392">
            <text:p>82,392</text:p>
          </table:table-cell>
          <table:table-cell table:style-name="ce58" office:value-type="float" office:value="123.421">
            <text:p>123,421</text:p>
          </table:table-cell>
          <table:table-cell table:style-name="ce58" office:value-type="float" office:value="124.361">
            <text:p>124,361</text:p>
          </table:table-cell>
          <table:table-cell table:style-name="ce65" office:value-type="float" office:value="123.716">
            <text:p>123,716</text:p>
          </table:table-cell>
          <table:table-cell table:style-name="ce53" office:value-type="float" office:value="133.061">
            <text:p>133,061</text:p>
          </table:table-cell>
          <table:table-cell table:style-name="ce58" office:value-type="float" office:value="201.259">
            <text:p>201,259</text:p>
          </table:table-cell>
          <table:table-cell table:style-name="ce58" office:value-type="float" office:value="199.25">
            <text:p>199,250</text:p>
          </table:table-cell>
          <table:table-cell table:style-name="ce65" office:value-type="float" office:value="201.813">
            <text:p>201,813</text:p>
          </table:table-cell>
          <table:table-cell table:style-name="ce53" office:value-type="float" office:value="196.117">
            <text:p>196,117</text:p>
          </table:table-cell>
          <table:table-cell table:style-name="ce58" office:value-type="float" office:value="298.378">
            <text:p>298,378</text:p>
          </table:table-cell>
          <table:table-cell table:style-name="ce58" office:value-type="float" office:value="290.526">
            <text:p>290,526</text:p>
          </table:table-cell>
          <table:table-cell table:style-name="ce65" office:value-type="float" office:value="294.341">
            <text:p>294,341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nonMaxSuppress</text:p>
          </table:table-cell>
          <table:covered-table-cell table:style-name="ce25"/>
          <table:table-cell table:style-name="ce53" office:value-type="float" office:value="50.946">
            <text:p>50,946</text:p>
          </table:table-cell>
          <table:table-cell table:style-name="ce58" office:value-type="float" office:value="83.037">
            <text:p>83,037</text:p>
          </table:table-cell>
          <table:table-cell table:style-name="ce58" office:value-type="float" office:value="73.157">
            <text:p>73,157</text:p>
          </table:table-cell>
          <table:table-cell table:style-name="ce65" office:value-type="float" office:value="69.305">
            <text:p>69,305</text:p>
          </table:table-cell>
          <table:table-cell table:style-name="ce53" office:value-type="float" office:value="54.246">
            <text:p>54,246</text:p>
          </table:table-cell>
          <table:table-cell table:style-name="ce58" office:value-type="float" office:value="92.621">
            <text:p>92,621</text:p>
          </table:table-cell>
          <table:table-cell table:style-name="ce58" office:value-type="float" office:value="75.7">
            <text:p>75,700</text:p>
          </table:table-cell>
          <table:table-cell table:style-name="ce65" office:value-type="float" office:value="72.106">
            <text:p>72,106</text:p>
          </table:table-cell>
          <table:table-cell table:style-name="ce53" office:value-type="float" office:value="56.752">
            <text:p>56,752</text:p>
          </table:table-cell>
          <table:table-cell table:style-name="ce58" office:value-type="float" office:value="103.791">
            <text:p>103,791</text:p>
          </table:table-cell>
          <table:table-cell table:style-name="ce58" office:value-type="float" office:value="83.313">
            <text:p>83,313</text:p>
          </table:table-cell>
          <table:table-cell table:style-name="ce65" office:value-type="float" office:value="74.89">
            <text:p>74,89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hysteresisThresh</text:p>
          </table:table-cell>
          <table:covered-table-cell table:style-name="ce25"/>
          <table:table-cell table:style-name="ce53" office:value-type="float" office:value="3.724">
            <text:p>3,724</text:p>
          </table:table-cell>
          <table:table-cell table:style-name="ce58" office:value-type="float" office:value="8.866">
            <text:p>8,866</text:p>
          </table:table-cell>
          <table:table-cell table:style-name="ce58" office:value-type="float" office:value="4.977">
            <text:p>4,977</text:p>
          </table:table-cell>
          <table:table-cell table:style-name="ce65" office:value-type="float" office:value="2.598">
            <text:p>2,598</text:p>
          </table:table-cell>
          <table:table-cell table:style-name="ce53" office:value-type="float" office:value="3.594">
            <text:p>3,594</text:p>
          </table:table-cell>
          <table:table-cell table:style-name="ce58" office:value-type="float" office:value="9.105">
            <text:p>9,105</text:p>
          </table:table-cell>
          <table:table-cell table:style-name="ce58" office:value-type="float" office:value="4.203">
            <text:p>4,203</text:p>
          </table:table-cell>
          <table:table-cell table:style-name="ce65" office:value-type="float" office:value="2.378">
            <text:p>2,378</text:p>
          </table:table-cell>
          <table:table-cell table:style-name="ce53" office:value-type="float" office:value="3.096">
            <text:p>3,096</text:p>
          </table:table-cell>
          <table:table-cell table:style-name="ce58" office:value-type="float" office:value="9.695">
            <text:p>9,695</text:p>
          </table:table-cell>
          <table:table-cell table:style-name="ce58" office:value-type="float" office:value="4">
            <text:p>4,000</text:p>
          </table:table-cell>
          <table:table-cell table:style-name="ce65" office:value-type="float" office:value="2.268">
            <text:p>2,26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Final pass</text:p>
          </table:table-cell>
          <table:covered-table-cell table:style-name="ce25"/>
          <table:table-cell table:style-name="ce53" office:value-type="float" office:value="12.718">
            <text:p>12,718</text:p>
          </table:table-cell>
          <table:table-cell table:style-name="ce58" office:value-type="float" office:value="19.004">
            <text:p>19,004</text:p>
          </table:table-cell>
          <table:table-cell table:style-name="ce58" office:value-type="float" office:value="19.022">
            <text:p>19,022</text:p>
          </table:table-cell>
          <table:table-cell table:style-name="ce65" office:value-type="float" office:value="19.004">
            <text:p>19,004</text:p>
          </table:table-cell>
          <table:table-cell table:style-name="ce53" office:value-type="float" office:value="12.718">
            <text:p>12,718</text:p>
          </table:table-cell>
          <table:table-cell table:style-name="ce58" office:value-type="float" office:value="19.004">
            <text:p>19,004</text:p>
          </table:table-cell>
          <table:table-cell table:style-name="ce58" office:value-type="float" office:value="19.04">
            <text:p>19,040</text:p>
          </table:table-cell>
          <table:table-cell table:style-name="ce65" office:value-type="float" office:value="19.704">
            <text:p>19,704</text:p>
          </table:table-cell>
          <table:table-cell table:style-name="ce53" office:value-type="float" office:value="12.699">
            <text:p>12,699</text:p>
          </table:table-cell>
          <table:table-cell table:style-name="ce58" office:value-type="float" office:value="19.004">
            <text:p>19,004</text:p>
          </table:table-cell>
          <table:table-cell table:style-name="ce58" office:value-type="float" office:value="19.022">
            <text:p>19,022</text:p>
          </table:table-cell>
          <table:table-cell table:style-name="ce65" office:value-type="float" office:value="18.985">
            <text:p>18,985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Canny</text:p>
          </table:table-cell>
          <table:covered-table-cell table:style-name="ce25"/>
          <table:table-cell table:style-name="ce53" office:value-type="float" office:value="151.585">
            <text:p>151,585</text:p>
          </table:table-cell>
          <table:table-cell table:style-name="ce58" office:value-type="float" office:value="236.741">
            <text:p>236,741</text:p>
          </table:table-cell>
          <table:table-cell table:style-name="ce58" office:value-type="float" office:value="223.931">
            <text:p>223,931</text:p>
          </table:table-cell>
          <table:table-cell table:style-name="ce65" office:value-type="float" office:value="217.037">
            <text:p>217,037</text:p>
          </table:table-cell>
          <table:table-cell table:style-name="ce53" office:value-type="float" office:value="205.351">
            <text:p>205,351</text:p>
          </table:table-cell>
          <table:table-cell table:style-name="ce58" office:value-type="float" office:value="324.403">
            <text:p>324,403</text:p>
          </table:table-cell>
          <table:table-cell table:style-name="ce58" office:value-type="float" office:value="300.589">
            <text:p>300,589</text:p>
          </table:table-cell>
          <table:table-cell table:style-name="ce65" office:value-type="float" office:value="298.378">
            <text:p>298,378</text:p>
          </table:table-cell>
          <table:table-cell table:style-name="ce53" office:value-type="float" office:value="270.472">
            <text:p>270,472</text:p>
          </table:table-cell>
          <table:table-cell table:style-name="ce58" office:value-type="float" office:value="433.282">
            <text:p>433,282</text:p>
          </table:table-cell>
          <table:table-cell table:style-name="ce58" office:value-type="float" office:value="399.294">
            <text:p>399,294</text:p>
          </table:table-cell>
          <table:table-cell table:style-name="ce65" office:value-type="float" office:value="392.897">
            <text:p>392,89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 table:number-columns-spanned="2" table:number-rows-spanned="1"/>
          <table:covered-table-cell table:style-name="ce25"/>
          <table:table-cell table:style-name="ce53"/>
          <table:table-cell table:style-name="ce58" table:number-columns-repeated="2"/>
          <table:table-cell table:style-name="ce65"/>
          <table:table-cell table:style-name="ce53"/>
          <table:table-cell table:style-name="ce58" table:number-columns-repeated="2"/>
          <table:table-cell table:style-name="ce65"/>
          <table:table-cell table:style-name="ce53"/>
          <table:table-cell table:style-name="ce58" table:number-columns-repeated="2"/>
          <table:table-cell table:style-name="ce65"/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imwrite</text:p>
          </table:table-cell>
          <table:covered-table-cell table:style-name="ce25"/>
          <table:table-cell table:style-name="ce53" office:value-type="float" office:value="4.129">
            <text:p>4,129</text:p>
          </table:table-cell>
          <table:table-cell table:style-name="ce58" office:value-type="float" office:value="5.585">
            <text:p>5,585</text:p>
          </table:table-cell>
          <table:table-cell table:style-name="ce58" office:value-type="float" office:value="5.622">
            <text:p>5,622</text:p>
          </table:table-cell>
          <table:table-cell table:style-name="ce65" office:value-type="float" office:value="5.548">
            <text:p>5,548</text:p>
          </table:table-cell>
          <table:table-cell table:style-name="ce53" office:value-type="float" office:value="4.055">
            <text:p>4,055</text:p>
          </table:table-cell>
          <table:table-cell table:number-columns-repeated="2" table:style-name="ce58" office:value-type="float" office:value="5.622">
            <text:p>5,622</text:p>
          </table:table-cell>
          <table:table-cell table:style-name="ce65" office:value-type="float" office:value="5.493">
            <text:p>5,493</text:p>
          </table:table-cell>
          <table:table-cell table:style-name="ce53" office:value-type="float" office:value="4.018">
            <text:p>4,018</text:p>
          </table:table-cell>
          <table:table-cell table:style-name="ce58" office:value-type="float" office:value="5.714">
            <text:p>5,714</text:p>
          </table:table-cell>
          <table:table-cell table:style-name="ce58" office:value-type="float" office:value="5.622">
            <text:p>5,622</text:p>
          </table:table-cell>
          <table:table-cell table:style-name="ce65" office:value-type="float" office:value="9.345">
            <text:p>9,34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 table:number-columns-spanned="2" table:number-rows-spanned="1"/>
          <table:covered-table-cell table:style-name="ce25"/>
          <table:table-cell table:style-name="ce53"/>
          <table:table-cell table:style-name="ce58" table:number-columns-repeated="2"/>
          <table:table-cell table:style-name="ce65"/>
          <table:table-cell table:style-name="ce53"/>
          <table:table-cell table:style-name="ce58" table:number-columns-repeated="2"/>
          <table:table-cell table:style-name="ce65"/>
          <table:table-cell table:style-name="ce53"/>
          <table:table-cell table:style-name="ce58" table:number-columns-repeated="2"/>
          <table:table-cell table:style-name="ce65"/>
          <table:table-cell table:number-columns-repeated="1008"/>
        </table:table-row>
        <table:table-row table:style-name="ro2">
          <table:table-cell table:number-columns-repeated="2"/>
          <table:table-cell table:style-name="ce26" office:value-type="string" table:number-columns-spanned="2" table:number-rows-spanned="1">
            <text:p>Canny Threshold</text:p>
          </table:table-cell>
          <table:covered-table-cell table:style-name="ce26"/>
          <table:table-cell table:style-name="ce54" office:value-type="float" office:value="206.716">
            <text:p>206,716</text:p>
          </table:table-cell>
          <table:table-cell table:style-name="ce59" office:value-type="float" office:value="318.487">
            <text:p>318,487</text:p>
          </table:table-cell>
          <table:table-cell table:style-name="ce59" office:value-type="float" office:value="305.161">
            <text:p>305,161</text:p>
          </table:table-cell>
          <table:table-cell table:style-name="ce66" office:value-type="float" office:value="298.36">
            <text:p>298,360</text:p>
          </table:table-cell>
          <table:table-cell table:style-name="ce54" office:value-type="float" office:value="283.43">
            <text:p>283,430</text:p>
          </table:table-cell>
          <table:table-cell table:style-name="ce59" office:value-type="float" office:value="441.539">
            <text:p>441,539</text:p>
          </table:table-cell>
          <table:table-cell table:style-name="ce59" office:value-type="float" office:value="416.398">
            <text:p>416,398</text:p>
          </table:table-cell>
          <table:table-cell table:style-name="ce66" office:value-type="float" office:value="415.808">
            <text:p>415,808</text:p>
          </table:table-cell>
          <table:table-cell table:style-name="ce54" office:value-type="float" office:value="379.239">
            <text:p>379,239</text:p>
          </table:table-cell>
          <table:table-cell table:style-name="ce59" office:value-type="float" office:value="600.147">
            <text:p>600,147</text:p>
          </table:table-cell>
          <table:table-cell table:style-name="ce59" office:value-type="float" office:value="559.633">
            <text:p>559,633</text:p>
          </table:table-cell>
          <table:table-cell table:style-name="ce66" office:value-type="float" office:value="559.228">
            <text:p>559,228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9" office:value-type="string" table:number-columns-spanned="12" table:number-rows-spanned="1">
            <text:p>Canny Hardware ARM+Filter (Library in DEBUG mode)</text:p>
          </table:table-cell>
          <table:covered-table-cell table:number-columns-repeated="11" table:style-name="ce29"/>
          <table:table-cell table:number-columns-repeated="1008"/>
        </table:table-row>
        <table:table-row table:style-name="ro2">
          <table:table-cell table:number-columns-repeated="2"/>
          <table:table-cell table:style-name="ce20" office:value-type="string" table:number-columns-spanned="2" table:number-rows-spanned="1">
            <text:p>Parameters</text:p>
          </table:table-cell>
          <table:covered-table-cell table:style-name="ce20"/>
          <table:table-cell table:style-name="ce30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30"/>
          <table:table-cell table:style-name="ce30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30"/>
          <table:table-cell table:number-columns-repeated="1008"/>
        </table:table-row>
        <table:table-row table:style-name="ro3">
          <table:table-cell table:number-columns-repeated="2"/>
          <table:table-cell table:style-name="ce25" office:value-type="string" table:number-columns-spanned="2" table:number-rows-spanned="1">
            <text:p>Image</text:p>
          </table:table-cell>
          <table:covered-table-cell table:style-name="ce25"/>
          <table:table-cell table:style-name="ce52" office:value-type="string">
            <text:p>lena_secret</text:p>
            <text:p>T = 70</text:p>
          </table:table-cell>
          <table:table-cell table:style-name="ce57" office:value-type="string">
            <text:p>kodim08</text:p>
            <text:p>T = 170</text:p>
          </table:table-cell>
          <table:table-cell table:style-name="ce57" office:value-type="string">
            <text:p>kodim19</text:p>
            <text:p>T = 120</text:p>
          </table:table-cell>
          <table:table-cell table:style-name="ce64" office:value-type="string">
            <text:p>Kodim23</text:p>
            <text:p>T = 75</text:p>
          </table:table-cell>
          <table:table-cell table:style-name="ce52" office:value-type="string">
            <text:p>lena_secret</text:p>
            <text:p>T = 500</text:p>
          </table:table-cell>
          <table:table-cell table:style-name="ce57" office:value-type="string">
            <text:p>kodim08</text:p>
            <text:p>T = 950</text:p>
          </table:table-cell>
          <table:table-cell table:style-name="ce57" office:value-type="string">
            <text:p>kodim19</text:p>
            <text:p>T = 800</text:p>
          </table:table-cell>
          <table:table-cell table:style-name="ce64" office:value-type="string">
            <text:p>Kodim23</text:p>
            <text:p>T = 650</text:p>
          </table:table-cell>
          <table:table-cell table:style-name="ce52" office:value-type="string">
            <text:p>lena_secret</text:p>
            <text:p>T = 5000</text:p>
          </table:table-cell>
          <table:table-cell table:style-name="ce57" office:value-type="string">
            <text:p>kodim08</text:p>
            <text:p>T = 6000</text:p>
          </table:table-cell>
          <table:table-cell table:style-name="ce57" office:value-type="string">
            <text:p>kodim19</text:p>
            <text:p>T = 6000</text:p>
          </table:table-cell>
          <table:table-cell table:style-name="ce64" office:value-type="string">
            <text:p>Kodim23</text:p>
            <text:p>T = 700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16-bit Conversion</text:p>
          </table:table-cell>
          <table:covered-table-cell table:style-name="ce25"/>
          <table:table-cell table:style-name="ce32" office:value-type="float" office:value="38.763">
            <text:p>38,763</text:p>
          </table:table-cell>
          <table:table-cell table:style-name="ce42" office:value-type="float" office:value="66.227">
            <text:p>66,227</text:p>
          </table:table-cell>
          <table:table-cell table:style-name="ce42" office:value-type="float" office:value="58.227">
            <text:p>58,227</text:p>
          </table:table-cell>
          <table:table-cell table:style-name="ce45" office:value-type="float" office:value="47.223">
            <text:p>47,223</text:p>
          </table:table-cell>
          <table:table-cell table:style-name="ce32" office:value-type="float" office:value="56.402">
            <text:p>56,402</text:p>
          </table:table-cell>
          <table:table-cell table:style-name="ce42" office:value-type="float" office:value="47.223">
            <text:p>47,223</text:p>
          </table:table-cell>
          <table:table-cell table:style-name="ce42" office:value-type="float" office:value="84.548">
            <text:p>84,548</text:p>
          </table:table-cell>
          <table:table-cell table:style-name="ce45" office:value-type="float" office:value="47.241">
            <text:p>47,241</text:p>
          </table:table-cell>
          <table:table-cell table:style-name="ce32" office:value-type="float" office:value="56.421">
            <text:p>56,421</text:p>
          </table:table-cell>
          <table:table-cell table:style-name="ce42" office:value-type="float" office:value="47.223">
            <text:p>47,223</text:p>
          </table:table-cell>
          <table:table-cell table:style-name="ce42" office:value-type="float" office:value="63.075">
            <text:p>63,075</text:p>
          </table:table-cell>
          <table:table-cell table:style-name="ce45" office:value-type="float" office:value="47.241">
            <text:p>47,24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2"/>
          <table:table-cell table:style-name="ce28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GaussianBlur</text:p>
          </table:table-cell>
          <table:covered-table-cell table:style-name="ce25"/>
          <table:table-cell table:style-name="ce32" office:value-type="float" office:value="2.673">
            <text:p>2,673</text:p>
          </table:table-cell>
          <table:table-cell table:number-columns-repeated="2" table:style-name="ce42" office:value-type="float" office:value="4">
            <text:p>4,000</text:p>
          </table:table-cell>
          <table:table-cell table:style-name="ce45" office:value-type="float" office:value="3.999">
            <text:p>3,999</text:p>
          </table:table-cell>
          <table:table-cell table:style-name="ce32" office:value-type="float" office:value="2.673">
            <text:p>2,673</text:p>
          </table:table-cell>
          <table:table-cell table:style-name="ce42" office:value-type="float" office:value="4">
            <text:p>4,000</text:p>
          </table:table-cell>
          <table:table-cell table:style-name="ce42" office:value-type="float" office:value="4.018">
            <text:p>4,018</text:p>
          </table:table-cell>
          <table:table-cell table:style-name="ce45" office:value-type="float" office:value="4">
            <text:p>4,000</text:p>
          </table:table-cell>
          <table:table-cell table:style-name="ce32" office:value-type="float" office:value="2.691">
            <text:p>2,691</text:p>
          </table:table-cell>
          <table:table-cell table:style-name="ce42" office:value-type="float" office:value="4">
            <text:p>4,000</text:p>
          </table:table-cell>
          <table:table-cell table:style-name="ce42" office:value-type="float" office:value="4.019">
            <text:p>4,019</text:p>
          </table:table-cell>
          <table:table-cell table:style-name="ce45" office:value-type="float" office:value="4">
            <text:p>4,0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 table:number-columns-spanned="2" table:number-rows-spanned="1"/>
          <table:covered-table-cell table:style-name="ce25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Sobel</text:p>
          </table:table-cell>
          <table:covered-table-cell table:style-name="ce25"/>
          <table:table-cell table:style-name="ce32" office:value-type="float" office:value="5.345">
            <text:p>5,345</text:p>
          </table:table-cell>
          <table:table-cell table:style-name="ce42" office:value-type="float" office:value="7.963">
            <text:p>7,963</text:p>
          </table:table-cell>
          <table:table-cell table:style-name="ce42" office:value-type="float" office:value="7.981">
            <text:p>7,981</text:p>
          </table:table-cell>
          <table:table-cell table:style-name="ce45" office:value-type="float" office:value="7.981">
            <text:p>7,981</text:p>
          </table:table-cell>
          <table:table-cell table:style-name="ce32" office:value-type="float" office:value="5.346">
            <text:p>5,346</text:p>
          </table:table-cell>
          <table:table-cell table:number-columns-repeated="2" table:style-name="ce42" office:value-type="float" office:value="7.981">
            <text:p>7,981</text:p>
          </table:table-cell>
          <table:table-cell table:style-name="ce45" office:value-type="float" office:value="7.981">
            <text:p>7,981</text:p>
          </table:table-cell>
          <table:table-cell table:style-name="ce32" office:value-type="float" office:value="5.346">
            <text:p>5,346</text:p>
          </table:table-cell>
          <table:table-cell table:number-columns-repeated="2" table:style-name="ce42" office:value-type="float" office:value="7.981">
            <text:p>7,981</text:p>
          </table:table-cell>
          <table:table-cell table:style-name="ce45" office:value-type="float" office:value="7.982">
            <text:p>7,98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memcpy</text:p>
          </table:table-cell>
          <table:covered-table-cell table:style-name="ce25"/>
          <table:table-cell table:style-name="ce32" office:value-type="float" office:value="15.538">
            <text:p>15,538</text:p>
          </table:table-cell>
          <table:table-cell table:style-name="ce42" office:value-type="float" office:value="23.353">
            <text:p>23,353</text:p>
          </table:table-cell>
          <table:table-cell table:style-name="ce42" office:value-type="float" office:value="23.316">
            <text:p>23,316</text:p>
          </table:table-cell>
          <table:table-cell table:style-name="ce45" office:value-type="float" office:value="23.335">
            <text:p>23,335</text:p>
          </table:table-cell>
          <table:table-cell table:style-name="ce32" office:value-type="float" office:value="15.539">
            <text:p>15,539</text:p>
          </table:table-cell>
          <table:table-cell table:style-name="ce42" office:value-type="float" office:value="23.372">
            <text:p>23,372</text:p>
          </table:table-cell>
          <table:table-cell table:style-name="ce42" office:value-type="float" office:value="23.704">
            <text:p>23,704</text:p>
          </table:table-cell>
          <table:table-cell table:style-name="ce45" office:value-type="float" office:value="23.298">
            <text:p>23,298</text:p>
          </table:table-cell>
          <table:table-cell table:style-name="ce32" office:value-type="float" office:value="20.847">
            <text:p>20,847</text:p>
          </table:table-cell>
          <table:table-cell table:style-name="ce42" office:value-type="float" office:value="23.372">
            <text:p>23,372</text:p>
          </table:table-cell>
          <table:table-cell table:style-name="ce42" office:value-type="float" office:value="23.316">
            <text:p>23,316</text:p>
          </table:table-cell>
          <table:table-cell table:style-name="ce45" office:value-type="float" office:value="23.372">
            <text:p>23,37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nonMaxSuppress</text:p>
          </table:table-cell>
          <table:covered-table-cell table:style-name="ce25"/>
          <table:table-cell table:style-name="ce32" office:value-type="float" office:value="50.503">
            <text:p>50,503</text:p>
          </table:table-cell>
          <table:table-cell table:style-name="ce42" office:value-type="float" office:value="81.58">
            <text:p>81,580</text:p>
          </table:table-cell>
          <table:table-cell table:style-name="ce42" office:value-type="float" office:value="71.775">
            <text:p>71,775</text:p>
          </table:table-cell>
          <table:table-cell table:style-name="ce45" office:value-type="float" office:value="66.761">
            <text:p>66,761</text:p>
          </table:table-cell>
          <table:table-cell table:style-name="ce32" office:value-type="float" office:value="53.25">
            <text:p>53,250</text:p>
          </table:table-cell>
          <table:table-cell table:style-name="ce42" office:value-type="float" office:value="92.492">
            <text:p>92,492</text:p>
          </table:table-cell>
          <table:table-cell table:style-name="ce42" office:value-type="float" office:value="73.488">
            <text:p>73,488</text:p>
          </table:table-cell>
          <table:table-cell table:style-name="ce45" office:value-type="float" office:value="69.581">
            <text:p>69,581</text:p>
          </table:table-cell>
          <table:table-cell table:style-name="ce32" office:value-type="float" office:value="80.769">
            <text:p>80,769</text:p>
          </table:table-cell>
          <table:table-cell table:style-name="ce42" office:value-type="float" office:value="102.335">
            <text:p>102,335</text:p>
          </table:table-cell>
          <table:table-cell table:style-name="ce42" office:value-type="float" office:value="81.746">
            <text:p>81,746</text:p>
          </table:table-cell>
          <table:table-cell table:style-name="ce45" office:value-type="float" office:value="72.751">
            <text:p>72,751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hysteresisThresh</text:p>
          </table:table-cell>
          <table:covered-table-cell table:style-name="ce25"/>
          <table:table-cell table:style-name="ce32" office:value-type="float" office:value="3.779">
            <text:p>3,779</text:p>
          </table:table-cell>
          <table:table-cell table:style-name="ce42" office:value-type="float" office:value="8.958">
            <text:p>8,958</text:p>
          </table:table-cell>
          <table:table-cell table:style-name="ce42" office:value-type="float" office:value="4.977">
            <text:p>4,977</text:p>
          </table:table-cell>
          <table:table-cell table:style-name="ce45" office:value-type="float" office:value="2.636">
            <text:p>2,636</text:p>
          </table:table-cell>
          <table:table-cell table:style-name="ce32" office:value-type="float" office:value="3.465">
            <text:p>3,465</text:p>
          </table:table-cell>
          <table:table-cell table:style-name="ce42" office:value-type="float" office:value="9.087">
            <text:p>9,087</text:p>
          </table:table-cell>
          <table:table-cell table:style-name="ce42" office:value-type="float" office:value="4.221">
            <text:p>4,221</text:p>
          </table:table-cell>
          <table:table-cell table:style-name="ce45" office:value-type="float" office:value="2.359">
            <text:p>2,359</text:p>
          </table:table-cell>
          <table:table-cell table:style-name="ce32" office:value-type="float" office:value="3.059">
            <text:p>3,059</text:p>
          </table:table-cell>
          <table:table-cell table:style-name="ce42" office:value-type="float" office:value="9.732">
            <text:p>9,732</text:p>
          </table:table-cell>
          <table:table-cell table:style-name="ce42" office:value-type="float" office:value="3.963">
            <text:p>3,963</text:p>
          </table:table-cell>
          <table:table-cell table:style-name="ce45" office:value-type="float" office:value="2.249">
            <text:p>2,249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Final pass</text:p>
          </table:table-cell>
          <table:covered-table-cell table:style-name="ce25"/>
          <table:table-cell table:style-name="ce32" office:value-type="float" office:value="13.013">
            <text:p>13,013</text:p>
          </table:table-cell>
          <table:table-cell table:style-name="ce42" office:value-type="float" office:value="19.409">
            <text:p>19,409</text:p>
          </table:table-cell>
          <table:table-cell table:style-name="ce42" office:value-type="float" office:value="19.519">
            <text:p>19,519</text:p>
          </table:table-cell>
          <table:table-cell table:style-name="ce45" office:value-type="float" office:value="19.52">
            <text:p>19,520</text:p>
          </table:table-cell>
          <table:table-cell table:style-name="ce32" office:value-type="float" office:value="13.031">
            <text:p>13,031</text:p>
          </table:table-cell>
          <table:table-cell table:style-name="ce42" office:value-type="float" office:value="19.464">
            <text:p>19,464</text:p>
          </table:table-cell>
          <table:table-cell table:style-name="ce42" office:value-type="float" office:value="19.502">
            <text:p>19,502</text:p>
          </table:table-cell>
          <table:table-cell table:style-name="ce45" office:value-type="float" office:value="19.519">
            <text:p>19,519</text:p>
          </table:table-cell>
          <table:table-cell table:style-name="ce32" office:value-type="float" office:value="13.013">
            <text:p>13,013</text:p>
          </table:table-cell>
          <table:table-cell table:style-name="ce42" office:value-type="float" office:value="19.482">
            <text:p>19,482</text:p>
          </table:table-cell>
          <table:table-cell table:style-name="ce42" office:value-type="float" office:value="19.483">
            <text:p>19,483</text:p>
          </table:table-cell>
          <table:table-cell table:style-name="ce45" office:value-type="float" office:value="19.483">
            <text:p>19,48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Canny</text:p>
          </table:table-cell>
          <table:covered-table-cell table:style-name="ce25"/>
          <table:table-cell table:style-name="ce32" office:value-type="float" office:value="89.45">
            <text:p>89,450</text:p>
          </table:table-cell>
          <table:table-cell table:style-name="ce42" office:value-type="float" office:value="143.106">
            <text:p>143,106</text:p>
          </table:table-cell>
          <table:table-cell table:style-name="ce42" office:value-type="float" office:value="129.263">
            <text:p>129,263</text:p>
          </table:table-cell>
          <table:table-cell table:style-name="ce45" office:value-type="float" office:value="121.836">
            <text:p>121,836</text:p>
          </table:table-cell>
          <table:table-cell table:style-name="ce32" office:value-type="float" office:value="91.902">
            <text:p>91,902</text:p>
          </table:table-cell>
          <table:table-cell table:style-name="ce42" office:value-type="float" office:value="154.092">
            <text:p>154,092</text:p>
          </table:table-cell>
          <table:table-cell table:style-name="ce42" office:value-type="float" office:value="130.609">
            <text:p>130,609</text:p>
          </table:table-cell>
          <table:table-cell table:style-name="ce45" office:value-type="float" office:value="124.397">
            <text:p>124,397</text:p>
          </table:table-cell>
          <table:table-cell table:style-name="ce32" office:value-type="float" office:value="125.08">
            <text:p>125,080</text:p>
          </table:table-cell>
          <table:table-cell table:style-name="ce42" office:value-type="float" office:value="164.599">
            <text:p>164,599</text:p>
          </table:table-cell>
          <table:table-cell table:style-name="ce42" office:value-type="float" office:value="138.204">
            <text:p>138,204</text:p>
          </table:table-cell>
          <table:table-cell table:style-name="ce45" office:value-type="float" office:value="127.495">
            <text:p>127,49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 table:number-columns-spanned="2" table:number-rows-spanned="1"/>
          <table:covered-table-cell table:style-name="ce25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  <table:table-cell table:style-name="ce32"/>
          <table:table-cell table:style-name="ce42" table:number-columns-repeated="2"/>
          <table:table-cell table:style-name="ce45"/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string" table:number-columns-spanned="2" table:number-rows-spanned="1">
            <text:p>imwrite</text:p>
          </table:table-cell>
          <table:covered-table-cell table:style-name="ce25"/>
          <table:table-cell table:style-name="ce32" office:value-type="float" office:value="3.686">
            <text:p>3,686</text:p>
          </table:table-cell>
          <table:table-cell table:style-name="ce42" office:value-type="float" office:value="5.179">
            <text:p>5,179</text:p>
          </table:table-cell>
          <table:table-cell table:style-name="ce63" office:value-type="float" office:value="5.566">
            <text:p>5,566</text:p>
          </table:table-cell>
          <table:table-cell table:style-name="ce45" office:value-type="float" office:value="5.4">
            <text:p>5,400</text:p>
          </table:table-cell>
          <table:table-cell table:style-name="ce32" office:value-type="float" office:value="3.889">
            <text:p>3,889</text:p>
          </table:table-cell>
          <table:table-cell table:style-name="ce42" office:value-type="float" office:value="5.511">
            <text:p>5,511</text:p>
          </table:table-cell>
          <table:table-cell table:style-name="ce63" office:value-type="float" office:value="5.511">
            <text:p>5,511</text:p>
          </table:table-cell>
          <table:table-cell table:style-name="ce45" office:value-type="float" office:value="5.474">
            <text:p>5,474</text:p>
          </table:table-cell>
          <table:table-cell table:style-name="ce32" office:value-type="float" office:value="3.945">
            <text:p>3,945</text:p>
          </table:table-cell>
          <table:table-cell table:style-name="ce42" office:value-type="float" office:value="5.419">
            <text:p>5,419</text:p>
          </table:table-cell>
          <table:table-cell table:style-name="ce63" office:value-type="float" office:value="5.511">
            <text:p>5,511</text:p>
          </table:table-cell>
          <table:table-cell table:style-name="ce45" office:value-type="float" office:value="5.529">
            <text:p>5,52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 table:number-columns-spanned="2" table:number-rows-spanned="1"/>
          <table:covered-table-cell table:style-name="ce25"/>
          <table:table-cell table:style-name="ce32"/>
          <table:table-cell table:style-name="ce42"/>
          <table:table-cell table:style-name="ce63"/>
          <table:table-cell table:style-name="ce45"/>
          <table:table-cell table:style-name="ce32"/>
          <table:table-cell table:style-name="ce42"/>
          <table:table-cell table:style-name="ce63"/>
          <table:table-cell table:style-name="ce45"/>
          <table:table-cell table:style-name="ce32"/>
          <table:table-cell table:style-name="ce42"/>
          <table:table-cell table:style-name="ce63"/>
          <table:table-cell table:style-name="ce45"/>
          <table:table-cell table:number-columns-repeated="1008"/>
        </table:table-row>
        <table:table-row table:style-name="ro2">
          <table:table-cell table:number-columns-repeated="2"/>
          <table:table-cell table:style-name="ce26" office:value-type="string" table:number-columns-spanned="2" table:number-rows-spanned="1">
            <text:p>Canny Threshold</text:p>
          </table:table-cell>
          <table:covered-table-cell table:style-name="ce26"/>
          <table:table-cell table:style-name="ce55" office:value-type="float" office:value="145.945">
            <text:p>145,945</text:p>
          </table:table-cell>
          <table:table-cell table:style-name="ce60" office:value-type="float" office:value="218.918">
            <text:p>218,918</text:p>
          </table:table-cell>
          <table:table-cell table:style-name="ce60" office:value-type="float" office:value="198.108">
            <text:p>198,108</text:p>
          </table:table-cell>
          <table:table-cell table:style-name="ce67" office:value-type="float" office:value="178.458">
            <text:p>178,458</text:p>
          </table:table-cell>
          <table:table-cell table:style-name="ce55" office:value-type="float" office:value="154.886">
            <text:p>154,886</text:p>
          </table:table-cell>
          <table:table-cell table:style-name="ce60" office:value-type="float" office:value="210.826">
            <text:p>210,826</text:p>
          </table:table-cell>
          <table:table-cell table:style-name="ce60" office:value-type="float" office:value="224.686">
            <text:p>224,686</text:p>
          </table:table-cell>
          <table:table-cell table:style-name="ce67" office:value-type="float" office:value="181.112">
            <text:p>181,112</text:p>
          </table:table-cell>
          <table:table-cell table:style-name="ce55" office:value-type="float" office:value="188.137">
            <text:p>188,137</text:p>
          </table:table-cell>
          <table:table-cell table:style-name="ce60" office:value-type="float" office:value="221.241">
            <text:p>221,241</text:p>
          </table:table-cell>
          <table:table-cell table:style-name="ce60" office:value-type="float" office:value="210.809">
            <text:p>210,809</text:p>
          </table:table-cell>
          <table:table-cell table:style-name="ce67" office:value-type="float" office:value="184.265">
            <text:p>184,26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0" office:value-type="string" table:number-columns-spanned="2" table:number-rows-spanned="1">
            <text:p>Increased performance (%)</text:p>
          </table:table-cell>
          <table:covered-table-cell table:style-name="ce30"/>
          <table:table-cell table:style-name="ce38" table:formula="of:=(1-([.E46]/[.E26]))*100" office:value-type="float" office:value="29.3983049207609">
            <text:p>29,40</text:p>
          </table:table-cell>
          <table:table-cell table:style-name="ce61" table:formula="of:=(1-([.F46]/[.F26]))*100" office:value-type="float" office:value="31.2631284793414">
            <text:p>31,26</text:p>
          </table:table-cell>
          <table:table-cell table:style-name="ce61" table:formula="of:=(1-([.G46]/[.G26]))*100" office:value-type="float" office:value="35.0808261868325">
            <text:p>35,08</text:p>
          </table:table-cell>
          <table:table-cell table:style-name="ce61" table:formula="of:=(1-([.H46]/[.H26]))*100" office:value-type="float" office:value="40.1870223890602">
            <text:p>40,19</text:p>
          </table:table-cell>
          <table:table-cell table:style-name="ce38" table:formula="of:=(1-([.I46]/[.I26]))*100" office:value-type="float" office:value="45.3529972127157">
            <text:p>45,35</text:p>
          </table:table-cell>
          <table:table-cell table:style-name="ce61" table:formula="of:=(1-([.J46]/[.J26]))*100" office:value-type="float" office:value="52.252009448769">
            <text:p>52,25</text:p>
          </table:table-cell>
          <table:table-cell table:style-name="ce61" table:formula="of:=(1-([.K46]/[.K26]))*100" office:value-type="float" office:value="46.0405669575743">
            <text:p>46,04</text:p>
          </table:table-cell>
          <table:table-cell table:style-name="ce68" table:formula="of:=(1-([.L46]/[.L26]))*100" office:value-type="float" office:value="56.4433584731415">
            <text:p>56,44</text:p>
          </table:table-cell>
          <table:table-cell table:style-name="ce61" table:formula="of:=(1-([.M46]/[.M26]))*100" office:value-type="float" office:value="50.3909144365426">
            <text:p>50,39</text:p>
          </table:table-cell>
          <table:table-cell table:style-name="ce61" table:formula="of:=(1-([.N46]/[.N26]))*100" office:value-type="float" office:value="63.1355317947103">
            <text:p>63,14</text:p>
          </table:table-cell>
          <table:table-cell table:style-name="ce61" table:formula="of:=(1-([.O46]/[.O26]))*100" office:value-type="float" office:value="62.3308489670909">
            <text:p>62,33</text:p>
          </table:table-cell>
          <table:table-cell table:style-name="ce68" table:formula="of:=(1-([.P46]/[.P26]))*100" office:value-type="float" office:value="67.0501119400316">
            <text:p>67,0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0" office:value-type="string" table:number-columns-spanned="2" table:number-rows-spanned="1">
            <text:p>Overall time without copies</text:p>
          </table:table-cell>
          <table:covered-table-cell table:style-name="ce30"/>
          <table:table-cell table:style-name="ce56" table:formula="of:=[.E46]-[.E38]-[.E33]" office:value-type="float" office:value="91.644">
            <text:p>91,644</text:p>
          </table:table-cell>
          <table:table-cell table:style-name="ce62" table:formula="of:=[.F46]-[.F38]-[.F33]" office:value-type="float" office:value="129.338">
            <text:p>129,338</text:p>
          </table:table-cell>
          <table:table-cell table:style-name="ce62" table:formula="of:=[.G46]-[.G38]-[.G33]" office:value-type="float" office:value="116.565">
            <text:p>116,565</text:p>
          </table:table-cell>
          <table:table-cell table:style-name="ce62" table:formula="of:=[.H46]-[.H38]-[.H33]" office:value-type="float" office:value="107.9">
            <text:p>107,900</text:p>
          </table:table-cell>
          <table:table-cell table:style-name="ce56" table:formula="of:=[.I46]-[.I38]-[.I33]" office:value-type="float" office:value="82.945">
            <text:p>82,945</text:p>
          </table:table-cell>
          <table:table-cell table:style-name="ce62" table:formula="of:=[.J46]-[.J38]-[.J33]" office:value-type="float" office:value="140.231">
            <text:p>140,231</text:p>
          </table:table-cell>
          <table:table-cell table:style-name="ce62" table:formula="of:=[.K46]-[.K38]-[.K33]" office:value-type="float" office:value="116.434">
            <text:p>116,434</text:p>
          </table:table-cell>
          <table:table-cell table:style-name="ce69" table:formula="of:=[.L46]-[.L38]-[.L33]" office:value-type="float" office:value="110.573">
            <text:p>110,573</text:p>
          </table:table-cell>
          <table:table-cell table:style-name="ce62" table:formula="of:=[.M46]-[.M38]-[.M33]" office:value-type="float" office:value="110.869">
            <text:p>110,869</text:p>
          </table:table-cell>
          <table:table-cell table:style-name="ce62" table:formula="of:=[.N46]-[.N38]-[.N33]" office:value-type="float" office:value="150.646">
            <text:p>150,646</text:p>
          </table:table-cell>
          <table:table-cell table:style-name="ce62" table:formula="of:=[.O46]-[.O38]-[.O33]" office:value-type="float" office:value="124.418">
            <text:p>124,418</text:p>
          </table:table-cell>
          <table:table-cell table:style-name="ce69" table:formula="of:=[.P46]-[.P38]-[.P33]" office:value-type="float" office:value="113.652">
            <text:p>113,65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27" office:value-type="string" table:number-columns-spanned="2" table:number-rows-spanned="1">
            <text:p>Increased performance </text:p>
            <text:p>Without copies (%)</text:p>
          </table:table-cell>
          <table:covered-table-cell table:style-name="ce27"/>
          <table:table-cell table:style-name="ce38" table:formula="of:=((1-[.E50]/[.E26]))*100" office:value-type="float" office:value="55.6667118171791">
            <text:p>55,67</text:p>
          </table:table-cell>
          <table:table-cell table:style-name="ce61" table:formula="of:=((1-[.F50]/[.F26]))*100" office:value-type="float" office:value="59.3898652064292">
            <text:p>59,39</text:p>
          </table:table-cell>
          <table:table-cell table:style-name="ce61" table:formula="of:=((1-[.G50]/[.G26]))*100" office:value-type="float" office:value="61.8021306785598">
            <text:p>61,80</text:p>
          </table:table-cell>
          <table:table-cell table:style-name="ce61" table:formula="of:=((1-[.H50]/[.H26]))*100" office:value-type="float" office:value="63.835634803593">
            <text:p>63,84</text:p>
          </table:table-cell>
          <table:table-cell table:style-name="ce38" table:formula="of:=((1-[.I50]/[.I26]))*100" office:value-type="float" office:value="70.7352785520234">
            <text:p>70,74</text:p>
          </table:table-cell>
          <table:table-cell table:style-name="ce61" table:formula="of:=((1-[.J50]/[.J26]))*100" office:value-type="float" office:value="68.2404045848725">
            <text:p>68,24</text:p>
          </table:table-cell>
          <table:table-cell table:style-name="ce61" table:formula="of:=((1-[.K50]/[.K26]))*100" office:value-type="float" office:value="72.037809979875">
            <text:p>72,04</text:p>
          </table:table-cell>
          <table:table-cell table:style-name="ce68" table:formula="of:=((1-[.L50]/[.L26]))*100" office:value-type="float" office:value="73.4076785439434">
            <text:p>73,41</text:p>
          </table:table-cell>
          <table:table-cell table:style-name="ce61" table:formula="of:=((1-[.M50]/[.M26]))*100" office:value-type="float" office:value="70.7654012377419">
            <text:p>70,77</text:p>
          </table:table-cell>
          <table:table-cell table:style-name="ce61" table:formula="of:=((1-[.N50]/[.N26]))*100" office:value-type="float" office:value="74.8984832049481">
            <text:p>74,90</text:p>
          </table:table-cell>
          <table:table-cell table:style-name="ce61" table:formula="of:=((1-[.O50]/[.O26]))*100" office:value-type="float" office:value="77.7679300541605">
            <text:p>77,77</text:p>
          </table:table-cell>
          <table:table-cell table:style-name="ce68" table:formula="of:=((1-[.P50]/[.P26]))*100" office:value-type="float" office:value="79.6769832697934">
            <text:p>79,68</text:p>
          </table:table-cell>
          <table:table-cell table:number-columns-repeated="100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number:number-style style:name="N8141P0" style:volatile="true" number:language="it" number:country="IT">
      <number:text>€ </number:text>
      <number:number number:decimal-places="0" number:min-integer-digits="1" number:grouping="true"/>
    </number:number-style>
    <number:number-style style:name="N8141" number:language="it" number:country="IT">
      <number:text>-€ </number:text>
      <number:number number:decimal-places="0" number:min-integer-digits="1" number:grouping="true"/>
      <style:map style:condition="value()&gt;=0" style:apply-style-name="N8141P0"/>
    </number:number-style>
    <number:number-style style:name="N8142P0" style:volatile="true" number:language="it" number:country="IT">
      <number:text>€ </number:text>
      <number:number number:decimal-places="0" number:min-integer-digits="1" number:grouping="true"/>
    </number:number-style>
    <number:number-style style:name="N814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42P0"/>
    </number:number-style>
    <number:number-style style:name="N8143P0" style:volatile="true" number:language="it" number:country="IT">
      <number:text>€ </number:text>
      <number:number number:decimal-places="2" number:min-integer-digits="1" number:grouping="true"/>
    </number:number-style>
    <number:number-style style:name="N8143" number:language="it" number:country="IT">
      <number:text>-€ </number:text>
      <number:number number:decimal-places="2" number:min-integer-digits="1" number:grouping="true"/>
      <style:map style:condition="value()&gt;=0" style:apply-style-name="N8143P0"/>
    </number:number-style>
    <number:number-style style:name="N8144P0" style:volatile="true" number:language="it" number:country="IT">
      <number:text>€ </number:text>
      <number:number number:decimal-places="2" number:min-integer-digits="1" number:grouping="true"/>
    </number:number-style>
    <number:number-style style:name="N814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44P0"/>
    </number:number-style>
    <number:number-style style:name="N8145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45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45P2" style:volatile="true" number:language="it" number:country="IT">
      <number:text> - </number:text>
    </number:number-style>
    <number:text-style style:name="N8145" number:language="it" number:country="IT">
      <number:text> </number:text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number-style style:name="N8146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46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46P2" style:volatile="true" number:language="it" number:country="IT">
      <number:text> € - </number:text>
    </number:number-style>
    <number:text-style style:name="N8146" number:language="it" number:country="IT">
      <number:text> </number:text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47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47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47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47" number:language="it" number:country="IT">
      <number:text> </number:text>
      <number:text-content/>
      <number:text> </number:text>
      <style:map style:condition="value()&gt;0" style:apply-style-name="N8147P0"/>
      <style:map style:condition="value()&lt;0" style:apply-style-name="N8147P1"/>
      <style:map style:condition="value()=0" style:apply-style-name="N8147P2"/>
    </number:text-style>
    <number:number-style style:name="N8148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8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8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8" number:language="it" number:country="IT">
      <number:text> </number:text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number-style style:name="N8149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3/07/2016</text:date>, <text:time>23.04.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7-03T23:04:42</dc:date>
    <dc:creator>Stefano Cillo</dc:creator>
    <meta:editing-duration>PT7H8M17S</meta:editing-duration>
    <meta:editing-cycles>11</meta:editing-cycles>
    <meta:document-statistic meta:table-count="3" meta:cell-count="1426" meta:object-count="0"/>
  </office:meta>
</office:document-meta>
</file>